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18in"/>
    </style:style>
    <style:style style:name="co2" style:family="table-column">
      <style:table-column-properties fo:break-before="auto" style:column-width="1.3181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1.12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634in"/>
    </style:style>
    <style:style style:name="co7" style:family="table-column">
      <style:table-column-properties fo:break-before="auto" style:column-width="1.8299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0.6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fo:background-color="#bf819e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30">
      <style:table-cell-properties fo:border="0.74pt solid #000000"/>
    </style:style>
    <style:style style:name="ce19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afd095" fo:border="0.74pt solid #000000"/>
    </style:style>
    <style:style style:name="ce1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130">
      <style:table-cell-properties fo:background-color="#b7b3ca" fo:border="0.74pt solid #000000"/>
    </style:style>
    <style:style style:name="ce26" style:family="table-cell" style:parent-style-name="Default" style:data-style-name="N36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ZadanieA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19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okata nr.</text:p>
          </table:table-cell>
          <table:table-cell table:style-name="ce3" office:value-type="string" calcext:value-type="string">
            <text:p>Kwota początkowa</text:p>
          </table:table-cell>
          <table:table-cell table:style-name="ce1" office:value-type="string" calcext:value-type="string">
            <text:p>Oprocentowanie</text:p>
          </table:table-cell>
          <table:table-cell table:style-name="ce1" office:value-type="string" calcext:value-type="string">
            <text:p>Kwota końcow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currency" office:currency="PLN" office:value="23435" calcext:value-type="currency">
            <text:p>23,435.00 zł</text:p>
          </table:table-cell>
          <table:table-cell table:style-name="ce5" table:formula="of:=VLOOKUP([.B2]; [.$G$5:.$H$10]; 2; 1)" office:value-type="percentage" office:value="0.08" calcext:value-type="percentage">
            <text:p>8%</text:p>
          </table:table-cell>
          <table:table-cell table:style-name="ce6" table:formula="of:=[.B2] + [.B2] * [.C2]" office:value-type="currency" office:currency="PLN" office:value="25309.8" calcext:value-type="currency">
            <text:p>25,309.8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PLN" office:value="37985" calcext:value-type="currency">
            <text:p>37,985.00 zł</text:p>
          </table:table-cell>
          <table:table-cell table:style-name="ce5" table:formula="of:=VLOOKUP([.B3]; [.$G$5:.$H$10]; 2; 1)" office:value-type="percentage" office:value="0.09" calcext:value-type="percentage">
            <text:p>9%</text:p>
          </table:table-cell>
          <table:table-cell table:style-name="ce6" table:formula="of:=[.B3] + [.B3] * [.C3]" office:value-type="currency" office:currency="PLN" office:value="41403.65" calcext:value-type="currency">
            <text:p>41,403.65 zł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Wysokości lokat z oprocentowaniem</text:p>
          </table:table-cell>
          <table:covered-table-cell table:style-name="ce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PLN" office:value="23527" calcext:value-type="currency">
            <text:p>23,527.00 zł</text:p>
          </table:table-cell>
          <table:table-cell table:style-name="ce5" table:formula="of:=VLOOKUP([.B4]; [.$G$5:.$H$10]; 2; 1)" office:value-type="percentage" office:value="0.08" calcext:value-type="percentage">
            <text:p>8%</text:p>
          </table:table-cell>
          <table:table-cell table:style-name="ce6" table:formula="of:=[.B4] + [.B4] * [.C4]" office:value-type="currency" office:currency="PLN" office:value="25409.16" calcext:value-type="currency">
            <text:p>25,409.16 zł</text:p>
          </table:table-cell>
          <table:table-cell table:number-columns-repeated="2"/>
          <table:table-cell table:style-name="ce9" office:value-type="string" calcext:value-type="string">
            <text:p>Wysokość lokaty (od)</text:p>
          </table:table-cell>
          <table:table-cell table:style-name="ce9" office:value-type="string" calcext:value-type="string">
            <text:p>Oprocentowan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PLN" office:value="8383" calcext:value-type="currency">
            <text:p>8,383.00 zł</text:p>
          </table:table-cell>
          <table:table-cell table:style-name="ce5" table:formula="of:=VLOOKUP([.B5]; [.$G$5:.$H$10]; 2; 1)" office:value-type="percentage" office:value="0.06" calcext:value-type="percentage">
            <text:p>6%</text:p>
          </table:table-cell>
          <table:table-cell table:style-name="ce6" table:formula="of:=[.B5] + [.B5] * [.C5]" office:value-type="currency" office:currency="PLN" office:value="8885.98" calcext:value-type="currency">
            <text:p>8,885.98 zł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PLN" office:value="18588" calcext:value-type="currency">
            <text:p>18,588.00 zł</text:p>
          </table:table-cell>
          <table:table-cell table:style-name="ce5" table:formula="of:=VLOOKUP([.B6]; [.$G$5:.$H$10]; 2; 1)" office:value-type="percentage" office:value="0.07" calcext:value-type="percentage">
            <text:p>7%</text:p>
          </table:table-cell>
          <table:table-cell table:style-name="ce6" table:formula="of:=[.B6] + [.B6] * [.C6]" office:value-type="currency" office:currency="PLN" office:value="19889.16" calcext:value-type="currency">
            <text:p>19,889.16 zł</text:p>
          </table:table-cell>
          <table:table-cell table:number-columns-repeated="2"/>
          <table:table-cell table:style-name="ce10" office:value-type="float" office:value="10000" calcext:value-type="float">
            <text:p>10000</text:p>
          </table:table-cell>
          <table:table-cell table:style-name="ce12" office:value-type="percentage" office:value="0.07" calcext:value-type="percentage">
            <text:p>7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currency" office:currency="PLN" office:value="38595" calcext:value-type="currency">
            <text:p>38,595.00 zł</text:p>
          </table:table-cell>
          <table:table-cell table:style-name="ce5" table:formula="of:=VLOOKUP([.B7]; [.$G$5:.$H$10]; 2; 1)" office:value-type="percentage" office:value="0.09" calcext:value-type="percentage">
            <text:p>9%</text:p>
          </table:table-cell>
          <table:table-cell table:style-name="ce6" table:formula="of:=[.B7] + [.B7] * [.C7]" office:value-type="currency" office:currency="PLN" office:value="42068.55" calcext:value-type="currency">
            <text:p>42,068.55 zł</text:p>
          </table:table-cell>
          <table:table-cell table:number-columns-repeated="2"/>
          <table:table-cell table:style-name="ce10" office:value-type="float" office:value="20000" calcext:value-type="float">
            <text:p>20000</text:p>
          </table:table-cell>
          <table:table-cell table:style-name="ce12"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currency" office:currency="PLN" office:value="61585" calcext:value-type="currency">
            <text:p>61,585.00 zł</text:p>
          </table:table-cell>
          <table:table-cell table:style-name="ce5" table:formula="of:=VLOOKUP([.B8]; [.$G$5:.$H$10]; 2; 1)" office:value-type="percentage" office:value="0.11" calcext:value-type="percentage">
            <text:p>11%</text:p>
          </table:table-cell>
          <table:table-cell table:style-name="ce6" table:formula="of:=[.B8] + [.B8] * [.C8]" office:value-type="currency" office:currency="PLN" office:value="68359.35" calcext:value-type="currency">
            <text:p>68,359.35 zł</text:p>
          </table:table-cell>
          <table:table-cell table:number-columns-repeated="2"/>
          <table:table-cell table:style-name="ce10" office:value-type="float" office:value="30000" calcext:value-type="float">
            <text:p>30000</text:p>
          </table:table-cell>
          <table:table-cell table:style-name="ce12" office:value-type="percentage" office:value="0.09" calcext:value-type="percentage">
            <text:p>9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currency" office:currency="PLN" office:value="48277" calcext:value-type="currency">
            <text:p>48,277.00 zł</text:p>
          </table:table-cell>
          <table:table-cell table:style-name="ce5" table:formula="of:=VLOOKUP([.B9]; [.$G$5:.$H$10]; 2; 1)" office:value-type="percentage" office:value="0.1" calcext:value-type="percentage">
            <text:p>10%</text:p>
          </table:table-cell>
          <table:table-cell table:style-name="ce6" table:formula="of:=[.B9] + [.B9] * [.C9]" office:value-type="currency" office:currency="PLN" office:value="53104.7" calcext:value-type="currency">
            <text:p>53,104.70 zł</text:p>
          </table:table-cell>
          <table:table-cell table:number-columns-repeated="2"/>
          <table:table-cell table:style-name="ce10" office:value-type="float" office:value="40000" calcext:value-type="float">
            <text:p>40000</text:p>
          </table:table-cell>
          <table:table-cell table:style-name="ce12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currency" office:currency="PLN" office:value="59183" calcext:value-type="currency">
            <text:p>59,183.00 zł</text:p>
          </table:table-cell>
          <table:table-cell table:style-name="ce5" table:formula="of:=VLOOKUP([.B10]; [.$G$5:.$H$10]; 2; 1)" office:value-type="percentage" office:value="0.11" calcext:value-type="percentage">
            <text:p>11%</text:p>
          </table:table-cell>
          <table:table-cell table:style-name="ce6" table:formula="of:=[.B10] + [.B10] * [.C10]" office:value-type="currency" office:currency="PLN" office:value="65693.13" calcext:value-type="currency">
            <text:p>65,693.13 zł</text:p>
          </table:table-cell>
          <table:table-cell table:number-columns-repeated="2"/>
          <table:table-cell table:style-name="ce10" office:value-type="float" office:value="50000" calcext:value-type="float">
            <text:p>50000</text:p>
          </table:table-cell>
          <table:table-cell table:style-name="ce12" office:value-type="percentage" office:value="0.11" calcext:value-type="percentage">
            <text:p>11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PLN" office:value="8028" calcext:value-type="currency">
            <text:p>8,028.00 zł</text:p>
          </table:table-cell>
          <table:table-cell table:style-name="ce5" table:formula="of:=VLOOKUP([.B11]; [.$G$5:.$H$10]; 2; 1)" office:value-type="percentage" office:value="0.06" calcext:value-type="percentage">
            <text:p>6%</text:p>
          </table:table-cell>
          <table:table-cell table:style-name="ce6" table:formula="of:=[.B11] + [.B11] * [.C11]" office:value-type="currency" office:currency="PLN" office:value="8509.68" calcext:value-type="currency">
            <text:p>8,509.68 zł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currency" office:currency="PLN" office:value="8560" calcext:value-type="currency">
            <text:p>8,560.00 zł</text:p>
          </table:table-cell>
          <table:table-cell table:style-name="ce5" table:formula="of:=VLOOKUP([.B12]; [.$G$5:.$H$10]; 2; 1)" office:value-type="percentage" office:value="0.06" calcext:value-type="percentage">
            <text:p>6%</text:p>
          </table:table-cell>
          <table:table-cell table:style-name="ce6" table:formula="of:=[.B12] + [.B12] * [.C12]" office:value-type="currency" office:currency="PLN" office:value="9073.6" calcext:value-type="currency">
            <text:p>9,073.60 zł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Wyniki</text:p>
          </table:table-cell>
          <table:covered-table-cell table:style-name="ce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currency" office:currency="PLN" office:value="16307" calcext:value-type="currency">
            <text:p>16,307.00 zł</text:p>
          </table:table-cell>
          <table:table-cell table:style-name="ce5" table:formula="of:=VLOOKUP([.B13]; [.$G$5:.$H$10]; 2; 1)" office:value-type="percentage" office:value="0.07" calcext:value-type="percentage">
            <text:p>7%</text:p>
          </table:table-cell>
          <table:table-cell table:style-name="ce6" table:formula="of:=[.B13] + [.B13] * [.C13]" office:value-type="currency" office:currency="PLN" office:value="17448.49" calcext:value-type="currency">
            <text:p>17,448.49 zł</text:p>
          </table:table-cell>
          <table:table-cell table:number-columns-repeated="2"/>
          <table:table-cell table:style-name="ce11" office:value-type="string" calcext:value-type="string">
            <text:p>Suma lokat na początku</text:p>
          </table:table-cell>
          <table:table-cell table:style-name="ce13" table:formula="of:=SUM([.B:.B])" office:value-type="currency" office:currency="PLN" office:value="7959613" calcext:value-type="currency">
            <text:p>7,959,613.00 zł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currency" office:currency="PLN" office:value="48573" calcext:value-type="currency">
            <text:p>48,573.00 zł</text:p>
          </table:table-cell>
          <table:table-cell table:style-name="ce5" table:formula="of:=VLOOKUP([.B14]; [.$G$5:.$H$10]; 2; 1)" office:value-type="percentage" office:value="0.1" calcext:value-type="percentage">
            <text:p>10%</text:p>
          </table:table-cell>
          <table:table-cell table:style-name="ce6" table:formula="of:=[.B14] + [.B14] * [.C14]" office:value-type="currency" office:currency="PLN" office:value="53430.3" calcext:value-type="currency">
            <text:p>53,430.30 zł</text:p>
          </table:table-cell>
          <table:table-cell table:number-columns-repeated="2"/>
          <table:table-cell table:style-name="ce11" office:value-type="string" calcext:value-type="string">
            <text:p>Suma lokat na końcu</text:p>
          </table:table-cell>
          <table:table-cell table:style-name="ce13" table:formula="of:=SUM([.D:.D])" office:value-type="currency" office:currency="PLN" office:value="8770818.04" calcext:value-type="currency">
            <text:p>8,770,818.04 zł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currency" office:currency="PLN" office:value="68876" calcext:value-type="currency">
            <text:p>68,876.00 zł</text:p>
          </table:table-cell>
          <table:table-cell table:style-name="ce5" table:formula="of:=VLOOKUP([.B15]; [.$G$5:.$H$10]; 2; 1)" office:value-type="percentage" office:value="0.11" calcext:value-type="percentage">
            <text:p>11%</text:p>
          </table:table-cell>
          <table:table-cell table:style-name="ce6" table:formula="of:=[.B15] + [.B15] * [.C15]" office:value-type="currency" office:currency="PLN" office:value="76452.36" calcext:value-type="currency">
            <text:p>76,452.36 zł</text:p>
          </table:table-cell>
          <table:table-cell table:number-columns-repeated="2"/>
          <table:table-cell table:style-name="ce11" office:value-type="string" calcext:value-type="string">
            <text:p>Największa lokata</text:p>
          </table:table-cell>
          <table:table-cell table:style-name="ce13" table:formula="of:=MAX([.D:.D])" office:value-type="currency" office:currency="PLN" office:value="88728.96" calcext:value-type="currency">
            <text:p>88,728.96 zł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currency" office:currency="PLN" office:value="21877" calcext:value-type="currency">
            <text:p>21,877.00 zł</text:p>
          </table:table-cell>
          <table:table-cell table:style-name="ce5" table:formula="of:=VLOOKUP([.B16]; [.$G$5:.$H$10]; 2; 1)" office:value-type="percentage" office:value="0.08" calcext:value-type="percentage">
            <text:p>8%</text:p>
          </table:table-cell>
          <table:table-cell table:style-name="ce6" table:formula="of:=[.B16] + [.B16] * [.C16]" office:value-type="currency" office:currency="PLN" office:value="23627.16" calcext:value-type="currency">
            <text:p>23,627.16 zł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currency" office:currency="PLN" office:value="5116" calcext:value-type="currency">
            <text:p>5,116.00 zł</text:p>
          </table:table-cell>
          <table:table-cell table:style-name="ce5" table:formula="of:=VLOOKUP([.B17]; [.$G$5:.$H$10]; 2; 1)" office:value-type="percentage" office:value="0.06" calcext:value-type="percentage">
            <text:p>6%</text:p>
          </table:table-cell>
          <table:table-cell table:style-name="ce6" table:formula="of:=[.B17] + [.B17] * [.C17]" office:value-type="currency" office:currency="PLN" office:value="5422.96" calcext:value-type="currency">
            <text:p>5,422.96 zł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currency" office:currency="PLN" office:value="61101" calcext:value-type="currency">
            <text:p>61,101.00 zł</text:p>
          </table:table-cell>
          <table:table-cell table:style-name="ce5" table:formula="of:=VLOOKUP([.B18]; [.$G$5:.$H$10]; 2; 1)" office:value-type="percentage" office:value="0.11" calcext:value-type="percentage">
            <text:p>11%</text:p>
          </table:table-cell>
          <table:table-cell table:style-name="ce6" table:formula="of:=[.B18] + [.B18] * [.C18]" office:value-type="currency" office:currency="PLN" office:value="67822.11" calcext:value-type="currency">
            <text:p>67,822.11 zł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currency" office:currency="PLN" office:value="75606" calcext:value-type="currency">
            <text:p>75,606.00 zł</text:p>
          </table:table-cell>
          <table:table-cell table:style-name="ce5" table:formula="of:=VLOOKUP([.B19]; [.$G$5:.$H$10]; 2; 1)" office:value-type="percentage" office:value="0.11" calcext:value-type="percentage">
            <text:p>11%</text:p>
          </table:table-cell>
          <table:table-cell table:style-name="ce6" table:formula="of:=[.B19] + [.B19] * [.C19]" office:value-type="currency" office:currency="PLN" office:value="83922.66" calcext:value-type="currency">
            <text:p>83,922.66 zł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currency" office:currency="PLN" office:value="58525" calcext:value-type="currency">
            <text:p>58,525.00 zł</text:p>
          </table:table-cell>
          <table:table-cell table:style-name="ce5" table:formula="of:=VLOOKUP([.B20]; [.$G$5:.$H$10]; 2; 1)" office:value-type="percentage" office:value="0.11" calcext:value-type="percentage">
            <text:p>11%</text:p>
          </table:table-cell>
          <table:table-cell table:style-name="ce6" table:formula="of:=[.B20] + [.B20] * [.C20]" office:value-type="currency" office:currency="PLN" office:value="64962.75" calcext:value-type="currency">
            <text:p>64,962.75 zł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currency" office:currency="PLN" office:value="66645" calcext:value-type="currency">
            <text:p>66,645.00 zł</text:p>
          </table:table-cell>
          <table:table-cell table:style-name="ce5" table:formula="of:=VLOOKUP([.B21]; [.$G$5:.$H$10]; 2; 1)" office:value-type="percentage" office:value="0.11" calcext:value-type="percentage">
            <text:p>11%</text:p>
          </table:table-cell>
          <table:table-cell table:style-name="ce6" table:formula="of:=[.B21] + [.B21] * [.C21]" office:value-type="currency" office:currency="PLN" office:value="73975.95" calcext:value-type="currency">
            <text:p>73,975.95 zł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currency" office:currency="PLN" office:value="48798" calcext:value-type="currency">
            <text:p>48,798.00 zł</text:p>
          </table:table-cell>
          <table:table-cell table:style-name="ce5" table:formula="of:=VLOOKUP([.B22]; [.$G$5:.$H$10]; 2; 1)" office:value-type="percentage" office:value="0.1" calcext:value-type="percentage">
            <text:p>10%</text:p>
          </table:table-cell>
          <table:table-cell table:style-name="ce6" table:formula="of:=[.B22] + [.B22] * [.C22]" office:value-type="currency" office:currency="PLN" office:value="53677.8" calcext:value-type="currency">
            <text:p>53,677.80 zł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currency" office:currency="PLN" office:value="44528" calcext:value-type="currency">
            <text:p>44,528.00 zł</text:p>
          </table:table-cell>
          <table:table-cell table:style-name="ce5" table:formula="of:=VLOOKUP([.B23]; [.$G$5:.$H$10]; 2; 1)" office:value-type="percentage" office:value="0.1" calcext:value-type="percentage">
            <text:p>10%</text:p>
          </table:table-cell>
          <table:table-cell table:style-name="ce6" table:formula="of:=[.B23] + [.B23] * [.C23]" office:value-type="currency" office:currency="PLN" office:value="48980.8" calcext:value-type="currency">
            <text:p>48,980.80 zł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currency" office:currency="PLN" office:value="57268" calcext:value-type="currency">
            <text:p>57,268.00 zł</text:p>
          </table:table-cell>
          <table:table-cell table:style-name="ce5" table:formula="of:=VLOOKUP([.B24]; [.$G$5:.$H$10]; 2; 1)" office:value-type="percentage" office:value="0.11" calcext:value-type="percentage">
            <text:p>11%</text:p>
          </table:table-cell>
          <table:table-cell table:style-name="ce6" table:formula="of:=[.B24] + [.B24] * [.C24]" office:value-type="currency" office:currency="PLN" office:value="63567.48" calcext:value-type="currency">
            <text:p>63,567.48 zł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currency" office:currency="PLN" office:value="26845" calcext:value-type="currency">
            <text:p>26,845.00 zł</text:p>
          </table:table-cell>
          <table:table-cell table:style-name="ce5" table:formula="of:=VLOOKUP([.B25]; [.$G$5:.$H$10]; 2; 1)" office:value-type="percentage" office:value="0.08" calcext:value-type="percentage">
            <text:p>8%</text:p>
          </table:table-cell>
          <table:table-cell table:style-name="ce6" table:formula="of:=[.B25] + [.B25] * [.C25]" office:value-type="currency" office:currency="PLN" office:value="28992.6" calcext:value-type="currency">
            <text:p>28,992.60 zł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currency" office:currency="PLN" office:value="57910" calcext:value-type="currency">
            <text:p>57,910.00 zł</text:p>
          </table:table-cell>
          <table:table-cell table:style-name="ce5" table:formula="of:=VLOOKUP([.B26]; [.$G$5:.$H$10]; 2; 1)" office:value-type="percentage" office:value="0.11" calcext:value-type="percentage">
            <text:p>11%</text:p>
          </table:table-cell>
          <table:table-cell table:style-name="ce6" table:formula="of:=[.B26] + [.B26] * [.C26]" office:value-type="currency" office:currency="PLN" office:value="64280.1" calcext:value-type="currency">
            <text:p>64,280.10 zł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currency" office:currency="PLN" office:value="46541" calcext:value-type="currency">
            <text:p>46,541.00 zł</text:p>
          </table:table-cell>
          <table:table-cell table:style-name="ce5" table:formula="of:=VLOOKUP([.B27]; [.$G$5:.$H$10]; 2; 1)" office:value-type="percentage" office:value="0.1" calcext:value-type="percentage">
            <text:p>10%</text:p>
          </table:table-cell>
          <table:table-cell table:style-name="ce6" table:formula="of:=[.B27] + [.B27] * [.C27]" office:value-type="currency" office:currency="PLN" office:value="51195.1" calcext:value-type="currency">
            <text:p>51,195.10 zł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currency" office:currency="PLN" office:value="64681" calcext:value-type="currency">
            <text:p>64,681.00 zł</text:p>
          </table:table-cell>
          <table:table-cell table:style-name="ce5" table:formula="of:=VLOOKUP([.B28]; [.$G$5:.$H$10]; 2; 1)" office:value-type="percentage" office:value="0.11" calcext:value-type="percentage">
            <text:p>11%</text:p>
          </table:table-cell>
          <table:table-cell table:style-name="ce6" table:formula="of:=[.B28] + [.B28] * [.C28]" office:value-type="currency" office:currency="PLN" office:value="71795.91" calcext:value-type="currency">
            <text:p>71,795.91 zł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currency" office:currency="PLN" office:value="75468" calcext:value-type="currency">
            <text:p>75,468.00 zł</text:p>
          </table:table-cell>
          <table:table-cell table:style-name="ce5" table:formula="of:=VLOOKUP([.B29]; [.$G$5:.$H$10]; 2; 1)" office:value-type="percentage" office:value="0.11" calcext:value-type="percentage">
            <text:p>11%</text:p>
          </table:table-cell>
          <table:table-cell table:style-name="ce6" table:formula="of:=[.B29] + [.B29] * [.C29]" office:value-type="currency" office:currency="PLN" office:value="83769.48" calcext:value-type="currency">
            <text:p>83,769.48 zł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currency" office:currency="PLN" office:value="62207" calcext:value-type="currency">
            <text:p>62,207.00 zł</text:p>
          </table:table-cell>
          <table:table-cell table:style-name="ce5" table:formula="of:=VLOOKUP([.B30]; [.$G$5:.$H$10]; 2; 1)" office:value-type="percentage" office:value="0.11" calcext:value-type="percentage">
            <text:p>11%</text:p>
          </table:table-cell>
          <table:table-cell table:style-name="ce6" table:formula="of:=[.B30] + [.B30] * [.C30]" office:value-type="currency" office:currency="PLN" office:value="69049.77" calcext:value-type="currency">
            <text:p>69,049.77 zł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currency" office:currency="PLN" office:value="6839" calcext:value-type="currency">
            <text:p>6,839.00 zł</text:p>
          </table:table-cell>
          <table:table-cell table:style-name="ce5" table:formula="of:=VLOOKUP([.B31]; [.$G$5:.$H$10]; 2; 1)" office:value-type="percentage" office:value="0.06" calcext:value-type="percentage">
            <text:p>6%</text:p>
          </table:table-cell>
          <table:table-cell table:style-name="ce6" table:formula="of:=[.B31] + [.B31] * [.C31]" office:value-type="currency" office:currency="PLN" office:value="7249.34" calcext:value-type="currency">
            <text:p>7,249.34 zł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currency" office:currency="PLN" office:value="64669" calcext:value-type="currency">
            <text:p>64,669.00 zł</text:p>
          </table:table-cell>
          <table:table-cell table:style-name="ce5" table:formula="of:=VLOOKUP([.B32]; [.$G$5:.$H$10]; 2; 1)" office:value-type="percentage" office:value="0.11" calcext:value-type="percentage">
            <text:p>11%</text:p>
          </table:table-cell>
          <table:table-cell table:style-name="ce6" table:formula="of:=[.B32] + [.B32] * [.C32]" office:value-type="currency" office:currency="PLN" office:value="71782.59" calcext:value-type="currency">
            <text:p>71,782.59 zł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currency" office:currency="PLN" office:value="43023" calcext:value-type="currency">
            <text:p>43,023.00 zł</text:p>
          </table:table-cell>
          <table:table-cell table:style-name="ce5" table:formula="of:=VLOOKUP([.B33]; [.$G$5:.$H$10]; 2; 1)" office:value-type="percentage" office:value="0.1" calcext:value-type="percentage">
            <text:p>10%</text:p>
          </table:table-cell>
          <table:table-cell table:style-name="ce6" table:formula="of:=[.B33] + [.B33] * [.C33]" office:value-type="currency" office:currency="PLN" office:value="47325.3" calcext:value-type="currency">
            <text:p>47,325.30 zł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currency" office:currency="PLN" office:value="21768" calcext:value-type="currency">
            <text:p>21,768.00 zł</text:p>
          </table:table-cell>
          <table:table-cell table:style-name="ce5" table:formula="of:=VLOOKUP([.B34]; [.$G$5:.$H$10]; 2; 1)" office:value-type="percentage" office:value="0.08" calcext:value-type="percentage">
            <text:p>8%</text:p>
          </table:table-cell>
          <table:table-cell table:style-name="ce6" table:formula="of:=[.B34] + [.B34] * [.C34]" office:value-type="currency" office:currency="PLN" office:value="23509.44" calcext:value-type="currency">
            <text:p>23,509.44 zł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currency" office:currency="PLN" office:value="563" calcext:value-type="currency">
            <text:p>563.00 zł</text:p>
          </table:table-cell>
          <table:table-cell table:style-name="ce5" table:formula="of:=VLOOKUP([.B35]; [.$G$5:.$H$10]; 2; 1)" office:value-type="percentage" office:value="0.06" calcext:value-type="percentage">
            <text:p>6%</text:p>
          </table:table-cell>
          <table:table-cell table:style-name="ce6" table:formula="of:=[.B35] + [.B35] * [.C35]" office:value-type="currency" office:currency="PLN" office:value="596.78" calcext:value-type="currency">
            <text:p>596.78 zł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currency" office:currency="PLN" office:value="69335" calcext:value-type="currency">
            <text:p>69,335.00 zł</text:p>
          </table:table-cell>
          <table:table-cell table:style-name="ce5" table:formula="of:=VLOOKUP([.B36]; [.$G$5:.$H$10]; 2; 1)" office:value-type="percentage" office:value="0.11" calcext:value-type="percentage">
            <text:p>11%</text:p>
          </table:table-cell>
          <table:table-cell table:style-name="ce6" table:formula="of:=[.B36] + [.B36] * [.C36]" office:value-type="currency" office:currency="PLN" office:value="76961.85" calcext:value-type="currency">
            <text:p>76,961.85 zł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currency" office:currency="PLN" office:value="44131" calcext:value-type="currency">
            <text:p>44,131.00 zł</text:p>
          </table:table-cell>
          <table:table-cell table:style-name="ce5" table:formula="of:=VLOOKUP([.B37]; [.$G$5:.$H$10]; 2; 1)" office:value-type="percentage" office:value="0.1" calcext:value-type="percentage">
            <text:p>10%</text:p>
          </table:table-cell>
          <table:table-cell table:style-name="ce6" table:formula="of:=[.B37] + [.B37] * [.C37]" office:value-type="currency" office:currency="PLN" office:value="48544.1" calcext:value-type="currency">
            <text:p>48,544.10 zł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currency" office:currency="PLN" office:value="72224" calcext:value-type="currency">
            <text:p>72,224.00 zł</text:p>
          </table:table-cell>
          <table:table-cell table:style-name="ce5" table:formula="of:=VLOOKUP([.B38]; [.$G$5:.$H$10]; 2; 1)" office:value-type="percentage" office:value="0.11" calcext:value-type="percentage">
            <text:p>11%</text:p>
          </table:table-cell>
          <table:table-cell table:style-name="ce6" table:formula="of:=[.B38] + [.B38] * [.C38]" office:value-type="currency" office:currency="PLN" office:value="80168.64" calcext:value-type="currency">
            <text:p>80,168.64 zł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currency" office:currency="PLN" office:value="13829" calcext:value-type="currency">
            <text:p>13,829.00 zł</text:p>
          </table:table-cell>
          <table:table-cell table:style-name="ce5" table:formula="of:=VLOOKUP([.B39]; [.$G$5:.$H$10]; 2; 1)" office:value-type="percentage" office:value="0.07" calcext:value-type="percentage">
            <text:p>7%</text:p>
          </table:table-cell>
          <table:table-cell table:style-name="ce6" table:formula="of:=[.B39] + [.B39] * [.C39]" office:value-type="currency" office:currency="PLN" office:value="14797.03" calcext:value-type="currency">
            <text:p>14,797.03 zł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currency" office:currency="PLN" office:value="39613" calcext:value-type="currency">
            <text:p>39,613.00 zł</text:p>
          </table:table-cell>
          <table:table-cell table:style-name="ce5" table:formula="of:=VLOOKUP([.B40]; [.$G$5:.$H$10]; 2; 1)" office:value-type="percentage" office:value="0.09" calcext:value-type="percentage">
            <text:p>9%</text:p>
          </table:table-cell>
          <table:table-cell table:style-name="ce6" table:formula="of:=[.B40] + [.B40] * [.C40]" office:value-type="currency" office:currency="PLN" office:value="43178.17" calcext:value-type="currency">
            <text:p>43,178.17 zł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currency" office:currency="PLN" office:value="40430" calcext:value-type="currency">
            <text:p>40,430.00 zł</text:p>
          </table:table-cell>
          <table:table-cell table:style-name="ce5" table:formula="of:=VLOOKUP([.B41]; [.$G$5:.$H$10]; 2; 1)" office:value-type="percentage" office:value="0.1" calcext:value-type="percentage">
            <text:p>10%</text:p>
          </table:table-cell>
          <table:table-cell table:style-name="ce6" table:formula="of:=[.B41] + [.B41] * [.C41]" office:value-type="currency" office:currency="PLN" office:value="44473" calcext:value-type="currency">
            <text:p>44,473.00 zł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currency" office:currency="PLN" office:value="10225" calcext:value-type="currency">
            <text:p>10,225.00 zł</text:p>
          </table:table-cell>
          <table:table-cell table:style-name="ce5" table:formula="of:=VLOOKUP([.B42]; [.$G$5:.$H$10]; 2; 1)" office:value-type="percentage" office:value="0.07" calcext:value-type="percentage">
            <text:p>7%</text:p>
          </table:table-cell>
          <table:table-cell table:style-name="ce6" table:formula="of:=[.B42] + [.B42] * [.C42]" office:value-type="currency" office:currency="PLN" office:value="10940.75" calcext:value-type="currency">
            <text:p>10,940.75 zł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currency" office:currency="PLN" office:value="692" calcext:value-type="currency">
            <text:p>692.00 zł</text:p>
          </table:table-cell>
          <table:table-cell table:style-name="ce5" table:formula="of:=VLOOKUP([.B43]; [.$G$5:.$H$10]; 2; 1)" office:value-type="percentage" office:value="0.06" calcext:value-type="percentage">
            <text:p>6%</text:p>
          </table:table-cell>
          <table:table-cell table:style-name="ce6" table:formula="of:=[.B43] + [.B43] * [.C43]" office:value-type="currency" office:currency="PLN" office:value="733.52" calcext:value-type="currency">
            <text:p>733.52 zł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currency" office:currency="PLN" office:value="31311" calcext:value-type="currency">
            <text:p>31,311.00 zł</text:p>
          </table:table-cell>
          <table:table-cell table:style-name="ce5" table:formula="of:=VLOOKUP([.B44]; [.$G$5:.$H$10]; 2; 1)" office:value-type="percentage" office:value="0.09" calcext:value-type="percentage">
            <text:p>9%</text:p>
          </table:table-cell>
          <table:table-cell table:style-name="ce6" table:formula="of:=[.B44] + [.B44] * [.C44]" office:value-type="currency" office:currency="PLN" office:value="34128.99" calcext:value-type="currency">
            <text:p>34,128.99 zł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currency" office:currency="PLN" office:value="58358" calcext:value-type="currency">
            <text:p>58,358.00 zł</text:p>
          </table:table-cell>
          <table:table-cell table:style-name="ce5" table:formula="of:=VLOOKUP([.B45]; [.$G$5:.$H$10]; 2; 1)" office:value-type="percentage" office:value="0.11" calcext:value-type="percentage">
            <text:p>11%</text:p>
          </table:table-cell>
          <table:table-cell table:style-name="ce6" table:formula="of:=[.B45] + [.B45] * [.C45]" office:value-type="currency" office:currency="PLN" office:value="64777.38" calcext:value-type="currency">
            <text:p>64,777.38 zł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currency" office:currency="PLN" office:value="14194" calcext:value-type="currency">
            <text:p>14,194.00 zł</text:p>
          </table:table-cell>
          <table:table-cell table:style-name="ce5" table:formula="of:=VLOOKUP([.B46]; [.$G$5:.$H$10]; 2; 1)" office:value-type="percentage" office:value="0.07" calcext:value-type="percentage">
            <text:p>7%</text:p>
          </table:table-cell>
          <table:table-cell table:style-name="ce6" table:formula="of:=[.B46] + [.B46] * [.C46]" office:value-type="currency" office:currency="PLN" office:value="15187.58" calcext:value-type="currency">
            <text:p>15,187.58 zł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currency" office:currency="PLN" office:value="63252" calcext:value-type="currency">
            <text:p>63,252.00 zł</text:p>
          </table:table-cell>
          <table:table-cell table:style-name="ce5" table:formula="of:=VLOOKUP([.B47]; [.$G$5:.$H$10]; 2; 1)" office:value-type="percentage" office:value="0.11" calcext:value-type="percentage">
            <text:p>11%</text:p>
          </table:table-cell>
          <table:table-cell table:style-name="ce6" table:formula="of:=[.B47] + [.B47] * [.C47]" office:value-type="currency" office:currency="PLN" office:value="70209.72" calcext:value-type="currency">
            <text:p>70,209.72 zł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currency" office:currency="PLN" office:value="36881" calcext:value-type="currency">
            <text:p>36,881.00 zł</text:p>
          </table:table-cell>
          <table:table-cell table:style-name="ce5" table:formula="of:=VLOOKUP([.B48]; [.$G$5:.$H$10]; 2; 1)" office:value-type="percentage" office:value="0.09" calcext:value-type="percentage">
            <text:p>9%</text:p>
          </table:table-cell>
          <table:table-cell table:style-name="ce6" table:formula="of:=[.B48] + [.B48] * [.C48]" office:value-type="currency" office:currency="PLN" office:value="40200.29" calcext:value-type="currency">
            <text:p>40,200.29 zł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currency" office:currency="PLN" office:value="30590" calcext:value-type="currency">
            <text:p>30,590.00 zł</text:p>
          </table:table-cell>
          <table:table-cell table:style-name="ce5" table:formula="of:=VLOOKUP([.B49]; [.$G$5:.$H$10]; 2; 1)" office:value-type="percentage" office:value="0.09" calcext:value-type="percentage">
            <text:p>9%</text:p>
          </table:table-cell>
          <table:table-cell table:style-name="ce6" table:formula="of:=[.B49] + [.B49] * [.C49]" office:value-type="currency" office:currency="PLN" office:value="33343.1" calcext:value-type="currency">
            <text:p>33,343.10 zł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currency" office:currency="PLN" office:value="58415" calcext:value-type="currency">
            <text:p>58,415.00 zł</text:p>
          </table:table-cell>
          <table:table-cell table:style-name="ce5" table:formula="of:=VLOOKUP([.B50]; [.$G$5:.$H$10]; 2; 1)" office:value-type="percentage" office:value="0.11" calcext:value-type="percentage">
            <text:p>11%</text:p>
          </table:table-cell>
          <table:table-cell table:style-name="ce6" table:formula="of:=[.B50] + [.B50] * [.C50]" office:value-type="currency" office:currency="PLN" office:value="64840.65" calcext:value-type="currency">
            <text:p>64,840.65 zł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currency" office:currency="PLN" office:value="36726" calcext:value-type="currency">
            <text:p>36,726.00 zł</text:p>
          </table:table-cell>
          <table:table-cell table:style-name="ce5" table:formula="of:=VLOOKUP([.B51]; [.$G$5:.$H$10]; 2; 1)" office:value-type="percentage" office:value="0.09" calcext:value-type="percentage">
            <text:p>9%</text:p>
          </table:table-cell>
          <table:table-cell table:style-name="ce6" table:formula="of:=[.B51] + [.B51] * [.C51]" office:value-type="currency" office:currency="PLN" office:value="40031.34" calcext:value-type="currency">
            <text:p>40,031.34 zł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currency" office:currency="PLN" office:value="79065" calcext:value-type="currency">
            <text:p>79,065.00 zł</text:p>
          </table:table-cell>
          <table:table-cell table:style-name="ce5" table:formula="of:=VLOOKUP([.B52]; [.$G$5:.$H$10]; 2; 1)" office:value-type="percentage" office:value="0.11" calcext:value-type="percentage">
            <text:p>11%</text:p>
          </table:table-cell>
          <table:table-cell table:style-name="ce6" table:formula="of:=[.B52] + [.B52] * [.C52]" office:value-type="currency" office:currency="PLN" office:value="87762.15" calcext:value-type="currency">
            <text:p>87,762.15 zł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currency" office:currency="PLN" office:value="32003" calcext:value-type="currency">
            <text:p>32,003.00 zł</text:p>
          </table:table-cell>
          <table:table-cell table:style-name="ce5" table:formula="of:=VLOOKUP([.B53]; [.$G$5:.$H$10]; 2; 1)" office:value-type="percentage" office:value="0.09" calcext:value-type="percentage">
            <text:p>9%</text:p>
          </table:table-cell>
          <table:table-cell table:style-name="ce6" table:formula="of:=[.B53] + [.B53] * [.C53]" office:value-type="currency" office:currency="PLN" office:value="34883.27" calcext:value-type="currency">
            <text:p>34,883.27 zł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currency" office:currency="PLN" office:value="54098" calcext:value-type="currency">
            <text:p>54,098.00 zł</text:p>
          </table:table-cell>
          <table:table-cell table:style-name="ce5" table:formula="of:=VLOOKUP([.B54]; [.$G$5:.$H$10]; 2; 1)" office:value-type="percentage" office:value="0.11" calcext:value-type="percentage">
            <text:p>11%</text:p>
          </table:table-cell>
          <table:table-cell table:style-name="ce6" table:formula="of:=[.B54] + [.B54] * [.C54]" office:value-type="currency" office:currency="PLN" office:value="60048.78" calcext:value-type="currency">
            <text:p>60,048.78 zł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currency" office:currency="PLN" office:value="71402" calcext:value-type="currency">
            <text:p>71,402.00 zł</text:p>
          </table:table-cell>
          <table:table-cell table:style-name="ce5" table:formula="of:=VLOOKUP([.B55]; [.$G$5:.$H$10]; 2; 1)" office:value-type="percentage" office:value="0.11" calcext:value-type="percentage">
            <text:p>11%</text:p>
          </table:table-cell>
          <table:table-cell table:style-name="ce6" table:formula="of:=[.B55] + [.B55] * [.C55]" office:value-type="currency" office:currency="PLN" office:value="79256.22" calcext:value-type="currency">
            <text:p>79,256.22 zł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currency" office:currency="PLN" office:value="60056" calcext:value-type="currency">
            <text:p>60,056.00 zł</text:p>
          </table:table-cell>
          <table:table-cell table:style-name="ce5" table:formula="of:=VLOOKUP([.B56]; [.$G$5:.$H$10]; 2; 1)" office:value-type="percentage" office:value="0.11" calcext:value-type="percentage">
            <text:p>11%</text:p>
          </table:table-cell>
          <table:table-cell table:style-name="ce6" table:formula="of:=[.B56] + [.B56] * [.C56]" office:value-type="currency" office:currency="PLN" office:value="66662.16" calcext:value-type="currency">
            <text:p>66,662.16 zł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currency" office:currency="PLN" office:value="4819" calcext:value-type="currency">
            <text:p>4,819.00 zł</text:p>
          </table:table-cell>
          <table:table-cell table:style-name="ce5" table:formula="of:=VLOOKUP([.B57]; [.$G$5:.$H$10]; 2; 1)" office:value-type="percentage" office:value="0.06" calcext:value-type="percentage">
            <text:p>6%</text:p>
          </table:table-cell>
          <table:table-cell table:style-name="ce6" table:formula="of:=[.B57] + [.B57] * [.C57]" office:value-type="currency" office:currency="PLN" office:value="5108.14" calcext:value-type="currency">
            <text:p>5,108.14 zł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currency" office:currency="PLN" office:value="602" calcext:value-type="currency">
            <text:p>602.00 zł</text:p>
          </table:table-cell>
          <table:table-cell table:style-name="ce5" table:formula="of:=VLOOKUP([.B58]; [.$G$5:.$H$10]; 2; 1)" office:value-type="percentage" office:value="0.06" calcext:value-type="percentage">
            <text:p>6%</text:p>
          </table:table-cell>
          <table:table-cell table:style-name="ce6" table:formula="of:=[.B58] + [.B58] * [.C58]" office:value-type="currency" office:currency="PLN" office:value="638.12" calcext:value-type="currency">
            <text:p>638.12 zł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currency" office:currency="PLN" office:value="66631" calcext:value-type="currency">
            <text:p>66,631.00 zł</text:p>
          </table:table-cell>
          <table:table-cell table:style-name="ce5" table:formula="of:=VLOOKUP([.B59]; [.$G$5:.$H$10]; 2; 1)" office:value-type="percentage" office:value="0.11" calcext:value-type="percentage">
            <text:p>11%</text:p>
          </table:table-cell>
          <table:table-cell table:style-name="ce6" table:formula="of:=[.B59] + [.B59] * [.C59]" office:value-type="currency" office:currency="PLN" office:value="73960.41" calcext:value-type="currency">
            <text:p>73,960.41 zł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currency" office:currency="PLN" office:value="10138" calcext:value-type="currency">
            <text:p>10,138.00 zł</text:p>
          </table:table-cell>
          <table:table-cell table:style-name="ce5" table:formula="of:=VLOOKUP([.B60]; [.$G$5:.$H$10]; 2; 1)" office:value-type="percentage" office:value="0.07" calcext:value-type="percentage">
            <text:p>7%</text:p>
          </table:table-cell>
          <table:table-cell table:style-name="ce6" table:formula="of:=[.B60] + [.B60] * [.C60]" office:value-type="currency" office:currency="PLN" office:value="10847.66" calcext:value-type="currency">
            <text:p>10,847.66 zł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currency" office:currency="PLN" office:value="3860" calcext:value-type="currency">
            <text:p>3,860.00 zł</text:p>
          </table:table-cell>
          <table:table-cell table:style-name="ce5" table:formula="of:=VLOOKUP([.B61]; [.$G$5:.$H$10]; 2; 1)" office:value-type="percentage" office:value="0.06" calcext:value-type="percentage">
            <text:p>6%</text:p>
          </table:table-cell>
          <table:table-cell table:style-name="ce6" table:formula="of:=[.B61] + [.B61] * [.C61]" office:value-type="currency" office:currency="PLN" office:value="4091.6" calcext:value-type="currency">
            <text:p>4,091.60 zł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currency" office:currency="PLN" office:value="33845" calcext:value-type="currency">
            <text:p>33,845.00 zł</text:p>
          </table:table-cell>
          <table:table-cell table:style-name="ce5" table:formula="of:=VLOOKUP([.B62]; [.$G$5:.$H$10]; 2; 1)" office:value-type="percentage" office:value="0.09" calcext:value-type="percentage">
            <text:p>9%</text:p>
          </table:table-cell>
          <table:table-cell table:style-name="ce6" table:formula="of:=[.B62] + [.B62] * [.C62]" office:value-type="currency" office:currency="PLN" office:value="36891.05" calcext:value-type="currency">
            <text:p>36,891.05 zł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currency" office:currency="PLN" office:value="23511" calcext:value-type="currency">
            <text:p>23,511.00 zł</text:p>
          </table:table-cell>
          <table:table-cell table:style-name="ce5" table:formula="of:=VLOOKUP([.B63]; [.$G$5:.$H$10]; 2; 1)" office:value-type="percentage" office:value="0.08" calcext:value-type="percentage">
            <text:p>8%</text:p>
          </table:table-cell>
          <table:table-cell table:style-name="ce6" table:formula="of:=[.B63] + [.B63] * [.C63]" office:value-type="currency" office:currency="PLN" office:value="25391.88" calcext:value-type="currency">
            <text:p>25,391.88 zł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currency" office:currency="PLN" office:value="52924" calcext:value-type="currency">
            <text:p>52,924.00 zł</text:p>
          </table:table-cell>
          <table:table-cell table:style-name="ce5" table:formula="of:=VLOOKUP([.B64]; [.$G$5:.$H$10]; 2; 1)" office:value-type="percentage" office:value="0.11" calcext:value-type="percentage">
            <text:p>11%</text:p>
          </table:table-cell>
          <table:table-cell table:style-name="ce6" table:formula="of:=[.B64] + [.B64] * [.C64]" office:value-type="currency" office:currency="PLN" office:value="58745.64" calcext:value-type="currency">
            <text:p>58,745.64 zł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currency" office:currency="PLN" office:value="64079" calcext:value-type="currency">
            <text:p>64,079.00 zł</text:p>
          </table:table-cell>
          <table:table-cell table:style-name="ce5" table:formula="of:=VLOOKUP([.B65]; [.$G$5:.$H$10]; 2; 1)" office:value-type="percentage" office:value="0.11" calcext:value-type="percentage">
            <text:p>11%</text:p>
          </table:table-cell>
          <table:table-cell table:style-name="ce6" table:formula="of:=[.B65] + [.B65] * [.C65]" office:value-type="currency" office:currency="PLN" office:value="71127.69" calcext:value-type="currency">
            <text:p>71,127.69 zł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currency" office:currency="PLN" office:value="79321" calcext:value-type="currency">
            <text:p>79,321.00 zł</text:p>
          </table:table-cell>
          <table:table-cell table:style-name="ce5" table:formula="of:=VLOOKUP([.B66]; [.$G$5:.$H$10]; 2; 1)" office:value-type="percentage" office:value="0.11" calcext:value-type="percentage">
            <text:p>11%</text:p>
          </table:table-cell>
          <table:table-cell table:style-name="ce6" table:formula="of:=[.B66] + [.B66] * [.C66]" office:value-type="currency" office:currency="PLN" office:value="88046.31" calcext:value-type="currency">
            <text:p>88,046.31 zł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currency" office:currency="PLN" office:value="24566" calcext:value-type="currency">
            <text:p>24,566.00 zł</text:p>
          </table:table-cell>
          <table:table-cell table:style-name="ce5" table:formula="of:=VLOOKUP([.B67]; [.$G$5:.$H$10]; 2; 1)" office:value-type="percentage" office:value="0.08" calcext:value-type="percentage">
            <text:p>8%</text:p>
          </table:table-cell>
          <table:table-cell table:style-name="ce6" table:formula="of:=[.B67] + [.B67] * [.C67]" office:value-type="currency" office:currency="PLN" office:value="26531.28" calcext:value-type="currency">
            <text:p>26,531.28 zł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currency" office:currency="PLN" office:value="25644" calcext:value-type="currency">
            <text:p>25,644.00 zł</text:p>
          </table:table-cell>
          <table:table-cell table:style-name="ce5" table:formula="of:=VLOOKUP([.B68]; [.$G$5:.$H$10]; 2; 1)" office:value-type="percentage" office:value="0.08" calcext:value-type="percentage">
            <text:p>8%</text:p>
          </table:table-cell>
          <table:table-cell table:style-name="ce6" table:formula="of:=[.B68] + [.B68] * [.C68]" office:value-type="currency" office:currency="PLN" office:value="27695.52" calcext:value-type="currency">
            <text:p>27,695.52 zł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currency" office:currency="PLN" office:value="46188" calcext:value-type="currency">
            <text:p>46,188.00 zł</text:p>
          </table:table-cell>
          <table:table-cell table:style-name="ce5" table:formula="of:=VLOOKUP([.B69]; [.$G$5:.$H$10]; 2; 1)" office:value-type="percentage" office:value="0.1" calcext:value-type="percentage">
            <text:p>10%</text:p>
          </table:table-cell>
          <table:table-cell table:style-name="ce6" table:formula="of:=[.B69] + [.B69] * [.C69]" office:value-type="currency" office:currency="PLN" office:value="50806.8" calcext:value-type="currency">
            <text:p>50,806.80 zł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currency" office:currency="PLN" office:value="65455" calcext:value-type="currency">
            <text:p>65,455.00 zł</text:p>
          </table:table-cell>
          <table:table-cell table:style-name="ce5" table:formula="of:=VLOOKUP([.B70]; [.$G$5:.$H$10]; 2; 1)" office:value-type="percentage" office:value="0.11" calcext:value-type="percentage">
            <text:p>11%</text:p>
          </table:table-cell>
          <table:table-cell table:style-name="ce6" table:formula="of:=[.B70] + [.B70] * [.C70]" office:value-type="currency" office:currency="PLN" office:value="72655.05" calcext:value-type="currency">
            <text:p>72,655.05 zł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currency" office:currency="PLN" office:value="77740" calcext:value-type="currency">
            <text:p>77,740.00 zł</text:p>
          </table:table-cell>
          <table:table-cell table:style-name="ce5" table:formula="of:=VLOOKUP([.B71]; [.$G$5:.$H$10]; 2; 1)" office:value-type="percentage" office:value="0.11" calcext:value-type="percentage">
            <text:p>11%</text:p>
          </table:table-cell>
          <table:table-cell table:style-name="ce6" table:formula="of:=[.B71] + [.B71] * [.C71]" office:value-type="currency" office:currency="PLN" office:value="86291.4" calcext:value-type="currency">
            <text:p>86,291.40 zł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currency" office:currency="PLN" office:value="77025" calcext:value-type="currency">
            <text:p>77,025.00 zł</text:p>
          </table:table-cell>
          <table:table-cell table:style-name="ce5" table:formula="of:=VLOOKUP([.B72]; [.$G$5:.$H$10]; 2; 1)" office:value-type="percentage" office:value="0.11" calcext:value-type="percentage">
            <text:p>11%</text:p>
          </table:table-cell>
          <table:table-cell table:style-name="ce6" table:formula="of:=[.B72] + [.B72] * [.C72]" office:value-type="currency" office:currency="PLN" office:value="85497.75" calcext:value-type="currency">
            <text:p>85,497.75 zł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currency" office:currency="PLN" office:value="32760" calcext:value-type="currency">
            <text:p>32,760.00 zł</text:p>
          </table:table-cell>
          <table:table-cell table:style-name="ce5" table:formula="of:=VLOOKUP([.B73]; [.$G$5:.$H$10]; 2; 1)" office:value-type="percentage" office:value="0.09" calcext:value-type="percentage">
            <text:p>9%</text:p>
          </table:table-cell>
          <table:table-cell table:style-name="ce6" table:formula="of:=[.B73] + [.B73] * [.C73]" office:value-type="currency" office:currency="PLN" office:value="35708.4" calcext:value-type="currency">
            <text:p>35,708.40 zł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currency" office:currency="PLN" office:value="9801" calcext:value-type="currency">
            <text:p>9,801.00 zł</text:p>
          </table:table-cell>
          <table:table-cell table:style-name="ce5" table:formula="of:=VLOOKUP([.B74]; [.$G$5:.$H$10]; 2; 1)" office:value-type="percentage" office:value="0.06" calcext:value-type="percentage">
            <text:p>6%</text:p>
          </table:table-cell>
          <table:table-cell table:style-name="ce6" table:formula="of:=[.B74] + [.B74] * [.C74]" office:value-type="currency" office:currency="PLN" office:value="10389.06" calcext:value-type="currency">
            <text:p>10,389.06 zł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currency" office:currency="PLN" office:value="18596" calcext:value-type="currency">
            <text:p>18,596.00 zł</text:p>
          </table:table-cell>
          <table:table-cell table:style-name="ce5" table:formula="of:=VLOOKUP([.B75]; [.$G$5:.$H$10]; 2; 1)" office:value-type="percentage" office:value="0.07" calcext:value-type="percentage">
            <text:p>7%</text:p>
          </table:table-cell>
          <table:table-cell table:style-name="ce6" table:formula="of:=[.B75] + [.B75] * [.C75]" office:value-type="currency" office:currency="PLN" office:value="19897.72" calcext:value-type="currency">
            <text:p>19,897.72 zł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currency" office:currency="PLN" office:value="69793" calcext:value-type="currency">
            <text:p>69,793.00 zł</text:p>
          </table:table-cell>
          <table:table-cell table:style-name="ce5" table:formula="of:=VLOOKUP([.B76]; [.$G$5:.$H$10]; 2; 1)" office:value-type="percentage" office:value="0.11" calcext:value-type="percentage">
            <text:p>11%</text:p>
          </table:table-cell>
          <table:table-cell table:style-name="ce6" table:formula="of:=[.B76] + [.B76] * [.C76]" office:value-type="currency" office:currency="PLN" office:value="77470.23" calcext:value-type="currency">
            <text:p>77,470.23 zł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currency" office:currency="PLN" office:value="22708" calcext:value-type="currency">
            <text:p>22,708.00 zł</text:p>
          </table:table-cell>
          <table:table-cell table:style-name="ce5" table:formula="of:=VLOOKUP([.B77]; [.$G$5:.$H$10]; 2; 1)" office:value-type="percentage" office:value="0.08" calcext:value-type="percentage">
            <text:p>8%</text:p>
          </table:table-cell>
          <table:table-cell table:style-name="ce6" table:formula="of:=[.B77] + [.B77] * [.C77]" office:value-type="currency" office:currency="PLN" office:value="24524.64" calcext:value-type="currency">
            <text:p>24,524.64 zł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currency" office:currency="PLN" office:value="42628" calcext:value-type="currency">
            <text:p>42,628.00 zł</text:p>
          </table:table-cell>
          <table:table-cell table:style-name="ce5" table:formula="of:=VLOOKUP([.B78]; [.$G$5:.$H$10]; 2; 1)" office:value-type="percentage" office:value="0.1" calcext:value-type="percentage">
            <text:p>10%</text:p>
          </table:table-cell>
          <table:table-cell table:style-name="ce6" table:formula="of:=[.B78] + [.B78] * [.C78]" office:value-type="currency" office:currency="PLN" office:value="46890.8" calcext:value-type="currency">
            <text:p>46,890.80 zł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currency" office:currency="PLN" office:value="63239" calcext:value-type="currency">
            <text:p>63,239.00 zł</text:p>
          </table:table-cell>
          <table:table-cell table:style-name="ce5" table:formula="of:=VLOOKUP([.B79]; [.$G$5:.$H$10]; 2; 1)" office:value-type="percentage" office:value="0.11" calcext:value-type="percentage">
            <text:p>11%</text:p>
          </table:table-cell>
          <table:table-cell table:style-name="ce6" table:formula="of:=[.B79] + [.B79] * [.C79]" office:value-type="currency" office:currency="PLN" office:value="70195.29" calcext:value-type="currency">
            <text:p>70,195.29 zł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currency" office:currency="PLN" office:value="5251" calcext:value-type="currency">
            <text:p>5,251.00 zł</text:p>
          </table:table-cell>
          <table:table-cell table:style-name="ce5" table:formula="of:=VLOOKUP([.B80]; [.$G$5:.$H$10]; 2; 1)" office:value-type="percentage" office:value="0.06" calcext:value-type="percentage">
            <text:p>6%</text:p>
          </table:table-cell>
          <table:table-cell table:style-name="ce6" table:formula="of:=[.B80] + [.B80] * [.C80]" office:value-type="currency" office:currency="PLN" office:value="5566.06" calcext:value-type="currency">
            <text:p>5,566.06 zł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currency" office:currency="PLN" office:value="19304" calcext:value-type="currency">
            <text:p>19,304.00 zł</text:p>
          </table:table-cell>
          <table:table-cell table:style-name="ce5" table:formula="of:=VLOOKUP([.B81]; [.$G$5:.$H$10]; 2; 1)" office:value-type="percentage" office:value="0.07" calcext:value-type="percentage">
            <text:p>7%</text:p>
          </table:table-cell>
          <table:table-cell table:style-name="ce6" table:formula="of:=[.B81] + [.B81] * [.C81]" office:value-type="currency" office:currency="PLN" office:value="20655.28" calcext:value-type="currency">
            <text:p>20,655.28 zł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currency" office:currency="PLN" office:value="76636" calcext:value-type="currency">
            <text:p>76,636.00 zł</text:p>
          </table:table-cell>
          <table:table-cell table:style-name="ce5" table:formula="of:=VLOOKUP([.B82]; [.$G$5:.$H$10]; 2; 1)" office:value-type="percentage" office:value="0.11" calcext:value-type="percentage">
            <text:p>11%</text:p>
          </table:table-cell>
          <table:table-cell table:style-name="ce6" table:formula="of:=[.B82] + [.B82] * [.C82]" office:value-type="currency" office:currency="PLN" office:value="85065.96" calcext:value-type="currency">
            <text:p>85,065.96 zł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currency" office:currency="PLN" office:value="49199" calcext:value-type="currency">
            <text:p>49,199.00 zł</text:p>
          </table:table-cell>
          <table:table-cell table:style-name="ce5" table:formula="of:=VLOOKUP([.B83]; [.$G$5:.$H$10]; 2; 1)" office:value-type="percentage" office:value="0.1" calcext:value-type="percentage">
            <text:p>10%</text:p>
          </table:table-cell>
          <table:table-cell table:style-name="ce6" table:formula="of:=[.B83] + [.B83] * [.C83]" office:value-type="currency" office:currency="PLN" office:value="54118.9" calcext:value-type="currency">
            <text:p>54,118.90 zł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currency" office:currency="PLN" office:value="73984" calcext:value-type="currency">
            <text:p>73,984.00 zł</text:p>
          </table:table-cell>
          <table:table-cell table:style-name="ce5" table:formula="of:=VLOOKUP([.B84]; [.$G$5:.$H$10]; 2; 1)" office:value-type="percentage" office:value="0.11" calcext:value-type="percentage">
            <text:p>11%</text:p>
          </table:table-cell>
          <table:table-cell table:style-name="ce6" table:formula="of:=[.B84] + [.B84] * [.C84]" office:value-type="currency" office:currency="PLN" office:value="82122.24" calcext:value-type="currency">
            <text:p>82,122.24 zł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currency" office:currency="PLN" office:value="50591" calcext:value-type="currency">
            <text:p>50,591.00 zł</text:p>
          </table:table-cell>
          <table:table-cell table:style-name="ce5" table:formula="of:=VLOOKUP([.B85]; [.$G$5:.$H$10]; 2; 1)" office:value-type="percentage" office:value="0.11" calcext:value-type="percentage">
            <text:p>11%</text:p>
          </table:table-cell>
          <table:table-cell table:style-name="ce6" table:formula="of:=[.B85] + [.B85] * [.C85]" office:value-type="currency" office:currency="PLN" office:value="56156.01" calcext:value-type="currency">
            <text:p>56,156.01 zł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currency" office:currency="PLN" office:value="51159" calcext:value-type="currency">
            <text:p>51,159.00 zł</text:p>
          </table:table-cell>
          <table:table-cell table:style-name="ce5" table:formula="of:=VLOOKUP([.B86]; [.$G$5:.$H$10]; 2; 1)" office:value-type="percentage" office:value="0.11" calcext:value-type="percentage">
            <text:p>11%</text:p>
          </table:table-cell>
          <table:table-cell table:style-name="ce6" table:formula="of:=[.B86] + [.B86] * [.C86]" office:value-type="currency" office:currency="PLN" office:value="56786.49" calcext:value-type="currency">
            <text:p>56,786.49 zł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currency" office:currency="PLN" office:value="71296" calcext:value-type="currency">
            <text:p>71,296.00 zł</text:p>
          </table:table-cell>
          <table:table-cell table:style-name="ce5" table:formula="of:=VLOOKUP([.B87]; [.$G$5:.$H$10]; 2; 1)" office:value-type="percentage" office:value="0.11" calcext:value-type="percentage">
            <text:p>11%</text:p>
          </table:table-cell>
          <table:table-cell table:style-name="ce6" table:formula="of:=[.B87] + [.B87] * [.C87]" office:value-type="currency" office:currency="PLN" office:value="79138.56" calcext:value-type="currency">
            <text:p>79,138.56 zł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currency" office:currency="PLN" office:value="56366" calcext:value-type="currency">
            <text:p>56,366.00 zł</text:p>
          </table:table-cell>
          <table:table-cell table:style-name="ce5" table:formula="of:=VLOOKUP([.B88]; [.$G$5:.$H$10]; 2; 1)" office:value-type="percentage" office:value="0.11" calcext:value-type="percentage">
            <text:p>11%</text:p>
          </table:table-cell>
          <table:table-cell table:style-name="ce6" table:formula="of:=[.B88] + [.B88] * [.C88]" office:value-type="currency" office:currency="PLN" office:value="62566.26" calcext:value-type="currency">
            <text:p>62,566.26 zł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currency" office:currency="PLN" office:value="10471" calcext:value-type="currency">
            <text:p>10,471.00 zł</text:p>
          </table:table-cell>
          <table:table-cell table:style-name="ce5" table:formula="of:=VLOOKUP([.B89]; [.$G$5:.$H$10]; 2; 1)" office:value-type="percentage" office:value="0.07" calcext:value-type="percentage">
            <text:p>7%</text:p>
          </table:table-cell>
          <table:table-cell table:style-name="ce6" table:formula="of:=[.B89] + [.B89] * [.C89]" office:value-type="currency" office:currency="PLN" office:value="11203.97" calcext:value-type="currency">
            <text:p>11,203.97 zł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currency" office:currency="PLN" office:value="22091" calcext:value-type="currency">
            <text:p>22,091.00 zł</text:p>
          </table:table-cell>
          <table:table-cell table:style-name="ce5" table:formula="of:=VLOOKUP([.B90]; [.$G$5:.$H$10]; 2; 1)" office:value-type="percentage" office:value="0.08" calcext:value-type="percentage">
            <text:p>8%</text:p>
          </table:table-cell>
          <table:table-cell table:style-name="ce6" table:formula="of:=[.B90] + [.B90] * [.C90]" office:value-type="currency" office:currency="PLN" office:value="23858.28" calcext:value-type="currency">
            <text:p>23,858.28 zł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currency" office:currency="PLN" office:value="28275" calcext:value-type="currency">
            <text:p>28,275.00 zł</text:p>
          </table:table-cell>
          <table:table-cell table:style-name="ce5" table:formula="of:=VLOOKUP([.B91]; [.$G$5:.$H$10]; 2; 1)" office:value-type="percentage" office:value="0.08" calcext:value-type="percentage">
            <text:p>8%</text:p>
          </table:table-cell>
          <table:table-cell table:style-name="ce6" table:formula="of:=[.B91] + [.B91] * [.C91]" office:value-type="currency" office:currency="PLN" office:value="30537" calcext:value-type="currency">
            <text:p>30,537.00 zł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currency" office:currency="PLN" office:value="59123" calcext:value-type="currency">
            <text:p>59,123.00 zł</text:p>
          </table:table-cell>
          <table:table-cell table:style-name="ce5" table:formula="of:=VLOOKUP([.B92]; [.$G$5:.$H$10]; 2; 1)" office:value-type="percentage" office:value="0.11" calcext:value-type="percentage">
            <text:p>11%</text:p>
          </table:table-cell>
          <table:table-cell table:style-name="ce6" table:formula="of:=[.B92] + [.B92] * [.C92]" office:value-type="currency" office:currency="PLN" office:value="65626.53" calcext:value-type="currency">
            <text:p>65,626.53 zł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currency" office:currency="PLN" office:value="73406" calcext:value-type="currency">
            <text:p>73,406.00 zł</text:p>
          </table:table-cell>
          <table:table-cell table:style-name="ce5" table:formula="of:=VLOOKUP([.B93]; [.$G$5:.$H$10]; 2; 1)" office:value-type="percentage" office:value="0.11" calcext:value-type="percentage">
            <text:p>11%</text:p>
          </table:table-cell>
          <table:table-cell table:style-name="ce6" table:formula="of:=[.B93] + [.B93] * [.C93]" office:value-type="currency" office:currency="PLN" office:value="81480.66" calcext:value-type="currency">
            <text:p>81,480.66 zł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currency" office:currency="PLN" office:value="50770" calcext:value-type="currency">
            <text:p>50,770.00 zł</text:p>
          </table:table-cell>
          <table:table-cell table:style-name="ce5" table:formula="of:=VLOOKUP([.B94]; [.$G$5:.$H$10]; 2; 1)" office:value-type="percentage" office:value="0.11" calcext:value-type="percentage">
            <text:p>11%</text:p>
          </table:table-cell>
          <table:table-cell table:style-name="ce6" table:formula="of:=[.B94] + [.B94] * [.C94]" office:value-type="currency" office:currency="PLN" office:value="56354.7" calcext:value-type="currency">
            <text:p>56,354.70 zł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currency" office:currency="PLN" office:value="78505" calcext:value-type="currency">
            <text:p>78,505.00 zł</text:p>
          </table:table-cell>
          <table:table-cell table:style-name="ce5" table:formula="of:=VLOOKUP([.B95]; [.$G$5:.$H$10]; 2; 1)" office:value-type="percentage" office:value="0.11" calcext:value-type="percentage">
            <text:p>11%</text:p>
          </table:table-cell>
          <table:table-cell table:style-name="ce6" table:formula="of:=[.B95] + [.B95] * [.C95]" office:value-type="currency" office:currency="PLN" office:value="87140.55" calcext:value-type="currency">
            <text:p>87,140.55 zł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currency" office:currency="PLN" office:value="20957" calcext:value-type="currency">
            <text:p>20,957.00 zł</text:p>
          </table:table-cell>
          <table:table-cell table:style-name="ce5" table:formula="of:=VLOOKUP([.B96]; [.$G$5:.$H$10]; 2; 1)" office:value-type="percentage" office:value="0.08" calcext:value-type="percentage">
            <text:p>8%</text:p>
          </table:table-cell>
          <table:table-cell table:style-name="ce6" table:formula="of:=[.B96] + [.B96] * [.C96]" office:value-type="currency" office:currency="PLN" office:value="22633.56" calcext:value-type="currency">
            <text:p>22,633.56 zł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currency" office:currency="PLN" office:value="6289" calcext:value-type="currency">
            <text:p>6,289.00 zł</text:p>
          </table:table-cell>
          <table:table-cell table:style-name="ce5" table:formula="of:=VLOOKUP([.B97]; [.$G$5:.$H$10]; 2; 1)" office:value-type="percentage" office:value="0.06" calcext:value-type="percentage">
            <text:p>6%</text:p>
          </table:table-cell>
          <table:table-cell table:style-name="ce6" table:formula="of:=[.B97] + [.B97] * [.C97]" office:value-type="currency" office:currency="PLN" office:value="6666.34" calcext:value-type="currency">
            <text:p>6,666.34 zł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currency" office:currency="PLN" office:value="268" calcext:value-type="currency">
            <text:p>268.00 zł</text:p>
          </table:table-cell>
          <table:table-cell table:style-name="ce5" table:formula="of:=VLOOKUP([.B98]; [.$G$5:.$H$10]; 2; 1)" office:value-type="percentage" office:value="0.06" calcext:value-type="percentage">
            <text:p>6%</text:p>
          </table:table-cell>
          <table:table-cell table:style-name="ce6" table:formula="of:=[.B98] + [.B98] * [.C98]" office:value-type="currency" office:currency="PLN" office:value="284.08" calcext:value-type="currency">
            <text:p>284.08 zł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currency" office:currency="PLN" office:value="1000" calcext:value-type="currency">
            <text:p>1,000.00 zł</text:p>
          </table:table-cell>
          <table:table-cell table:style-name="ce5" table:formula="of:=VLOOKUP([.B99]; [.$G$5:.$H$10]; 2; 1)" office:value-type="percentage" office:value="0.06" calcext:value-type="percentage">
            <text:p>6%</text:p>
          </table:table-cell>
          <table:table-cell table:style-name="ce6" table:formula="of:=[.B99] + [.B99] * [.C99]" office:value-type="currency" office:currency="PLN" office:value="1060" calcext:value-type="currency">
            <text:p>1,060.00 zł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currency" office:currency="PLN" office:value="69132" calcext:value-type="currency">
            <text:p>69,132.00 zł</text:p>
          </table:table-cell>
          <table:table-cell table:style-name="ce5" table:formula="of:=VLOOKUP([.B100]; [.$G$5:.$H$10]; 2; 1)" office:value-type="percentage" office:value="0.11" calcext:value-type="percentage">
            <text:p>11%</text:p>
          </table:table-cell>
          <table:table-cell table:style-name="ce6" table:formula="of:=[.B100] + [.B100] * [.C100]" office:value-type="currency" office:currency="PLN" office:value="76736.52" calcext:value-type="currency">
            <text:p>76,736.52 zł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currency" office:currency="PLN" office:value="71517" calcext:value-type="currency">
            <text:p>71,517.00 zł</text:p>
          </table:table-cell>
          <table:table-cell table:style-name="ce5" table:formula="of:=VLOOKUP([.B101]; [.$G$5:.$H$10]; 2; 1)" office:value-type="percentage" office:value="0.11" calcext:value-type="percentage">
            <text:p>11%</text:p>
          </table:table-cell>
          <table:table-cell table:style-name="ce6" table:formula="of:=[.B101] + [.B101] * [.C101]" office:value-type="currency" office:currency="PLN" office:value="79383.87" calcext:value-type="currency">
            <text:p>79,383.87 zł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currency" office:currency="PLN" office:value="71249" calcext:value-type="currency">
            <text:p>71,249.00 zł</text:p>
          </table:table-cell>
          <table:table-cell table:style-name="ce5" table:formula="of:=VLOOKUP([.B102]; [.$G$5:.$H$10]; 2; 1)" office:value-type="percentage" office:value="0.11" calcext:value-type="percentage">
            <text:p>11%</text:p>
          </table:table-cell>
          <table:table-cell table:style-name="ce6" table:formula="of:=[.B102] + [.B102] * [.C102]" office:value-type="currency" office:currency="PLN" office:value="79086.39" calcext:value-type="currency">
            <text:p>79,086.39 zł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currency" office:currency="PLN" office:value="49556" calcext:value-type="currency">
            <text:p>49,556.00 zł</text:p>
          </table:table-cell>
          <table:table-cell table:style-name="ce5" table:formula="of:=VLOOKUP([.B103]; [.$G$5:.$H$10]; 2; 1)" office:value-type="percentage" office:value="0.1" calcext:value-type="percentage">
            <text:p>10%</text:p>
          </table:table-cell>
          <table:table-cell table:style-name="ce6" table:formula="of:=[.B103] + [.B103] * [.C103]" office:value-type="currency" office:currency="PLN" office:value="54511.6" calcext:value-type="currency">
            <text:p>54,511.60 zł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currency" office:currency="PLN" office:value="36545" calcext:value-type="currency">
            <text:p>36,545.00 zł</text:p>
          </table:table-cell>
          <table:table-cell table:style-name="ce5" table:formula="of:=VLOOKUP([.B104]; [.$G$5:.$H$10]; 2; 1)" office:value-type="percentage" office:value="0.09" calcext:value-type="percentage">
            <text:p>9%</text:p>
          </table:table-cell>
          <table:table-cell table:style-name="ce6" table:formula="of:=[.B104] + [.B104] * [.C104]" office:value-type="currency" office:currency="PLN" office:value="39834.05" calcext:value-type="currency">
            <text:p>39,834.05 zł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currency" office:currency="PLN" office:value="74113" calcext:value-type="currency">
            <text:p>74,113.00 zł</text:p>
          </table:table-cell>
          <table:table-cell table:style-name="ce5" table:formula="of:=VLOOKUP([.B105]; [.$G$5:.$H$10]; 2; 1)" office:value-type="percentage" office:value="0.11" calcext:value-type="percentage">
            <text:p>11%</text:p>
          </table:table-cell>
          <table:table-cell table:style-name="ce6" table:formula="of:=[.B105] + [.B105] * [.C105]" office:value-type="currency" office:currency="PLN" office:value="82265.43" calcext:value-type="currency">
            <text:p>82,265.43 zł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currency" office:currency="PLN" office:value="60472" calcext:value-type="currency">
            <text:p>60,472.00 zł</text:p>
          </table:table-cell>
          <table:table-cell table:style-name="ce5" table:formula="of:=VLOOKUP([.B106]; [.$G$5:.$H$10]; 2; 1)" office:value-type="percentage" office:value="0.11" calcext:value-type="percentage">
            <text:p>11%</text:p>
          </table:table-cell>
          <table:table-cell table:style-name="ce6" table:formula="of:=[.B106] + [.B106] * [.C106]" office:value-type="currency" office:currency="PLN" office:value="67123.92" calcext:value-type="currency">
            <text:p>67,123.92 zł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currency" office:currency="PLN" office:value="14520" calcext:value-type="currency">
            <text:p>14,520.00 zł</text:p>
          </table:table-cell>
          <table:table-cell table:style-name="ce5" table:formula="of:=VLOOKUP([.B107]; [.$G$5:.$H$10]; 2; 1)" office:value-type="percentage" office:value="0.07" calcext:value-type="percentage">
            <text:p>7%</text:p>
          </table:table-cell>
          <table:table-cell table:style-name="ce6" table:formula="of:=[.B107] + [.B107] * [.C107]" office:value-type="currency" office:currency="PLN" office:value="15536.4" calcext:value-type="currency">
            <text:p>15,536.40 zł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currency" office:currency="PLN" office:value="28046" calcext:value-type="currency">
            <text:p>28,046.00 zł</text:p>
          </table:table-cell>
          <table:table-cell table:style-name="ce5" table:formula="of:=VLOOKUP([.B108]; [.$G$5:.$H$10]; 2; 1)" office:value-type="percentage" office:value="0.08" calcext:value-type="percentage">
            <text:p>8%</text:p>
          </table:table-cell>
          <table:table-cell table:style-name="ce6" table:formula="of:=[.B108] + [.B108] * [.C108]" office:value-type="currency" office:currency="PLN" office:value="30289.68" calcext:value-type="currency">
            <text:p>30,289.68 zł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currency" office:currency="PLN" office:value="79936" calcext:value-type="currency">
            <text:p>79,936.00 zł</text:p>
          </table:table-cell>
          <table:table-cell table:style-name="ce5" table:formula="of:=VLOOKUP([.B109]; [.$G$5:.$H$10]; 2; 1)" office:value-type="percentage" office:value="0.11" calcext:value-type="percentage">
            <text:p>11%</text:p>
          </table:table-cell>
          <table:table-cell table:style-name="ce6" table:formula="of:=[.B109] + [.B109] * [.C109]" office:value-type="currency" office:currency="PLN" office:value="88728.96" calcext:value-type="currency">
            <text:p>88,728.96 zł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currency" office:currency="PLN" office:value="36109" calcext:value-type="currency">
            <text:p>36,109.00 zł</text:p>
          </table:table-cell>
          <table:table-cell table:style-name="ce5" table:formula="of:=VLOOKUP([.B110]; [.$G$5:.$H$10]; 2; 1)" office:value-type="percentage" office:value="0.09" calcext:value-type="percentage">
            <text:p>9%</text:p>
          </table:table-cell>
          <table:table-cell table:style-name="ce6" table:formula="of:=[.B110] + [.B110] * [.C110]" office:value-type="currency" office:currency="PLN" office:value="39358.81" calcext:value-type="currency">
            <text:p>39,358.81 zł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currency" office:currency="PLN" office:value="42336" calcext:value-type="currency">
            <text:p>42,336.00 zł</text:p>
          </table:table-cell>
          <table:table-cell table:style-name="ce5" table:formula="of:=VLOOKUP([.B111]; [.$G$5:.$H$10]; 2; 1)" office:value-type="percentage" office:value="0.1" calcext:value-type="percentage">
            <text:p>10%</text:p>
          </table:table-cell>
          <table:table-cell table:style-name="ce6" table:formula="of:=[.B111] + [.B111] * [.C111]" office:value-type="currency" office:currency="PLN" office:value="46569.6" calcext:value-type="currency">
            <text:p>46,569.60 zł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currency" office:currency="PLN" office:value="64550" calcext:value-type="currency">
            <text:p>64,550.00 zł</text:p>
          </table:table-cell>
          <table:table-cell table:style-name="ce5" table:formula="of:=VLOOKUP([.B112]; [.$G$5:.$H$10]; 2; 1)" office:value-type="percentage" office:value="0.11" calcext:value-type="percentage">
            <text:p>11%</text:p>
          </table:table-cell>
          <table:table-cell table:style-name="ce6" table:formula="of:=[.B112] + [.B112] * [.C112]" office:value-type="currency" office:currency="PLN" office:value="71650.5" calcext:value-type="currency">
            <text:p>71,650.50 zł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currency" office:currency="PLN" office:value="6342" calcext:value-type="currency">
            <text:p>6,342.00 zł</text:p>
          </table:table-cell>
          <table:table-cell table:style-name="ce5" table:formula="of:=VLOOKUP([.B113]; [.$G$5:.$H$10]; 2; 1)" office:value-type="percentage" office:value="0.06" calcext:value-type="percentage">
            <text:p>6%</text:p>
          </table:table-cell>
          <table:table-cell table:style-name="ce6" table:formula="of:=[.B113] + [.B113] * [.C113]" office:value-type="currency" office:currency="PLN" office:value="6722.52" calcext:value-type="currency">
            <text:p>6,722.52 zł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currency" office:currency="PLN" office:value="76170" calcext:value-type="currency">
            <text:p>76,170.00 zł</text:p>
          </table:table-cell>
          <table:table-cell table:style-name="ce5" table:formula="of:=VLOOKUP([.B114]; [.$G$5:.$H$10]; 2; 1)" office:value-type="percentage" office:value="0.11" calcext:value-type="percentage">
            <text:p>11%</text:p>
          </table:table-cell>
          <table:table-cell table:style-name="ce6" table:formula="of:=[.B114] + [.B114] * [.C114]" office:value-type="currency" office:currency="PLN" office:value="84548.7" calcext:value-type="currency">
            <text:p>84,548.70 zł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currency" office:currency="PLN" office:value="23751" calcext:value-type="currency">
            <text:p>23,751.00 zł</text:p>
          </table:table-cell>
          <table:table-cell table:style-name="ce5" table:formula="of:=VLOOKUP([.B115]; [.$G$5:.$H$10]; 2; 1)" office:value-type="percentage" office:value="0.08" calcext:value-type="percentage">
            <text:p>8%</text:p>
          </table:table-cell>
          <table:table-cell table:style-name="ce6" table:formula="of:=[.B115] + [.B115] * [.C115]" office:value-type="currency" office:currency="PLN" office:value="25651.08" calcext:value-type="currency">
            <text:p>25,651.08 zł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currency" office:currency="PLN" office:value="7756" calcext:value-type="currency">
            <text:p>7,756.00 zł</text:p>
          </table:table-cell>
          <table:table-cell table:style-name="ce5" table:formula="of:=VLOOKUP([.B116]; [.$G$5:.$H$10]; 2; 1)" office:value-type="percentage" office:value="0.06" calcext:value-type="percentage">
            <text:p>6%</text:p>
          </table:table-cell>
          <table:table-cell table:style-name="ce6" table:formula="of:=[.B116] + [.B116] * [.C116]" office:value-type="currency" office:currency="PLN" office:value="8221.36" calcext:value-type="currency">
            <text:p>8,221.36 zł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currency" office:currency="PLN" office:value="24673" calcext:value-type="currency">
            <text:p>24,673.00 zł</text:p>
          </table:table-cell>
          <table:table-cell table:style-name="ce5" table:formula="of:=VLOOKUP([.B117]; [.$G$5:.$H$10]; 2; 1)" office:value-type="percentage" office:value="0.08" calcext:value-type="percentage">
            <text:p>8%</text:p>
          </table:table-cell>
          <table:table-cell table:style-name="ce6" table:formula="of:=[.B117] + [.B117] * [.C117]" office:value-type="currency" office:currency="PLN" office:value="26646.84" calcext:value-type="currency">
            <text:p>26,646.84 zł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currency" office:currency="PLN" office:value="67375" calcext:value-type="currency">
            <text:p>67,375.00 zł</text:p>
          </table:table-cell>
          <table:table-cell table:style-name="ce5" table:formula="of:=VLOOKUP([.B118]; [.$G$5:.$H$10]; 2; 1)" office:value-type="percentage" office:value="0.11" calcext:value-type="percentage">
            <text:p>11%</text:p>
          </table:table-cell>
          <table:table-cell table:style-name="ce6" table:formula="of:=[.B118] + [.B118] * [.C118]" office:value-type="currency" office:currency="PLN" office:value="74786.25" calcext:value-type="currency">
            <text:p>74,786.25 zł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currency" office:currency="PLN" office:value="43911" calcext:value-type="currency">
            <text:p>43,911.00 zł</text:p>
          </table:table-cell>
          <table:table-cell table:style-name="ce5" table:formula="of:=VLOOKUP([.B119]; [.$G$5:.$H$10]; 2; 1)" office:value-type="percentage" office:value="0.1" calcext:value-type="percentage">
            <text:p>10%</text:p>
          </table:table-cell>
          <table:table-cell table:style-name="ce6" table:formula="of:=[.B119] + [.B119] * [.C119]" office:value-type="currency" office:currency="PLN" office:value="48302.1" calcext:value-type="currency">
            <text:p>48,302.10 zł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currency" office:currency="PLN" office:value="19276" calcext:value-type="currency">
            <text:p>19,276.00 zł</text:p>
          </table:table-cell>
          <table:table-cell table:style-name="ce5" table:formula="of:=VLOOKUP([.B120]; [.$G$5:.$H$10]; 2; 1)" office:value-type="percentage" office:value="0.07" calcext:value-type="percentage">
            <text:p>7%</text:p>
          </table:table-cell>
          <table:table-cell table:style-name="ce6" table:formula="of:=[.B120] + [.B120] * [.C120]" office:value-type="currency" office:currency="PLN" office:value="20625.32" calcext:value-type="currency">
            <text:p>20,625.32 zł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currency" office:currency="PLN" office:value="12423" calcext:value-type="currency">
            <text:p>12,423.00 zł</text:p>
          </table:table-cell>
          <table:table-cell table:style-name="ce5" table:formula="of:=VLOOKUP([.B121]; [.$G$5:.$H$10]; 2; 1)" office:value-type="percentage" office:value="0.07" calcext:value-type="percentage">
            <text:p>7%</text:p>
          </table:table-cell>
          <table:table-cell table:style-name="ce6" table:formula="of:=[.B121] + [.B121] * [.C121]" office:value-type="currency" office:currency="PLN" office:value="13292.61" calcext:value-type="currency">
            <text:p>13,292.61 zł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currency" office:currency="PLN" office:value="78517" calcext:value-type="currency">
            <text:p>78,517.00 zł</text:p>
          </table:table-cell>
          <table:table-cell table:style-name="ce5" table:formula="of:=VLOOKUP([.B122]; [.$G$5:.$H$10]; 2; 1)" office:value-type="percentage" office:value="0.11" calcext:value-type="percentage">
            <text:p>11%</text:p>
          </table:table-cell>
          <table:table-cell table:style-name="ce6" table:formula="of:=[.B122] + [.B122] * [.C122]" office:value-type="currency" office:currency="PLN" office:value="87153.87" calcext:value-type="currency">
            <text:p>87,153.87 zł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currency" office:currency="PLN" office:value="16941" calcext:value-type="currency">
            <text:p>16,941.00 zł</text:p>
          </table:table-cell>
          <table:table-cell table:style-name="ce5" table:formula="of:=VLOOKUP([.B123]; [.$G$5:.$H$10]; 2; 1)" office:value-type="percentage" office:value="0.07" calcext:value-type="percentage">
            <text:p>7%</text:p>
          </table:table-cell>
          <table:table-cell table:style-name="ce6" table:formula="of:=[.B123] + [.B123] * [.C123]" office:value-type="currency" office:currency="PLN" office:value="18126.87" calcext:value-type="currency">
            <text:p>18,126.87 zł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currency" office:currency="PLN" office:value="25374" calcext:value-type="currency">
            <text:p>25,374.00 zł</text:p>
          </table:table-cell>
          <table:table-cell table:style-name="ce5" table:formula="of:=VLOOKUP([.B124]; [.$G$5:.$H$10]; 2; 1)" office:value-type="percentage" office:value="0.08" calcext:value-type="percentage">
            <text:p>8%</text:p>
          </table:table-cell>
          <table:table-cell table:style-name="ce6" table:formula="of:=[.B124] + [.B124] * [.C124]" office:value-type="currency" office:currency="PLN" office:value="27403.92" calcext:value-type="currency">
            <text:p>27,403.92 zł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currency" office:currency="PLN" office:value="76189" calcext:value-type="currency">
            <text:p>76,189.00 zł</text:p>
          </table:table-cell>
          <table:table-cell table:style-name="ce5" table:formula="of:=VLOOKUP([.B125]; [.$G$5:.$H$10]; 2; 1)" office:value-type="percentage" office:value="0.11" calcext:value-type="percentage">
            <text:p>11%</text:p>
          </table:table-cell>
          <table:table-cell table:style-name="ce6" table:formula="of:=[.B125] + [.B125] * [.C125]" office:value-type="currency" office:currency="PLN" office:value="84569.79" calcext:value-type="currency">
            <text:p>84,569.79 zł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currency" office:currency="PLN" office:value="27099" calcext:value-type="currency">
            <text:p>27,099.00 zł</text:p>
          </table:table-cell>
          <table:table-cell table:style-name="ce5" table:formula="of:=VLOOKUP([.B126]; [.$G$5:.$H$10]; 2; 1)" office:value-type="percentage" office:value="0.08" calcext:value-type="percentage">
            <text:p>8%</text:p>
          </table:table-cell>
          <table:table-cell table:style-name="ce6" table:formula="of:=[.B126] + [.B126] * [.C126]" office:value-type="currency" office:currency="PLN" office:value="29266.92" calcext:value-type="currency">
            <text:p>29,266.92 zł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currency" office:currency="PLN" office:value="39916" calcext:value-type="currency">
            <text:p>39,916.00 zł</text:p>
          </table:table-cell>
          <table:table-cell table:style-name="ce5" table:formula="of:=VLOOKUP([.B127]; [.$G$5:.$H$10]; 2; 1)" office:value-type="percentage" office:value="0.09" calcext:value-type="percentage">
            <text:p>9%</text:p>
          </table:table-cell>
          <table:table-cell table:style-name="ce6" table:formula="of:=[.B127] + [.B127] * [.C127]" office:value-type="currency" office:currency="PLN" office:value="43508.44" calcext:value-type="currency">
            <text:p>43,508.44 zł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currency" office:currency="PLN" office:value="50075" calcext:value-type="currency">
            <text:p>50,075.00 zł</text:p>
          </table:table-cell>
          <table:table-cell table:style-name="ce5" table:formula="of:=VLOOKUP([.B128]; [.$G$5:.$H$10]; 2; 1)" office:value-type="percentage" office:value="0.11" calcext:value-type="percentage">
            <text:p>11%</text:p>
          </table:table-cell>
          <table:table-cell table:style-name="ce6" table:formula="of:=[.B128] + [.B128] * [.C128]" office:value-type="currency" office:currency="PLN" office:value="55583.25" calcext:value-type="currency">
            <text:p>55,583.25 zł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currency" office:currency="PLN" office:value="14918" calcext:value-type="currency">
            <text:p>14,918.00 zł</text:p>
          </table:table-cell>
          <table:table-cell table:style-name="ce5" table:formula="of:=VLOOKUP([.B129]; [.$G$5:.$H$10]; 2; 1)" office:value-type="percentage" office:value="0.07" calcext:value-type="percentage">
            <text:p>7%</text:p>
          </table:table-cell>
          <table:table-cell table:style-name="ce6" table:formula="of:=[.B129] + [.B129] * [.C129]" office:value-type="currency" office:currency="PLN" office:value="15962.26" calcext:value-type="currency">
            <text:p>15,962.26 zł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currency" office:currency="PLN" office:value="11502" calcext:value-type="currency">
            <text:p>11,502.00 zł</text:p>
          </table:table-cell>
          <table:table-cell table:style-name="ce5" table:formula="of:=VLOOKUP([.B130]; [.$G$5:.$H$10]; 2; 1)" office:value-type="percentage" office:value="0.07" calcext:value-type="percentage">
            <text:p>7%</text:p>
          </table:table-cell>
          <table:table-cell table:style-name="ce6" table:formula="of:=[.B130] + [.B130] * [.C130]" office:value-type="currency" office:currency="PLN" office:value="12307.14" calcext:value-type="currency">
            <text:p>12,307.14 zł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currency" office:currency="PLN" office:value="5009" calcext:value-type="currency">
            <text:p>5,009.00 zł</text:p>
          </table:table-cell>
          <table:table-cell table:style-name="ce5" table:formula="of:=VLOOKUP([.B131]; [.$G$5:.$H$10]; 2; 1)" office:value-type="percentage" office:value="0.06" calcext:value-type="percentage">
            <text:p>6%</text:p>
          </table:table-cell>
          <table:table-cell table:style-name="ce6" table:formula="of:=[.B131] + [.B131] * [.C131]" office:value-type="currency" office:currency="PLN" office:value="5309.54" calcext:value-type="currency">
            <text:p>5,309.54 zł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currency" office:currency="PLN" office:value="53818" calcext:value-type="currency">
            <text:p>53,818.00 zł</text:p>
          </table:table-cell>
          <table:table-cell table:style-name="ce5" table:formula="of:=VLOOKUP([.B132]; [.$G$5:.$H$10]; 2; 1)" office:value-type="percentage" office:value="0.11" calcext:value-type="percentage">
            <text:p>11%</text:p>
          </table:table-cell>
          <table:table-cell table:style-name="ce6" table:formula="of:=[.B132] + [.B132] * [.C132]" office:value-type="currency" office:currency="PLN" office:value="59737.98" calcext:value-type="currency">
            <text:p>59,737.98 zł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currency" office:currency="PLN" office:value="43242" calcext:value-type="currency">
            <text:p>43,242.00 zł</text:p>
          </table:table-cell>
          <table:table-cell table:style-name="ce5" table:formula="of:=VLOOKUP([.B133]; [.$G$5:.$H$10]; 2; 1)" office:value-type="percentage" office:value="0.1" calcext:value-type="percentage">
            <text:p>10%</text:p>
          </table:table-cell>
          <table:table-cell table:style-name="ce6" table:formula="of:=[.B133] + [.B133] * [.C133]" office:value-type="currency" office:currency="PLN" office:value="47566.2" calcext:value-type="currency">
            <text:p>47,566.20 zł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currency" office:currency="PLN" office:value="18681" calcext:value-type="currency">
            <text:p>18,681.00 zł</text:p>
          </table:table-cell>
          <table:table-cell table:style-name="ce5" table:formula="of:=VLOOKUP([.B134]; [.$G$5:.$H$10]; 2; 1)" office:value-type="percentage" office:value="0.07" calcext:value-type="percentage">
            <text:p>7%</text:p>
          </table:table-cell>
          <table:table-cell table:style-name="ce6" table:formula="of:=[.B134] + [.B134] * [.C134]" office:value-type="currency" office:currency="PLN" office:value="19988.67" calcext:value-type="currency">
            <text:p>19,988.67 zł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currency" office:currency="PLN" office:value="52956" calcext:value-type="currency">
            <text:p>52,956.00 zł</text:p>
          </table:table-cell>
          <table:table-cell table:style-name="ce5" table:formula="of:=VLOOKUP([.B135]; [.$G$5:.$H$10]; 2; 1)" office:value-type="percentage" office:value="0.11" calcext:value-type="percentage">
            <text:p>11%</text:p>
          </table:table-cell>
          <table:table-cell table:style-name="ce6" table:formula="of:=[.B135] + [.B135] * [.C135]" office:value-type="currency" office:currency="PLN" office:value="58781.16" calcext:value-type="currency">
            <text:p>58,781.16 zł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currency" office:currency="PLN" office:value="54442" calcext:value-type="currency">
            <text:p>54,442.00 zł</text:p>
          </table:table-cell>
          <table:table-cell table:style-name="ce5" table:formula="of:=VLOOKUP([.B136]; [.$G$5:.$H$10]; 2; 1)" office:value-type="percentage" office:value="0.11" calcext:value-type="percentage">
            <text:p>11%</text:p>
          </table:table-cell>
          <table:table-cell table:style-name="ce6" table:formula="of:=[.B136] + [.B136] * [.C136]" office:value-type="currency" office:currency="PLN" office:value="60430.62" calcext:value-type="currency">
            <text:p>60,430.62 zł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currency" office:currency="PLN" office:value="34208" calcext:value-type="currency">
            <text:p>34,208.00 zł</text:p>
          </table:table-cell>
          <table:table-cell table:style-name="ce5" table:formula="of:=VLOOKUP([.B137]; [.$G$5:.$H$10]; 2; 1)" office:value-type="percentage" office:value="0.09" calcext:value-type="percentage">
            <text:p>9%</text:p>
          </table:table-cell>
          <table:table-cell table:style-name="ce6" table:formula="of:=[.B137] + [.B137] * [.C137]" office:value-type="currency" office:currency="PLN" office:value="37286.72" calcext:value-type="currency">
            <text:p>37,286.72 zł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currency" office:currency="PLN" office:value="14249" calcext:value-type="currency">
            <text:p>14,249.00 zł</text:p>
          </table:table-cell>
          <table:table-cell table:style-name="ce5" table:formula="of:=VLOOKUP([.B138]; [.$G$5:.$H$10]; 2; 1)" office:value-type="percentage" office:value="0.07" calcext:value-type="percentage">
            <text:p>7%</text:p>
          </table:table-cell>
          <table:table-cell table:style-name="ce6" table:formula="of:=[.B138] + [.B138] * [.C138]" office:value-type="currency" office:currency="PLN" office:value="15246.43" calcext:value-type="currency">
            <text:p>15,246.43 zł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currency" office:currency="PLN" office:value="51489" calcext:value-type="currency">
            <text:p>51,489.00 zł</text:p>
          </table:table-cell>
          <table:table-cell table:style-name="ce5" table:formula="of:=VLOOKUP([.B139]; [.$G$5:.$H$10]; 2; 1)" office:value-type="percentage" office:value="0.11" calcext:value-type="percentage">
            <text:p>11%</text:p>
          </table:table-cell>
          <table:table-cell table:style-name="ce6" table:formula="of:=[.B139] + [.B139] * [.C139]" office:value-type="currency" office:currency="PLN" office:value="57152.79" calcext:value-type="currency">
            <text:p>57,152.79 zł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currency" office:currency="PLN" office:value="26005" calcext:value-type="currency">
            <text:p>26,005.00 zł</text:p>
          </table:table-cell>
          <table:table-cell table:style-name="ce5" table:formula="of:=VLOOKUP([.B140]; [.$G$5:.$H$10]; 2; 1)" office:value-type="percentage" office:value="0.08" calcext:value-type="percentage">
            <text:p>8%</text:p>
          </table:table-cell>
          <table:table-cell table:style-name="ce6" table:formula="of:=[.B140] + [.B140] * [.C140]" office:value-type="currency" office:currency="PLN" office:value="28085.4" calcext:value-type="currency">
            <text:p>28,085.40 zł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currency" office:currency="PLN" office:value="38848" calcext:value-type="currency">
            <text:p>38,848.00 zł</text:p>
          </table:table-cell>
          <table:table-cell table:style-name="ce5" table:formula="of:=VLOOKUP([.B141]; [.$G$5:.$H$10]; 2; 1)" office:value-type="percentage" office:value="0.09" calcext:value-type="percentage">
            <text:p>9%</text:p>
          </table:table-cell>
          <table:table-cell table:style-name="ce6" table:formula="of:=[.B141] + [.B141] * [.C141]" office:value-type="currency" office:currency="PLN" office:value="42344.32" calcext:value-type="currency">
            <text:p>42,344.32 zł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currency" office:currency="PLN" office:value="77453" calcext:value-type="currency">
            <text:p>77,453.00 zł</text:p>
          </table:table-cell>
          <table:table-cell table:style-name="ce5" table:formula="of:=VLOOKUP([.B142]; [.$G$5:.$H$10]; 2; 1)" office:value-type="percentage" office:value="0.11" calcext:value-type="percentage">
            <text:p>11%</text:p>
          </table:table-cell>
          <table:table-cell table:style-name="ce6" table:formula="of:=[.B142] + [.B142] * [.C142]" office:value-type="currency" office:currency="PLN" office:value="85972.83" calcext:value-type="currency">
            <text:p>85,972.83 zł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currency" office:currency="PLN" office:value="10490" calcext:value-type="currency">
            <text:p>10,490.00 zł</text:p>
          </table:table-cell>
          <table:table-cell table:style-name="ce5" table:formula="of:=VLOOKUP([.B143]; [.$G$5:.$H$10]; 2; 1)" office:value-type="percentage" office:value="0.07" calcext:value-type="percentage">
            <text:p>7%</text:p>
          </table:table-cell>
          <table:table-cell table:style-name="ce6" table:formula="of:=[.B143] + [.B143] * [.C143]" office:value-type="currency" office:currency="PLN" office:value="11224.3" calcext:value-type="currency">
            <text:p>11,224.30 zł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currency" office:currency="PLN" office:value="14727" calcext:value-type="currency">
            <text:p>14,727.00 zł</text:p>
          </table:table-cell>
          <table:table-cell table:style-name="ce5" table:formula="of:=VLOOKUP([.B144]; [.$G$5:.$H$10]; 2; 1)" office:value-type="percentage" office:value="0.07" calcext:value-type="percentage">
            <text:p>7%</text:p>
          </table:table-cell>
          <table:table-cell table:style-name="ce6" table:formula="of:=[.B144] + [.B144] * [.C144]" office:value-type="currency" office:currency="PLN" office:value="15757.89" calcext:value-type="currency">
            <text:p>15,757.89 zł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currency" office:currency="PLN" office:value="69402" calcext:value-type="currency">
            <text:p>69,402.00 zł</text:p>
          </table:table-cell>
          <table:table-cell table:style-name="ce5" table:formula="of:=VLOOKUP([.B145]; [.$G$5:.$H$10]; 2; 1)" office:value-type="percentage" office:value="0.11" calcext:value-type="percentage">
            <text:p>11%</text:p>
          </table:table-cell>
          <table:table-cell table:style-name="ce6" table:formula="of:=[.B145] + [.B145] * [.C145]" office:value-type="currency" office:currency="PLN" office:value="77036.22" calcext:value-type="currency">
            <text:p>77,036.22 zł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currency" office:currency="PLN" office:value="35081" calcext:value-type="currency">
            <text:p>35,081.00 zł</text:p>
          </table:table-cell>
          <table:table-cell table:style-name="ce5" table:formula="of:=VLOOKUP([.B146]; [.$G$5:.$H$10]; 2; 1)" office:value-type="percentage" office:value="0.09" calcext:value-type="percentage">
            <text:p>9%</text:p>
          </table:table-cell>
          <table:table-cell table:style-name="ce6" table:formula="of:=[.B146] + [.B146] * [.C146]" office:value-type="currency" office:currency="PLN" office:value="38238.29" calcext:value-type="currency">
            <text:p>38,238.29 zł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currency" office:currency="PLN" office:value="22598" calcext:value-type="currency">
            <text:p>22,598.00 zł</text:p>
          </table:table-cell>
          <table:table-cell table:style-name="ce5" table:formula="of:=VLOOKUP([.B147]; [.$G$5:.$H$10]; 2; 1)" office:value-type="percentage" office:value="0.08" calcext:value-type="percentage">
            <text:p>8%</text:p>
          </table:table-cell>
          <table:table-cell table:style-name="ce6" table:formula="of:=[.B147] + [.B147] * [.C147]" office:value-type="currency" office:currency="PLN" office:value="24405.84" calcext:value-type="currency">
            <text:p>24,405.84 zł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currency" office:currency="PLN" office:value="40493" calcext:value-type="currency">
            <text:p>40,493.00 zł</text:p>
          </table:table-cell>
          <table:table-cell table:style-name="ce5" table:formula="of:=VLOOKUP([.B148]; [.$G$5:.$H$10]; 2; 1)" office:value-type="percentage" office:value="0.1" calcext:value-type="percentage">
            <text:p>10%</text:p>
          </table:table-cell>
          <table:table-cell table:style-name="ce6" table:formula="of:=[.B148] + [.B148] * [.C148]" office:value-type="currency" office:currency="PLN" office:value="44542.3" calcext:value-type="currency">
            <text:p>44,542.30 zł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currency" office:currency="PLN" office:value="11407" calcext:value-type="currency">
            <text:p>11,407.00 zł</text:p>
          </table:table-cell>
          <table:table-cell table:style-name="ce5" table:formula="of:=VLOOKUP([.B149]; [.$G$5:.$H$10]; 2; 1)" office:value-type="percentage" office:value="0.07" calcext:value-type="percentage">
            <text:p>7%</text:p>
          </table:table-cell>
          <table:table-cell table:style-name="ce6" table:formula="of:=[.B149] + [.B149] * [.C149]" office:value-type="currency" office:currency="PLN" office:value="12205.49" calcext:value-type="currency">
            <text:p>12,205.49 zł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currency" office:currency="PLN" office:value="24624" calcext:value-type="currency">
            <text:p>24,624.00 zł</text:p>
          </table:table-cell>
          <table:table-cell table:style-name="ce5" table:formula="of:=VLOOKUP([.B150]; [.$G$5:.$H$10]; 2; 1)" office:value-type="percentage" office:value="0.08" calcext:value-type="percentage">
            <text:p>8%</text:p>
          </table:table-cell>
          <table:table-cell table:style-name="ce6" table:formula="of:=[.B150] + [.B150] * [.C150]" office:value-type="currency" office:currency="PLN" office:value="26593.92" calcext:value-type="currency">
            <text:p>26,593.92 zł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currency" office:currency="PLN" office:value="3691" calcext:value-type="currency">
            <text:p>3,691.00 zł</text:p>
          </table:table-cell>
          <table:table-cell table:style-name="ce5" table:formula="of:=VLOOKUP([.B151]; [.$G$5:.$H$10]; 2; 1)" office:value-type="percentage" office:value="0.06" calcext:value-type="percentage">
            <text:p>6%</text:p>
          </table:table-cell>
          <table:table-cell table:style-name="ce6" table:formula="of:=[.B151] + [.B151] * [.C151]" office:value-type="currency" office:currency="PLN" office:value="3912.46" calcext:value-type="currency">
            <text:p>3,912.46 zł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currency" office:currency="PLN" office:value="45933" calcext:value-type="currency">
            <text:p>45,933.00 zł</text:p>
          </table:table-cell>
          <table:table-cell table:style-name="ce5" table:formula="of:=VLOOKUP([.B152]; [.$G$5:.$H$10]; 2; 1)" office:value-type="percentage" office:value="0.1" calcext:value-type="percentage">
            <text:p>10%</text:p>
          </table:table-cell>
          <table:table-cell table:style-name="ce6" table:formula="of:=[.B152] + [.B152] * [.C152]" office:value-type="currency" office:currency="PLN" office:value="50526.3" calcext:value-type="currency">
            <text:p>50,526.30 zł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currency" office:currency="PLN" office:value="1388" calcext:value-type="currency">
            <text:p>1,388.00 zł</text:p>
          </table:table-cell>
          <table:table-cell table:style-name="ce5" table:formula="of:=VLOOKUP([.B153]; [.$G$5:.$H$10]; 2; 1)" office:value-type="percentage" office:value="0.06" calcext:value-type="percentage">
            <text:p>6%</text:p>
          </table:table-cell>
          <table:table-cell table:style-name="ce6" table:formula="of:=[.B153] + [.B153] * [.C153]" office:value-type="currency" office:currency="PLN" office:value="1471.28" calcext:value-type="currency">
            <text:p>1,471.28 zł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currency" office:currency="PLN" office:value="77221" calcext:value-type="currency">
            <text:p>77,221.00 zł</text:p>
          </table:table-cell>
          <table:table-cell table:style-name="ce5" table:formula="of:=VLOOKUP([.B154]; [.$G$5:.$H$10]; 2; 1)" office:value-type="percentage" office:value="0.11" calcext:value-type="percentage">
            <text:p>11%</text:p>
          </table:table-cell>
          <table:table-cell table:style-name="ce6" table:formula="of:=[.B154] + [.B154] * [.C154]" office:value-type="currency" office:currency="PLN" office:value="85715.31" calcext:value-type="currency">
            <text:p>85,715.31 zł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currency" office:currency="PLN" office:value="38764" calcext:value-type="currency">
            <text:p>38,764.00 zł</text:p>
          </table:table-cell>
          <table:table-cell table:style-name="ce5" table:formula="of:=VLOOKUP([.B155]; [.$G$5:.$H$10]; 2; 1)" office:value-type="percentage" office:value="0.09" calcext:value-type="percentage">
            <text:p>9%</text:p>
          </table:table-cell>
          <table:table-cell table:style-name="ce6" table:formula="of:=[.B155] + [.B155] * [.C155]" office:value-type="currency" office:currency="PLN" office:value="42252.76" calcext:value-type="currency">
            <text:p>42,252.76 zł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currency" office:currency="PLN" office:value="10706" calcext:value-type="currency">
            <text:p>10,706.00 zł</text:p>
          </table:table-cell>
          <table:table-cell table:style-name="ce5" table:formula="of:=VLOOKUP([.B156]; [.$G$5:.$H$10]; 2; 1)" office:value-type="percentage" office:value="0.07" calcext:value-type="percentage">
            <text:p>7%</text:p>
          </table:table-cell>
          <table:table-cell table:style-name="ce6" table:formula="of:=[.B156] + [.B156] * [.C156]" office:value-type="currency" office:currency="PLN" office:value="11455.42" calcext:value-type="currency">
            <text:p>11,455.42 zł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currency" office:currency="PLN" office:value="41494" calcext:value-type="currency">
            <text:p>41,494.00 zł</text:p>
          </table:table-cell>
          <table:table-cell table:style-name="ce5" table:formula="of:=VLOOKUP([.B157]; [.$G$5:.$H$10]; 2; 1)" office:value-type="percentage" office:value="0.1" calcext:value-type="percentage">
            <text:p>10%</text:p>
          </table:table-cell>
          <table:table-cell table:style-name="ce6" table:formula="of:=[.B157] + [.B157] * [.C157]" office:value-type="currency" office:currency="PLN" office:value="45643.4" calcext:value-type="currency">
            <text:p>45,643.40 zł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currency" office:currency="PLN" office:value="53146" calcext:value-type="currency">
            <text:p>53,146.00 zł</text:p>
          </table:table-cell>
          <table:table-cell table:style-name="ce5" table:formula="of:=VLOOKUP([.B158]; [.$G$5:.$H$10]; 2; 1)" office:value-type="percentage" office:value="0.11" calcext:value-type="percentage">
            <text:p>11%</text:p>
          </table:table-cell>
          <table:table-cell table:style-name="ce6" table:formula="of:=[.B158] + [.B158] * [.C158]" office:value-type="currency" office:currency="PLN" office:value="58992.06" calcext:value-type="currency">
            <text:p>58,992.06 zł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currency" office:currency="PLN" office:value="55053" calcext:value-type="currency">
            <text:p>55,053.00 zł</text:p>
          </table:table-cell>
          <table:table-cell table:style-name="ce5" table:formula="of:=VLOOKUP([.B159]; [.$G$5:.$H$10]; 2; 1)" office:value-type="percentage" office:value="0.11" calcext:value-type="percentage">
            <text:p>11%</text:p>
          </table:table-cell>
          <table:table-cell table:style-name="ce6" table:formula="of:=[.B159] + [.B159] * [.C159]" office:value-type="currency" office:currency="PLN" office:value="61108.83" calcext:value-type="currency">
            <text:p>61,108.83 zł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currency" office:currency="PLN" office:value="53986" calcext:value-type="currency">
            <text:p>53,986.00 zł</text:p>
          </table:table-cell>
          <table:table-cell table:style-name="ce5" table:formula="of:=VLOOKUP([.B160]; [.$G$5:.$H$10]; 2; 1)" office:value-type="percentage" office:value="0.11" calcext:value-type="percentage">
            <text:p>11%</text:p>
          </table:table-cell>
          <table:table-cell table:style-name="ce6" table:formula="of:=[.B160] + [.B160] * [.C160]" office:value-type="currency" office:currency="PLN" office:value="59924.46" calcext:value-type="currency">
            <text:p>59,924.46 zł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currency" office:currency="PLN" office:value="53465" calcext:value-type="currency">
            <text:p>53,465.00 zł</text:p>
          </table:table-cell>
          <table:table-cell table:style-name="ce5" table:formula="of:=VLOOKUP([.B161]; [.$G$5:.$H$10]; 2; 1)" office:value-type="percentage" office:value="0.11" calcext:value-type="percentage">
            <text:p>11%</text:p>
          </table:table-cell>
          <table:table-cell table:style-name="ce6" table:formula="of:=[.B161] + [.B161] * [.C161]" office:value-type="currency" office:currency="PLN" office:value="59346.15" calcext:value-type="currency">
            <text:p>59,346.15 zł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currency" office:currency="PLN" office:value="16027" calcext:value-type="currency">
            <text:p>16,027.00 zł</text:p>
          </table:table-cell>
          <table:table-cell table:style-name="ce5" table:formula="of:=VLOOKUP([.B162]; [.$G$5:.$H$10]; 2; 1)" office:value-type="percentage" office:value="0.07" calcext:value-type="percentage">
            <text:p>7%</text:p>
          </table:table-cell>
          <table:table-cell table:style-name="ce6" table:formula="of:=[.B162] + [.B162] * [.C162]" office:value-type="currency" office:currency="PLN" office:value="17148.89" calcext:value-type="currency">
            <text:p>17,148.89 zł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currency" office:currency="PLN" office:value="71121" calcext:value-type="currency">
            <text:p>71,121.00 zł</text:p>
          </table:table-cell>
          <table:table-cell table:style-name="ce5" table:formula="of:=VLOOKUP([.B163]; [.$G$5:.$H$10]; 2; 1)" office:value-type="percentage" office:value="0.11" calcext:value-type="percentage">
            <text:p>11%</text:p>
          </table:table-cell>
          <table:table-cell table:style-name="ce6" table:formula="of:=[.B163] + [.B163] * [.C163]" office:value-type="currency" office:currency="PLN" office:value="78944.31" calcext:value-type="currency">
            <text:p>78,944.31 zł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currency" office:currency="PLN" office:value="68886" calcext:value-type="currency">
            <text:p>68,886.00 zł</text:p>
          </table:table-cell>
          <table:table-cell table:style-name="ce5" table:formula="of:=VLOOKUP([.B164]; [.$G$5:.$H$10]; 2; 1)" office:value-type="percentage" office:value="0.11" calcext:value-type="percentage">
            <text:p>11%</text:p>
          </table:table-cell>
          <table:table-cell table:style-name="ce6" table:formula="of:=[.B164] + [.B164] * [.C164]" office:value-type="currency" office:currency="PLN" office:value="76463.46" calcext:value-type="currency">
            <text:p>76,463.46 zł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currency" office:currency="PLN" office:value="65587" calcext:value-type="currency">
            <text:p>65,587.00 zł</text:p>
          </table:table-cell>
          <table:table-cell table:style-name="ce5" table:formula="of:=VLOOKUP([.B165]; [.$G$5:.$H$10]; 2; 1)" office:value-type="percentage" office:value="0.11" calcext:value-type="percentage">
            <text:p>11%</text:p>
          </table:table-cell>
          <table:table-cell table:style-name="ce6" table:formula="of:=[.B165] + [.B165] * [.C165]" office:value-type="currency" office:currency="PLN" office:value="72801.57" calcext:value-type="currency">
            <text:p>72,801.57 zł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currency" office:currency="PLN" office:value="72828" calcext:value-type="currency">
            <text:p>72,828.00 zł</text:p>
          </table:table-cell>
          <table:table-cell table:style-name="ce5" table:formula="of:=VLOOKUP([.B166]; [.$G$5:.$H$10]; 2; 1)" office:value-type="percentage" office:value="0.11" calcext:value-type="percentage">
            <text:p>11%</text:p>
          </table:table-cell>
          <table:table-cell table:style-name="ce6" table:formula="of:=[.B166] + [.B166] * [.C166]" office:value-type="currency" office:currency="PLN" office:value="80839.08" calcext:value-type="currency">
            <text:p>80,839.08 zł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currency" office:currency="PLN" office:value="54778" calcext:value-type="currency">
            <text:p>54,778.00 zł</text:p>
          </table:table-cell>
          <table:table-cell table:style-name="ce5" table:formula="of:=VLOOKUP([.B167]; [.$G$5:.$H$10]; 2; 1)" office:value-type="percentage" office:value="0.11" calcext:value-type="percentage">
            <text:p>11%</text:p>
          </table:table-cell>
          <table:table-cell table:style-name="ce6" table:formula="of:=[.B167] + [.B167] * [.C167]" office:value-type="currency" office:currency="PLN" office:value="60803.58" calcext:value-type="currency">
            <text:p>60,803.58 zł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currency" office:currency="PLN" office:value="3946" calcext:value-type="currency">
            <text:p>3,946.00 zł</text:p>
          </table:table-cell>
          <table:table-cell table:style-name="ce5" table:formula="of:=VLOOKUP([.B168]; [.$G$5:.$H$10]; 2; 1)" office:value-type="percentage" office:value="0.06" calcext:value-type="percentage">
            <text:p>6%</text:p>
          </table:table-cell>
          <table:table-cell table:style-name="ce6" table:formula="of:=[.B168] + [.B168] * [.C168]" office:value-type="currency" office:currency="PLN" office:value="4182.76" calcext:value-type="currency">
            <text:p>4,182.76 zł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currency" office:currency="PLN" office:value="37078" calcext:value-type="currency">
            <text:p>37,078.00 zł</text:p>
          </table:table-cell>
          <table:table-cell table:style-name="ce5" table:formula="of:=VLOOKUP([.B169]; [.$G$5:.$H$10]; 2; 1)" office:value-type="percentage" office:value="0.09" calcext:value-type="percentage">
            <text:p>9%</text:p>
          </table:table-cell>
          <table:table-cell table:style-name="ce6" table:formula="of:=[.B169] + [.B169] * [.C169]" office:value-type="currency" office:currency="PLN" office:value="40415.02" calcext:value-type="currency">
            <text:p>40,415.02 zł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currency" office:currency="PLN" office:value="53536" calcext:value-type="currency">
            <text:p>53,536.00 zł</text:p>
          </table:table-cell>
          <table:table-cell table:style-name="ce5" table:formula="of:=VLOOKUP([.B170]; [.$G$5:.$H$10]; 2; 1)" office:value-type="percentage" office:value="0.11" calcext:value-type="percentage">
            <text:p>11%</text:p>
          </table:table-cell>
          <table:table-cell table:style-name="ce6" table:formula="of:=[.B170] + [.B170] * [.C170]" office:value-type="currency" office:currency="PLN" office:value="59424.96" calcext:value-type="currency">
            <text:p>59,424.96 zł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currency" office:currency="PLN" office:value="77088" calcext:value-type="currency">
            <text:p>77,088.00 zł</text:p>
          </table:table-cell>
          <table:table-cell table:style-name="ce5" table:formula="of:=VLOOKUP([.B171]; [.$G$5:.$H$10]; 2; 1)" office:value-type="percentage" office:value="0.11" calcext:value-type="percentage">
            <text:p>11%</text:p>
          </table:table-cell>
          <table:table-cell table:style-name="ce6" table:formula="of:=[.B171] + [.B171] * [.C171]" office:value-type="currency" office:currency="PLN" office:value="85567.68" calcext:value-type="currency">
            <text:p>85,567.68 zł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currency" office:currency="PLN" office:value="7158" calcext:value-type="currency">
            <text:p>7,158.00 zł</text:p>
          </table:table-cell>
          <table:table-cell table:style-name="ce5" table:formula="of:=VLOOKUP([.B172]; [.$G$5:.$H$10]; 2; 1)" office:value-type="percentage" office:value="0.06" calcext:value-type="percentage">
            <text:p>6%</text:p>
          </table:table-cell>
          <table:table-cell table:style-name="ce6" table:formula="of:=[.B172] + [.B172] * [.C172]" office:value-type="currency" office:currency="PLN" office:value="7587.48" calcext:value-type="currency">
            <text:p>7,587.48 zł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currency" office:currency="PLN" office:value="52922" calcext:value-type="currency">
            <text:p>52,922.00 zł</text:p>
          </table:table-cell>
          <table:table-cell table:style-name="ce5" table:formula="of:=VLOOKUP([.B173]; [.$G$5:.$H$10]; 2; 1)" office:value-type="percentage" office:value="0.11" calcext:value-type="percentage">
            <text:p>11%</text:p>
          </table:table-cell>
          <table:table-cell table:style-name="ce6" table:formula="of:=[.B173] + [.B173] * [.C173]" office:value-type="currency" office:currency="PLN" office:value="58743.42" calcext:value-type="currency">
            <text:p>58,743.42 zł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currency" office:currency="PLN" office:value="26901" calcext:value-type="currency">
            <text:p>26,901.00 zł</text:p>
          </table:table-cell>
          <table:table-cell table:style-name="ce5" table:formula="of:=VLOOKUP([.B174]; [.$G$5:.$H$10]; 2; 1)" office:value-type="percentage" office:value="0.08" calcext:value-type="percentage">
            <text:p>8%</text:p>
          </table:table-cell>
          <table:table-cell table:style-name="ce6" table:formula="of:=[.B174] + [.B174] * [.C174]" office:value-type="currency" office:currency="PLN" office:value="29053.08" calcext:value-type="currency">
            <text:p>29,053.08 zł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currency" office:currency="PLN" office:value="19543" calcext:value-type="currency">
            <text:p>19,543.00 zł</text:p>
          </table:table-cell>
          <table:table-cell table:style-name="ce5" table:formula="of:=VLOOKUP([.B175]; [.$G$5:.$H$10]; 2; 1)" office:value-type="percentage" office:value="0.07" calcext:value-type="percentage">
            <text:p>7%</text:p>
          </table:table-cell>
          <table:table-cell table:style-name="ce6" table:formula="of:=[.B175] + [.B175] * [.C175]" office:value-type="currency" office:currency="PLN" office:value="20911.01" calcext:value-type="currency">
            <text:p>20,911.01 zł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currency" office:currency="PLN" office:value="50643" calcext:value-type="currency">
            <text:p>50,643.00 zł</text:p>
          </table:table-cell>
          <table:table-cell table:style-name="ce5" table:formula="of:=VLOOKUP([.B176]; [.$G$5:.$H$10]; 2; 1)" office:value-type="percentage" office:value="0.11" calcext:value-type="percentage">
            <text:p>11%</text:p>
          </table:table-cell>
          <table:table-cell table:style-name="ce6" table:formula="of:=[.B176] + [.B176] * [.C176]" office:value-type="currency" office:currency="PLN" office:value="56213.73" calcext:value-type="currency">
            <text:p>56,213.73 zł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currency" office:currency="PLN" office:value="62474" calcext:value-type="currency">
            <text:p>62,474.00 zł</text:p>
          </table:table-cell>
          <table:table-cell table:style-name="ce5" table:formula="of:=VLOOKUP([.B177]; [.$G$5:.$H$10]; 2; 1)" office:value-type="percentage" office:value="0.11" calcext:value-type="percentage">
            <text:p>11%</text:p>
          </table:table-cell>
          <table:table-cell table:style-name="ce6" table:formula="of:=[.B177] + [.B177] * [.C177]" office:value-type="currency" office:currency="PLN" office:value="69346.14" calcext:value-type="currency">
            <text:p>69,346.14 zł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currency" office:currency="PLN" office:value="18993" calcext:value-type="currency">
            <text:p>18,993.00 zł</text:p>
          </table:table-cell>
          <table:table-cell table:style-name="ce5" table:formula="of:=VLOOKUP([.B178]; [.$G$5:.$H$10]; 2; 1)" office:value-type="percentage" office:value="0.07" calcext:value-type="percentage">
            <text:p>7%</text:p>
          </table:table-cell>
          <table:table-cell table:style-name="ce6" table:formula="of:=[.B178] + [.B178] * [.C178]" office:value-type="currency" office:currency="PLN" office:value="20322.51" calcext:value-type="currency">
            <text:p>20,322.51 zł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currency" office:currency="PLN" office:value="49005" calcext:value-type="currency">
            <text:p>49,005.00 zł</text:p>
          </table:table-cell>
          <table:table-cell table:style-name="ce5" table:formula="of:=VLOOKUP([.B179]; [.$G$5:.$H$10]; 2; 1)" office:value-type="percentage" office:value="0.1" calcext:value-type="percentage">
            <text:p>10%</text:p>
          </table:table-cell>
          <table:table-cell table:style-name="ce6" table:formula="of:=[.B179] + [.B179] * [.C179]" office:value-type="currency" office:currency="PLN" office:value="53905.5" calcext:value-type="currency">
            <text:p>53,905.50 zł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currency" office:currency="PLN" office:value="14739" calcext:value-type="currency">
            <text:p>14,739.00 zł</text:p>
          </table:table-cell>
          <table:table-cell table:style-name="ce5" table:formula="of:=VLOOKUP([.B180]; [.$G$5:.$H$10]; 2; 1)" office:value-type="percentage" office:value="0.07" calcext:value-type="percentage">
            <text:p>7%</text:p>
          </table:table-cell>
          <table:table-cell table:style-name="ce6" table:formula="of:=[.B180] + [.B180] * [.C180]" office:value-type="currency" office:currency="PLN" office:value="15770.73" calcext:value-type="currency">
            <text:p>15,770.73 zł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currency" office:currency="PLN" office:value="3022" calcext:value-type="currency">
            <text:p>3,022.00 zł</text:p>
          </table:table-cell>
          <table:table-cell table:style-name="ce5" table:formula="of:=VLOOKUP([.B181]; [.$G$5:.$H$10]; 2; 1)" office:value-type="percentage" office:value="0.06" calcext:value-type="percentage">
            <text:p>6%</text:p>
          </table:table-cell>
          <table:table-cell table:style-name="ce6" table:formula="of:=[.B181] + [.B181] * [.C181]" office:value-type="currency" office:currency="PLN" office:value="3203.32" calcext:value-type="currency">
            <text:p>3,203.32 zł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currency" office:currency="PLN" office:value="36598" calcext:value-type="currency">
            <text:p>36,598.00 zł</text:p>
          </table:table-cell>
          <table:table-cell table:style-name="ce5" table:formula="of:=VLOOKUP([.B182]; [.$G$5:.$H$10]; 2; 1)" office:value-type="percentage" office:value="0.09" calcext:value-type="percentage">
            <text:p>9%</text:p>
          </table:table-cell>
          <table:table-cell table:style-name="ce6" table:formula="of:=[.B182] + [.B182] * [.C182]" office:value-type="currency" office:currency="PLN" office:value="39891.82" calcext:value-type="currency">
            <text:p>39,891.82 zł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currency" office:currency="PLN" office:value="33848" calcext:value-type="currency">
            <text:p>33,848.00 zł</text:p>
          </table:table-cell>
          <table:table-cell table:style-name="ce5" table:formula="of:=VLOOKUP([.B183]; [.$G$5:.$H$10]; 2; 1)" office:value-type="percentage" office:value="0.09" calcext:value-type="percentage">
            <text:p>9%</text:p>
          </table:table-cell>
          <table:table-cell table:style-name="ce6" table:formula="of:=[.B183] + [.B183] * [.C183]" office:value-type="currency" office:currency="PLN" office:value="36894.32" calcext:value-type="currency">
            <text:p>36,894.32 zł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currency" office:currency="PLN" office:value="3830" calcext:value-type="currency">
            <text:p>3,830.00 zł</text:p>
          </table:table-cell>
          <table:table-cell table:style-name="ce5" table:formula="of:=VLOOKUP([.B184]; [.$G$5:.$H$10]; 2; 1)" office:value-type="percentage" office:value="0.06" calcext:value-type="percentage">
            <text:p>6%</text:p>
          </table:table-cell>
          <table:table-cell table:style-name="ce6" table:formula="of:=[.B184] + [.B184] * [.C184]" office:value-type="currency" office:currency="PLN" office:value="4059.8" calcext:value-type="currency">
            <text:p>4,059.80 zł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currency" office:currency="PLN" office:value="15818" calcext:value-type="currency">
            <text:p>15,818.00 zł</text:p>
          </table:table-cell>
          <table:table-cell table:style-name="ce5" table:formula="of:=VLOOKUP([.B185]; [.$G$5:.$H$10]; 2; 1)" office:value-type="percentage" office:value="0.07" calcext:value-type="percentage">
            <text:p>7%</text:p>
          </table:table-cell>
          <table:table-cell table:style-name="ce6" table:formula="of:=[.B185] + [.B185] * [.C185]" office:value-type="currency" office:currency="PLN" office:value="16925.26" calcext:value-type="currency">
            <text:p>16,925.26 zł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currency" office:currency="PLN" office:value="21448" calcext:value-type="currency">
            <text:p>21,448.00 zł</text:p>
          </table:table-cell>
          <table:table-cell table:style-name="ce5" table:formula="of:=VLOOKUP([.B186]; [.$G$5:.$H$10]; 2; 1)" office:value-type="percentage" office:value="0.08" calcext:value-type="percentage">
            <text:p>8%</text:p>
          </table:table-cell>
          <table:table-cell table:style-name="ce6" table:formula="of:=[.B186] + [.B186] * [.C186]" office:value-type="currency" office:currency="PLN" office:value="23163.84" calcext:value-type="currency">
            <text:p>23,163.84 zł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currency" office:currency="PLN" office:value="28592" calcext:value-type="currency">
            <text:p>28,592.00 zł</text:p>
          </table:table-cell>
          <table:table-cell table:style-name="ce5" table:formula="of:=VLOOKUP([.B187]; [.$G$5:.$H$10]; 2; 1)" office:value-type="percentage" office:value="0.08" calcext:value-type="percentage">
            <text:p>8%</text:p>
          </table:table-cell>
          <table:table-cell table:style-name="ce6" table:formula="of:=[.B187] + [.B187] * [.C187]" office:value-type="currency" office:currency="PLN" office:value="30879.36" calcext:value-type="currency">
            <text:p>30,879.36 zł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currency" office:currency="PLN" office:value="72694" calcext:value-type="currency">
            <text:p>72,694.00 zł</text:p>
          </table:table-cell>
          <table:table-cell table:style-name="ce5" table:formula="of:=VLOOKUP([.B188]; [.$G$5:.$H$10]; 2; 1)" office:value-type="percentage" office:value="0.11" calcext:value-type="percentage">
            <text:p>11%</text:p>
          </table:table-cell>
          <table:table-cell table:style-name="ce6" table:formula="of:=[.B188] + [.B188] * [.C188]" office:value-type="currency" office:currency="PLN" office:value="80690.34" calcext:value-type="currency">
            <text:p>80,690.34 zł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currency" office:currency="PLN" office:value="77122" calcext:value-type="currency">
            <text:p>77,122.00 zł</text:p>
          </table:table-cell>
          <table:table-cell table:style-name="ce5" table:formula="of:=VLOOKUP([.B189]; [.$G$5:.$H$10]; 2; 1)" office:value-type="percentage" office:value="0.11" calcext:value-type="percentage">
            <text:p>11%</text:p>
          </table:table-cell>
          <table:table-cell table:style-name="ce6" table:formula="of:=[.B189] + [.B189] * [.C189]" office:value-type="currency" office:currency="PLN" office:value="85605.42" calcext:value-type="currency">
            <text:p>85,605.42 zł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currency" office:currency="PLN" office:value="1546" calcext:value-type="currency">
            <text:p>1,546.00 zł</text:p>
          </table:table-cell>
          <table:table-cell table:style-name="ce5" table:formula="of:=VLOOKUP([.B190]; [.$G$5:.$H$10]; 2; 1)" office:value-type="percentage" office:value="0.06" calcext:value-type="percentage">
            <text:p>6%</text:p>
          </table:table-cell>
          <table:table-cell table:style-name="ce6" table:formula="of:=[.B190] + [.B190] * [.C190]" office:value-type="currency" office:currency="PLN" office:value="1638.76" calcext:value-type="currency">
            <text:p>1,638.76 zł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currency" office:currency="PLN" office:value="9431" calcext:value-type="currency">
            <text:p>9,431.00 zł</text:p>
          </table:table-cell>
          <table:table-cell table:style-name="ce5" table:formula="of:=VLOOKUP([.B191]; [.$G$5:.$H$10]; 2; 1)" office:value-type="percentage" office:value="0.06" calcext:value-type="percentage">
            <text:p>6%</text:p>
          </table:table-cell>
          <table:table-cell table:style-name="ce6" table:formula="of:=[.B191] + [.B191] * [.C191]" office:value-type="currency" office:currency="PLN" office:value="9996.86" calcext:value-type="currency">
            <text:p>9,996.86 zł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currency" office:currency="PLN" office:value="66005" calcext:value-type="currency">
            <text:p>66,005.00 zł</text:p>
          </table:table-cell>
          <table:table-cell table:style-name="ce5" table:formula="of:=VLOOKUP([.B192]; [.$G$5:.$H$10]; 2; 1)" office:value-type="percentage" office:value="0.11" calcext:value-type="percentage">
            <text:p>11%</text:p>
          </table:table-cell>
          <table:table-cell table:style-name="ce6" table:formula="of:=[.B192] + [.B192] * [.C192]" office:value-type="currency" office:currency="PLN" office:value="73265.55" calcext:value-type="currency">
            <text:p>73,265.55 zł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currency" office:currency="PLN" office:value="5764" calcext:value-type="currency">
            <text:p>5,764.00 zł</text:p>
          </table:table-cell>
          <table:table-cell table:style-name="ce5" table:formula="of:=VLOOKUP([.B193]; [.$G$5:.$H$10]; 2; 1)" office:value-type="percentage" office:value="0.06" calcext:value-type="percentage">
            <text:p>6%</text:p>
          </table:table-cell>
          <table:table-cell table:style-name="ce6" table:formula="of:=[.B193] + [.B193] * [.C193]" office:value-type="currency" office:currency="PLN" office:value="6109.84" calcext:value-type="currency">
            <text:p>6,109.84 zł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currency" office:currency="PLN" office:value="11818" calcext:value-type="currency">
            <text:p>11,818.00 zł</text:p>
          </table:table-cell>
          <table:table-cell table:style-name="ce5" table:formula="of:=VLOOKUP([.B194]; [.$G$5:.$H$10]; 2; 1)" office:value-type="percentage" office:value="0.07" calcext:value-type="percentage">
            <text:p>7%</text:p>
          </table:table-cell>
          <table:table-cell table:style-name="ce6" table:formula="of:=[.B194] + [.B194] * [.C194]" office:value-type="currency" office:currency="PLN" office:value="12645.26" calcext:value-type="currency">
            <text:p>12,645.26 zł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currency" office:currency="PLN" office:value="41470" calcext:value-type="currency">
            <text:p>41,470.00 zł</text:p>
          </table:table-cell>
          <table:table-cell table:style-name="ce5" table:formula="of:=VLOOKUP([.B195]; [.$G$5:.$H$10]; 2; 1)" office:value-type="percentage" office:value="0.1" calcext:value-type="percentage">
            <text:p>10%</text:p>
          </table:table-cell>
          <table:table-cell table:style-name="ce6" table:formula="of:=[.B195] + [.B195] * [.C195]" office:value-type="currency" office:currency="PLN" office:value="45617" calcext:value-type="currency">
            <text:p>45,617.00 zł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currency" office:currency="PLN" office:value="26028" calcext:value-type="currency">
            <text:p>26,028.00 zł</text:p>
          </table:table-cell>
          <table:table-cell table:style-name="ce5" table:formula="of:=VLOOKUP([.B196]; [.$G$5:.$H$10]; 2; 1)" office:value-type="percentage" office:value="0.08" calcext:value-type="percentage">
            <text:p>8%</text:p>
          </table:table-cell>
          <table:table-cell table:style-name="ce6" table:formula="of:=[.B196] + [.B196] * [.C196]" office:value-type="currency" office:currency="PLN" office:value="28110.24" calcext:value-type="currency">
            <text:p>28,110.24 zł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currency" office:currency="PLN" office:value="52118" calcext:value-type="currency">
            <text:p>52,118.00 zł</text:p>
          </table:table-cell>
          <table:table-cell table:style-name="ce5" table:formula="of:=VLOOKUP([.B197]; [.$G$5:.$H$10]; 2; 1)" office:value-type="percentage" office:value="0.11" calcext:value-type="percentage">
            <text:p>11%</text:p>
          </table:table-cell>
          <table:table-cell table:style-name="ce6" table:formula="of:=[.B197] + [.B197] * [.C197]" office:value-type="currency" office:currency="PLN" office:value="57850.98" calcext:value-type="currency">
            <text:p>57,850.98 zł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currency" office:currency="PLN" office:value="62466" calcext:value-type="currency">
            <text:p>62,466.00 zł</text:p>
          </table:table-cell>
          <table:table-cell table:style-name="ce5" table:formula="of:=VLOOKUP([.B198]; [.$G$5:.$H$10]; 2; 1)" office:value-type="percentage" office:value="0.11" calcext:value-type="percentage">
            <text:p>11%</text:p>
          </table:table-cell>
          <table:table-cell table:style-name="ce6" table:formula="of:=[.B198] + [.B198] * [.C198]" office:value-type="currency" office:currency="PLN" office:value="69337.26" calcext:value-type="currency">
            <text:p>69,337.26 zł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currency" office:currency="PLN" office:value="55746" calcext:value-type="currency">
            <text:p>55,746.00 zł</text:p>
          </table:table-cell>
          <table:table-cell table:style-name="ce5" table:formula="of:=VLOOKUP([.B199]; [.$G$5:.$H$10]; 2; 1)" office:value-type="percentage" office:value="0.11" calcext:value-type="percentage">
            <text:p>11%</text:p>
          </table:table-cell>
          <table:table-cell table:style-name="ce6" table:formula="of:=[.B199] + [.B199] * [.C199]" office:value-type="currency" office:currency="PLN" office:value="61878.06" calcext:value-type="currency">
            <text:p>61,878.06 zł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currency" office:currency="PLN" office:value="34738" calcext:value-type="currency">
            <text:p>34,738.00 zł</text:p>
          </table:table-cell>
          <table:table-cell table:style-name="ce5" table:formula="of:=VLOOKUP([.B200]; [.$G$5:.$H$10]; 2; 1)" office:value-type="percentage" office:value="0.09" calcext:value-type="percentage">
            <text:p>9%</text:p>
          </table:table-cell>
          <table:table-cell table:style-name="ce6" table:formula="of:=[.B200] + [.B200] * [.C200]" office:value-type="currency" office:currency="PLN" office:value="37864.42" calcext:value-type="currency">
            <text:p>37,864.42 zł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currency" office:currency="PLN" office:value="4376" calcext:value-type="currency">
            <text:p>4,376.00 zł</text:p>
          </table:table-cell>
          <table:table-cell table:style-name="ce5" table:formula="of:=VLOOKUP([.B201]; [.$G$5:.$H$10]; 2; 1)" office:value-type="percentage" office:value="0.06" calcext:value-type="percentage">
            <text:p>6%</text:p>
          </table:table-cell>
          <table:table-cell table:style-name="ce6" table:formula="of:=[.B201] + [.B201] * [.C201]" office:value-type="currency" office:currency="PLN" office:value="4638.56" calcext:value-type="currency">
            <text:p>4,638.56 zł</text:p>
          </table:table-cell>
          <table:table-cell table:number-columns-repeated="4"/>
        </table:table-row>
        <table:table-row table:style-name="ro1" table:number-rows-repeated="10483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ZadanieB" table:style-name="ta1">
        <table:table-column table:style-name="co8" table:default-cell-style-name="ce26"/>
        <table:table-column table:style-name="co9" table:default-cell-style-name="ce2"/>
        <table:table-row table:style-name="ro1">
          <table:table-cell table:style-name="ce2" office:value-type="string" calcext:value-type="string">
            <text:p>Data</text:p>
          </table:table-cell>
          <table:table-cell office:value-type="string" calcext:value-type="string">
            <text:p>Kursy</text:p>
          </table:table-cell>
        </table:table-row>
        <table:table-row table:style-name="ro1">
          <table:table-cell office:value-type="date" office:date-value="2005-01-01" calcext:value-type="date">
            <text:p>01/01/2005</text:p>
          </table:table-cell>
          <table:table-cell office:value-type="string" calcext:value-type="string">
            <text:p>4,0202</text:p>
          </table:table-cell>
        </table:table-row>
        <table:table-row table:style-name="ro1">
          <table:table-cell office:value-type="date" office:date-value="2005-01-02" calcext:value-type="date">
            <text:p>01/02/2005</text:p>
          </table:table-cell>
          <table:table-cell office:value-type="string" calcext:value-type="string">
            <text:p>4,0095</text:p>
          </table:table-cell>
        </table:table-row>
        <table:table-row table:style-name="ro1">
          <table:table-cell office:value-type="date" office:date-value="2005-01-03" calcext:value-type="date">
            <text:p>01/03/2005</text:p>
          </table:table-cell>
          <table:table-cell office:value-type="string" calcext:value-type="string">
            <text:p>3,9773</text:p>
          </table:table-cell>
        </table:table-row>
        <table:table-row table:style-name="ro1">
          <table:table-cell office:value-type="date" office:date-value="2005-01-04" calcext:value-type="date">
            <text:p>01/04/2005</text:p>
          </table:table-cell>
          <table:table-cell office:value-type="string" calcext:value-type="string">
            <text:p>3,9987</text:p>
          </table:table-cell>
        </table:table-row>
        <table:table-row table:style-name="ro1">
          <table:table-cell office:value-type="date" office:date-value="2005-01-05" calcext:value-type="date">
            <text:p>01/05/2005</text:p>
          </table:table-cell>
          <table:table-cell office:value-type="string" calcext:value-type="string">
            <text:p>3,9891</text:p>
          </table:table-cell>
        </table:table-row>
        <table:table-row table:style-name="ro1">
          <table:table-cell office:value-type="date" office:date-value="2005-01-06" calcext:value-type="date">
            <text:p>01/06/2005</text:p>
          </table:table-cell>
          <table:table-cell office:value-type="string" calcext:value-type="string">
            <text:p>4,0000</text:p>
          </table:table-cell>
        </table:table-row>
        <table:table-row table:style-name="ro1">
          <table:table-cell office:value-type="date" office:date-value="2005-01-07" calcext:value-type="date">
            <text:p>01/07/2005</text:p>
          </table:table-cell>
          <table:table-cell office:value-type="string" calcext:value-type="string">
            <text:p>4,0284</text:p>
          </table:table-cell>
        </table:table-row>
        <table:table-row table:style-name="ro1">
          <table:table-cell office:value-type="date" office:date-value="2005-01-08" calcext:value-type="date">
            <text:p>01/08/2005</text:p>
          </table:table-cell>
          <table:table-cell office:value-type="string" calcext:value-type="string">
            <text:p>4,0200</text:p>
          </table:table-cell>
        </table:table-row>
        <table:table-row table:style-name="ro1">
          <table:table-cell office:value-type="date" office:date-value="2005-01-09" calcext:value-type="date">
            <text:p>01/09/2005</text:p>
          </table:table-cell>
          <table:table-cell office:value-type="string" calcext:value-type="string">
            <text:p>4,0167</text:p>
          </table:table-cell>
        </table:table-row>
        <table:table-row table:style-name="ro1">
          <table:table-cell office:value-type="date" office:date-value="2005-01-10" calcext:value-type="date">
            <text:p>01/10/2005</text:p>
          </table:table-cell>
          <table:table-cell office:value-type="string" calcext:value-type="string">
            <text:p>4,0273</text:p>
          </table:table-cell>
        </table:table-row>
        <table:table-row table:style-name="ro1">
          <table:table-cell office:value-type="date" office:date-value="2005-01-11" calcext:value-type="date">
            <text:p>01/11/2005</text:p>
          </table:table-cell>
          <table:table-cell office:value-type="string" calcext:value-type="string">
            <text:p>4,0139</text:p>
          </table:table-cell>
        </table:table-row>
        <table:table-row table:style-name="ro1">
          <table:table-cell office:value-type="date" office:date-value="2005-01-12" calcext:value-type="date">
            <text:p>01/12/2005</text:p>
          </table:table-cell>
          <table:table-cell office:value-type="string" calcext:value-type="string">
            <text:p>4,0071</text:p>
          </table:table-cell>
        </table:table-row>
        <table:table-row table:style-name="ro1">
          <table:table-cell office:value-type="date" office:date-value="2005-01-13" calcext:value-type="date">
            <text:p>01/13/2005</text:p>
          </table:table-cell>
          <table:table-cell office:value-type="string" calcext:value-type="string">
            <text:p>4,0608</text:p>
          </table:table-cell>
        </table:table-row>
        <table:table-row table:style-name="ro1">
          <table:table-cell office:value-type="date" office:date-value="2005-01-14" calcext:value-type="date">
            <text:p>01/14/2005</text:p>
          </table:table-cell>
          <table:table-cell office:value-type="string" calcext:value-type="string">
            <text:p>4,0643</text:p>
          </table:table-cell>
        </table:table-row>
        <table:table-row table:style-name="ro1">
          <table:table-cell office:value-type="date" office:date-value="2005-01-15" calcext:value-type="date">
            <text:p>01/15/2005</text:p>
          </table:table-cell>
          <table:table-cell office:value-type="string" calcext:value-type="string">
            <text:p>4,0667</text:p>
          </table:table-cell>
        </table:table-row>
        <table:table-row table:style-name="ro1">
          <table:table-cell office:value-type="date" office:date-value="2005-01-16" calcext:value-type="date">
            <text:p>01/16/2005</text:p>
          </table:table-cell>
          <table:table-cell office:value-type="string" calcext:value-type="string">
            <text:p>4,1373</text:p>
          </table:table-cell>
        </table:table-row>
        <table:table-row table:style-name="ro1">
          <table:table-cell office:value-type="date" office:date-value="2005-01-17" calcext:value-type="date">
            <text:p>01/17/2005</text:p>
          </table:table-cell>
          <table:table-cell office:value-type="string" calcext:value-type="string">
            <text:p>4,2413</text:p>
          </table:table-cell>
        </table:table-row>
        <table:table-row table:style-name="ro1">
          <table:table-cell office:value-type="date" office:date-value="2005-01-18" calcext:value-type="date">
            <text:p>01/18/2005</text:p>
          </table:table-cell>
          <table:table-cell office:value-type="string" calcext:value-type="string">
            <text:p>4,1681</text:p>
          </table:table-cell>
        </table:table-row>
        <table:table-row table:style-name="ro1">
          <table:table-cell office:value-type="date" office:date-value="2005-01-19" calcext:value-type="date">
            <text:p>01/19/2005</text:p>
          </table:table-cell>
          <table:table-cell office:value-type="string" calcext:value-type="string">
            <text:p>4,1865</text:p>
          </table:table-cell>
        </table:table-row>
        <table:table-row table:style-name="ro1">
          <table:table-cell office:value-type="date" office:date-value="2005-01-20" calcext:value-type="date">
            <text:p>01/20/2005</text:p>
          </table:table-cell>
          <table:table-cell office:value-type="string" calcext:value-type="string">
            <text:p>4,1563</text:p>
          </table:table-cell>
        </table:table-row>
        <table:table-row table:style-name="ro1">
          <table:table-cell office:value-type="date" office:date-value="2005-01-21" calcext:value-type="date">
            <text:p>01/21/2005</text:p>
          </table:table-cell>
          <table:table-cell office:value-type="string" calcext:value-type="string">
            <text:p>4,1385</text:p>
          </table:table-cell>
        </table:table-row>
        <table:table-row table:style-name="ro1">
          <table:table-cell office:value-type="date" office:date-value="2005-01-22" calcext:value-type="date">
            <text:p>01/22/2005</text:p>
          </table:table-cell>
          <table:table-cell office:value-type="string" calcext:value-type="string">
            <text:p>4,0887</text:p>
          </table:table-cell>
        </table:table-row>
        <table:table-row table:style-name="ro1">
          <table:table-cell office:value-type="date" office:date-value="2005-01-23" calcext:value-type="date">
            <text:p>01/23/2005</text:p>
          </table:table-cell>
          <table:table-cell office:value-type="string" calcext:value-type="string">
            <text:p>4,1286</text:p>
          </table:table-cell>
        </table:table-row>
        <table:table-row table:style-name="ro1">
          <table:table-cell office:value-type="date" office:date-value="2005-01-24" calcext:value-type="date">
            <text:p>01/24/2005</text:p>
          </table:table-cell>
          <table:table-cell office:value-type="string" calcext:value-type="string">
            <text:p>4,1060</text:p>
          </table:table-cell>
        </table:table-row>
        <table:table-row table:style-name="ro1">
          <table:table-cell office:value-type="date" office:date-value="2005-01-25" calcext:value-type="date">
            <text:p>01/25/2005</text:p>
          </table:table-cell>
          <table:table-cell office:value-type="string" calcext:value-type="string">
            <text:p>4,1486</text:p>
          </table:table-cell>
        </table:table-row>
        <table:table-row table:style-name="ro1">
          <table:table-cell office:value-type="date" office:date-value="2005-01-26" calcext:value-type="date">
            <text:p>01/26/2005</text:p>
          </table:table-cell>
          <table:table-cell office:value-type="string" calcext:value-type="string">
            <text:p>4,1718</text:p>
          </table:table-cell>
        </table:table-row>
        <table:table-row table:style-name="ro1">
          <table:table-cell office:value-type="date" office:date-value="2005-01-27" calcext:value-type="date">
            <text:p>01/27/2005</text:p>
          </table:table-cell>
          <table:table-cell office:value-type="string" calcext:value-type="string">
            <text:p>4,1668</text:p>
          </table:table-cell>
        </table:table-row>
        <table:table-row table:style-name="ro1">
          <table:table-cell office:value-type="date" office:date-value="2005-01-28" calcext:value-type="date">
            <text:p>01/28/2005</text:p>
          </table:table-cell>
          <table:table-cell office:value-type="string" calcext:value-type="string">
            <text:p>4,1489</text:p>
          </table:table-cell>
        </table:table-row>
        <table:table-row table:style-name="ro1">
          <table:table-cell office:value-type="date" office:date-value="2005-01-29" calcext:value-type="date">
            <text:p>01/29/2005</text:p>
          </table:table-cell>
          <table:table-cell office:value-type="string" calcext:value-type="string">
            <text:p>4,1681</text:p>
          </table:table-cell>
        </table:table-row>
        <table:table-row table:style-name="ro1">
          <table:table-cell office:value-type="date" office:date-value="2005-01-30" calcext:value-type="date">
            <text:p>01/30/2005</text:p>
          </table:table-cell>
          <table:table-cell office:value-type="string" calcext:value-type="string">
            <text:p>4,1332</text:p>
          </table:table-cell>
        </table:table-row>
        <table:table-row table:style-name="ro1">
          <table:table-cell office:value-type="date" office:date-value="2005-01-31" calcext:value-type="date">
            <text:p>01/31/2005</text:p>
          </table:table-cell>
          <table:table-cell office:value-type="string" calcext:value-type="string">
            <text:p>4,1425</text:p>
          </table:table-cell>
        </table:table-row>
        <table:table-row table:style-name="ro1">
          <table:table-cell office:value-type="date" office:date-value="2005-02-01" calcext:value-type="date">
            <text:p>02/01/2005</text:p>
          </table:table-cell>
          <table:table-cell office:value-type="string" calcext:value-type="string">
            <text:p>4,1556</text:p>
          </table:table-cell>
        </table:table-row>
        <table:table-row table:style-name="ro1">
          <table:table-cell office:value-type="date" office:date-value="2005-02-02" calcext:value-type="date">
            <text:p>02/02/2005</text:p>
          </table:table-cell>
          <table:table-cell office:value-type="string" calcext:value-type="string">
            <text:p>4,1705</text:p>
          </table:table-cell>
        </table:table-row>
        <table:table-row table:style-name="ro1">
          <table:table-cell office:value-type="date" office:date-value="2005-02-03" calcext:value-type="date">
            <text:p>02/03/2005</text:p>
          </table:table-cell>
          <table:table-cell office:value-type="string" calcext:value-type="string">
            <text:p>4,1453</text:p>
          </table:table-cell>
        </table:table-row>
        <table:table-row table:style-name="ro1">
          <table:table-cell office:value-type="date" office:date-value="2005-02-04" calcext:value-type="date">
            <text:p>02/04/2005</text:p>
          </table:table-cell>
          <table:table-cell office:value-type="string" calcext:value-type="string">
            <text:p>4,1422</text:p>
          </table:table-cell>
        </table:table-row>
        <table:table-row table:style-name="ro1">
          <table:table-cell office:value-type="date" office:date-value="2005-02-05" calcext:value-type="date">
            <text:p>02/05/2005</text:p>
          </table:table-cell>
          <table:table-cell office:value-type="string" calcext:value-type="string">
            <text:p>4,1496</text:p>
          </table:table-cell>
        </table:table-row>
        <table:table-row table:style-name="ro1">
          <table:table-cell office:value-type="date" office:date-value="2005-02-06" calcext:value-type="date">
            <text:p>02/06/2005</text:p>
          </table:table-cell>
          <table:table-cell office:value-type="string" calcext:value-type="string">
            <text:p>4,1874</text:p>
          </table:table-cell>
        </table:table-row>
        <table:table-row table:style-name="ro1">
          <table:table-cell office:value-type="date" office:date-value="2005-02-07" calcext:value-type="date">
            <text:p>02/07/2005</text:p>
          </table:table-cell>
          <table:table-cell office:value-type="string" calcext:value-type="string">
            <text:p>4,2036</text:p>
          </table:table-cell>
        </table:table-row>
        <table:table-row table:style-name="ro1">
          <table:table-cell office:value-type="date" office:date-value="2005-02-08" calcext:value-type="date">
            <text:p>02/08/2005</text:p>
          </table:table-cell>
          <table:table-cell office:value-type="string" calcext:value-type="string">
            <text:p>4,1849</text:p>
          </table:table-cell>
        </table:table-row>
        <table:table-row table:style-name="ro1">
          <table:table-cell office:value-type="date" office:date-value="2005-02-09" calcext:value-type="date">
            <text:p>02/09/2005</text:p>
          </table:table-cell>
          <table:table-cell office:value-type="string" calcext:value-type="string">
            <text:p>4,1937</text:p>
          </table:table-cell>
        </table:table-row>
        <table:table-row table:style-name="ro1">
          <table:table-cell office:value-type="date" office:date-value="2005-02-10" calcext:value-type="date">
            <text:p>02/10/2005</text:p>
          </table:table-cell>
          <table:table-cell office:value-type="string" calcext:value-type="string">
            <text:p>4,1793</text:p>
          </table:table-cell>
        </table:table-row>
        <table:table-row table:style-name="ro1">
          <table:table-cell office:value-type="date" office:date-value="2005-02-11" calcext:value-type="date">
            <text:p>02/11/2005</text:p>
          </table:table-cell>
          <table:table-cell office:value-type="string" calcext:value-type="string">
            <text:p>4,1965</text:p>
          </table:table-cell>
        </table:table-row>
        <table:table-row table:style-name="ro1">
          <table:table-cell office:value-type="date" office:date-value="2005-02-12" calcext:value-type="date">
            <text:p>02/12/2005</text:p>
          </table:table-cell>
          <table:table-cell office:value-type="string" calcext:value-type="string">
            <text:p>4,2083</text:p>
          </table:table-cell>
        </table:table-row>
        <table:table-row table:style-name="ro1">
          <table:table-cell office:value-type="date" office:date-value="2005-02-13" calcext:value-type="date">
            <text:p>02/13/2005</text:p>
          </table:table-cell>
          <table:table-cell office:value-type="string" calcext:value-type="string">
            <text:p>4,2741</text:p>
          </table:table-cell>
        </table:table-row>
        <table:table-row table:style-name="ro1">
          <table:table-cell office:value-type="date" office:date-value="2005-02-14" calcext:value-type="date">
            <text:p>02/14/2005</text:p>
          </table:table-cell>
          <table:table-cell office:value-type="string" calcext:value-type="string">
            <text:p>4,3126</text:p>
          </table:table-cell>
        </table:table-row>
        <table:table-row table:style-name="ro1">
          <table:table-cell office:value-type="date" office:date-value="2005-02-15" calcext:value-type="date">
            <text:p>02/15/2005</text:p>
          </table:table-cell>
          <table:table-cell office:value-type="string" calcext:value-type="string">
            <text:p>4,3133</text:p>
          </table:table-cell>
        </table:table-row>
        <table:table-row table:style-name="ro1">
          <table:table-cell office:value-type="date" office:date-value="2005-02-16" calcext:value-type="date">
            <text:p>02/16/2005</text:p>
          </table:table-cell>
          <table:table-cell office:value-type="string" calcext:value-type="string">
            <text:p>4,2813</text:p>
          </table:table-cell>
        </table:table-row>
        <table:table-row table:style-name="ro1">
          <table:table-cell office:value-type="date" office:date-value="2005-02-17" calcext:value-type="date">
            <text:p>02/17/2005</text:p>
          </table:table-cell>
          <table:table-cell office:value-type="string" calcext:value-type="string">
            <text:p>4,2977</text:p>
          </table:table-cell>
        </table:table-row>
        <table:table-row table:style-name="ro1">
          <table:table-cell office:value-type="date" office:date-value="2005-02-18" calcext:value-type="date">
            <text:p>02/18/2005</text:p>
          </table:table-cell>
          <table:table-cell office:value-type="string" calcext:value-type="string">
            <text:p>4,3412</text:p>
          </table:table-cell>
        </table:table-row>
        <table:table-row table:style-name="ro1">
          <table:table-cell office:value-type="date" office:date-value="2005-02-19" calcext:value-type="date">
            <text:p>02/19/2005</text:p>
          </table:table-cell>
          <table:table-cell office:value-type="string" calcext:value-type="string">
            <text:p>4,3653</text:p>
          </table:table-cell>
        </table:table-row>
        <table:table-row table:style-name="ro1">
          <table:table-cell office:value-type="date" office:date-value="2005-02-20" calcext:value-type="date">
            <text:p>02/20/2005</text:p>
          </table:table-cell>
          <table:table-cell office:value-type="string" calcext:value-type="string">
            <text:p>4,3693</text:p>
          </table:table-cell>
        </table:table-row>
        <table:table-row table:style-name="ro1">
          <table:table-cell office:value-type="date" office:date-value="2005-02-21" calcext:value-type="date">
            <text:p>02/21/2005</text:p>
          </table:table-cell>
          <table:table-cell office:value-type="string" calcext:value-type="string">
            <text:p>4,3980</text:p>
          </table:table-cell>
        </table:table-row>
        <table:table-row table:style-name="ro1">
          <table:table-cell office:value-type="date" office:date-value="2005-02-22" calcext:value-type="date">
            <text:p>02/22/2005</text:p>
          </table:table-cell>
          <table:table-cell office:value-type="string" calcext:value-type="string">
            <text:p>4,3077</text:p>
          </table:table-cell>
        </table:table-row>
        <table:table-row table:style-name="ro1">
          <table:table-cell office:value-type="date" office:date-value="2005-02-23" calcext:value-type="date">
            <text:p>02/23/2005</text:p>
          </table:table-cell>
          <table:table-cell office:value-type="string" calcext:value-type="string">
            <text:p>4,3504</text:p>
          </table:table-cell>
        </table:table-row>
        <table:table-row table:style-name="ro1">
          <table:table-cell office:value-type="date" office:date-value="2005-02-24" calcext:value-type="date">
            <text:p>02/24/2005</text:p>
          </table:table-cell>
          <table:table-cell office:value-type="string" calcext:value-type="string">
            <text:p>4,3138</text:p>
          </table:table-cell>
        </table:table-row>
        <table:table-row table:style-name="ro1">
          <table:table-cell office:value-type="date" office:date-value="2005-02-25" calcext:value-type="date">
            <text:p>02/25/2005</text:p>
          </table:table-cell>
          <table:table-cell office:value-type="string" calcext:value-type="string">
            <text:p>4,3283</text:p>
          </table:table-cell>
        </table:table-row>
        <table:table-row table:style-name="ro1">
          <table:table-cell office:value-type="date" office:date-value="2005-02-26" calcext:value-type="date">
            <text:p>02/26/2005</text:p>
          </table:table-cell>
          <table:table-cell office:value-type="string" calcext:value-type="string">
            <text:p>4,3124</text:p>
          </table:table-cell>
        </table:table-row>
        <table:table-row table:style-name="ro1">
          <table:table-cell office:value-type="date" office:date-value="2005-02-27" calcext:value-type="date">
            <text:p>02/27/2005</text:p>
          </table:table-cell>
          <table:table-cell office:value-type="string" calcext:value-type="string">
            <text:p>4,3091</text:p>
          </table:table-cell>
        </table:table-row>
        <table:table-row table:style-name="ro1">
          <table:table-cell office:value-type="date" office:date-value="2005-02-28" calcext:value-type="date">
            <text:p>02/28/2005</text:p>
          </table:table-cell>
          <table:table-cell office:value-type="string" calcext:value-type="string">
            <text:p>4,3346</text:p>
          </table:table-cell>
        </table:table-row>
        <table:table-row table:style-name="ro1">
          <table:table-cell office:value-type="date" office:date-value="2005-03-01" calcext:value-type="date">
            <text:p>03/01/2005</text:p>
          </table:table-cell>
          <table:table-cell office:value-type="string" calcext:value-type="string">
            <text:p>4,3518</text:p>
          </table:table-cell>
        </table:table-row>
        <table:table-row table:style-name="ro1">
          <table:table-cell office:value-type="date" office:date-value="2005-03-02" calcext:value-type="date">
            <text:p>03/02/2005</text:p>
          </table:table-cell>
          <table:table-cell office:value-type="string" calcext:value-type="string">
            <text:p>4,3286</text:p>
          </table:table-cell>
        </table:table-row>
        <table:table-row table:style-name="ro1">
          <table:table-cell office:value-type="date" office:date-value="2005-03-03" calcext:value-type="date">
            <text:p>03/03/2005</text:p>
          </table:table-cell>
          <table:table-cell office:value-type="string" calcext:value-type="string">
            <text:p>4,3542</text:p>
          </table:table-cell>
        </table:table-row>
        <table:table-row table:style-name="ro1">
          <table:table-cell office:value-type="date" office:date-value="2005-03-04" calcext:value-type="date">
            <text:p>03/04/2005</text:p>
          </table:table-cell>
          <table:table-cell office:value-type="string" calcext:value-type="string">
            <text:p>4,3701</text:p>
          </table:table-cell>
        </table:table-row>
        <table:table-row table:style-name="ro1">
          <table:table-cell office:value-type="date" office:date-value="2005-03-05" calcext:value-type="date">
            <text:p>03/05/2005</text:p>
          </table:table-cell>
          <table:table-cell office:value-type="string" calcext:value-type="string">
            <text:p>4,4052</text:p>
          </table:table-cell>
        </table:table-row>
        <table:table-row table:style-name="ro1">
          <table:table-cell office:value-type="date" office:date-value="2005-03-06" calcext:value-type="date">
            <text:p>03/06/2005</text:p>
          </table:table-cell>
          <table:table-cell office:value-type="string" calcext:value-type="string">
            <text:p>4,4518</text:p>
          </table:table-cell>
        </table:table-row>
        <table:table-row table:style-name="ro1">
          <table:table-cell office:value-type="date" office:date-value="2005-03-07" calcext:value-type="date">
            <text:p>03/07/2005</text:p>
          </table:table-cell>
          <table:table-cell office:value-type="string" calcext:value-type="string">
            <text:p>4,4158</text:p>
          </table:table-cell>
        </table:table-row>
        <table:table-row table:style-name="ro1">
          <table:table-cell office:value-type="date" office:date-value="2005-03-08" calcext:value-type="date">
            <text:p>03/08/2005</text:p>
          </table:table-cell>
          <table:table-cell office:value-type="string" calcext:value-type="string">
            <text:p>4,3632</text:p>
          </table:table-cell>
        </table:table-row>
        <table:table-row table:style-name="ro1">
          <table:table-cell office:value-type="date" office:date-value="2005-03-09" calcext:value-type="date">
            <text:p>03/09/2005</text:p>
          </table:table-cell>
          <table:table-cell office:value-type="string" calcext:value-type="string">
            <text:p>4,3648</text:p>
          </table:table-cell>
        </table:table-row>
        <table:table-row table:style-name="ro1">
          <table:table-cell office:value-type="date" office:date-value="2005-03-10" calcext:value-type="date">
            <text:p>03/10/2005</text:p>
          </table:table-cell>
          <table:table-cell office:value-type="string" calcext:value-type="string">
            <text:p>4,3231</text:p>
          </table:table-cell>
        </table:table-row>
        <table:table-row table:style-name="ro1">
          <table:table-cell office:value-type="date" office:date-value="2005-03-11" calcext:value-type="date">
            <text:p>03/11/2005</text:p>
          </table:table-cell>
          <table:table-cell office:value-type="string" calcext:value-type="string">
            <text:p>4,3428</text:p>
          </table:table-cell>
        </table:table-row>
        <table:table-row table:style-name="ro1">
          <table:table-cell office:value-type="date" office:date-value="2005-03-12" calcext:value-type="date">
            <text:p>03/12/2005</text:p>
          </table:table-cell>
          <table:table-cell office:value-type="string" calcext:value-type="string">
            <text:p>4,2981</text:p>
          </table:table-cell>
        </table:table-row>
        <table:table-row table:style-name="ro1">
          <table:table-cell office:value-type="date" office:date-value="2005-03-13" calcext:value-type="date">
            <text:p>03/13/2005</text:p>
          </table:table-cell>
          <table:table-cell office:value-type="string" calcext:value-type="string">
            <text:p>4,2581</text:p>
          </table:table-cell>
        </table:table-row>
        <table:table-row table:style-name="ro1">
          <table:table-cell office:value-type="date" office:date-value="2005-03-14" calcext:value-type="date">
            <text:p>03/14/2005</text:p>
          </table:table-cell>
          <table:table-cell office:value-type="string" calcext:value-type="string">
            <text:p>4,2703</text:p>
          </table:table-cell>
        </table:table-row>
        <table:table-row table:style-name="ro1">
          <table:table-cell office:value-type="date" office:date-value="2005-03-15" calcext:value-type="date">
            <text:p>03/15/2005</text:p>
          </table:table-cell>
          <table:table-cell office:value-type="string" calcext:value-type="string">
            <text:p>4,2398</text:p>
          </table:table-cell>
        </table:table-row>
        <table:table-row table:style-name="ro1">
          <table:table-cell office:value-type="date" office:date-value="2005-03-16" calcext:value-type="date">
            <text:p>03/16/2005</text:p>
          </table:table-cell>
          <table:table-cell office:value-type="string" calcext:value-type="string">
            <text:p>4,2453</text:p>
          </table:table-cell>
        </table:table-row>
        <table:table-row table:style-name="ro1">
          <table:table-cell office:value-type="date" office:date-value="2005-03-17" calcext:value-type="date">
            <text:p>03/17/2005</text:p>
          </table:table-cell>
          <table:table-cell office:value-type="string" calcext:value-type="string">
            <text:p>4,2933</text:p>
          </table:table-cell>
        </table:table-row>
        <table:table-row table:style-name="ro1">
          <table:table-cell office:value-type="date" office:date-value="2005-03-18" calcext:value-type="date">
            <text:p>03/18/2005</text:p>
          </table:table-cell>
          <table:table-cell office:value-type="string" calcext:value-type="string">
            <text:p>4,2767</text:p>
          </table:table-cell>
        </table:table-row>
        <table:table-row table:style-name="ro1">
          <table:table-cell office:value-type="date" office:date-value="2005-03-19" calcext:value-type="date">
            <text:p>03/19/2005</text:p>
          </table:table-cell>
          <table:table-cell office:value-type="string" calcext:value-type="string">
            <text:p>4,2631</text:p>
          </table:table-cell>
        </table:table-row>
        <table:table-row table:style-name="ro1">
          <table:table-cell office:value-type="date" office:date-value="2005-03-20" calcext:value-type="date">
            <text:p>03/20/2005</text:p>
          </table:table-cell>
          <table:table-cell office:value-type="string" calcext:value-type="string">
            <text:p>4,2735</text:p>
          </table:table-cell>
        </table:table-row>
        <table:table-row table:style-name="ro1">
          <table:table-cell office:value-type="date" office:date-value="2005-03-21" calcext:value-type="date">
            <text:p>03/21/2005</text:p>
          </table:table-cell>
          <table:table-cell office:value-type="string" calcext:value-type="string">
            <text:p>4,2635</text:p>
          </table:table-cell>
        </table:table-row>
        <table:table-row table:style-name="ro1">
          <table:table-cell office:value-type="date" office:date-value="2005-03-22" calcext:value-type="date">
            <text:p>03/22/2005</text:p>
          </table:table-cell>
          <table:table-cell office:value-type="string" calcext:value-type="string">
            <text:p>4,2930</text:p>
          </table:table-cell>
        </table:table-row>
        <table:table-row table:style-name="ro1">
          <table:table-cell office:value-type="date" office:date-value="2005-03-23" calcext:value-type="date">
            <text:p>03/23/2005</text:p>
          </table:table-cell>
          <table:table-cell office:value-type="string" calcext:value-type="string">
            <text:p>4,2769</text:p>
          </table:table-cell>
        </table:table-row>
        <table:table-row table:style-name="ro1">
          <table:table-cell office:value-type="date" office:date-value="2005-03-24" calcext:value-type="date">
            <text:p>03/24/2005</text:p>
          </table:table-cell>
          <table:table-cell office:value-type="string" calcext:value-type="string">
            <text:p>4,2735</text:p>
          </table:table-cell>
        </table:table-row>
        <table:table-row table:style-name="ro1">
          <table:table-cell office:value-type="date" office:date-value="2005-03-25" calcext:value-type="date">
            <text:p>03/25/2005</text:p>
          </table:table-cell>
          <table:table-cell office:value-type="string" calcext:value-type="string">
            <text:p>4,2792</text:p>
          </table:table-cell>
        </table:table-row>
        <table:table-row table:style-name="ro1">
          <table:table-cell office:value-type="date" office:date-value="2005-03-26" calcext:value-type="date">
            <text:p>03/26/2005</text:p>
          </table:table-cell>
          <table:table-cell office:value-type="string" calcext:value-type="string">
            <text:p>4,2755</text:p>
          </table:table-cell>
        </table:table-row>
        <table:table-row table:style-name="ro1">
          <table:table-cell office:value-type="date" office:date-value="2005-03-27" calcext:value-type="date">
            <text:p>03/27/2005</text:p>
          </table:table-cell>
          <table:table-cell office:value-type="string" calcext:value-type="string">
            <text:p>4,2626</text:p>
          </table:table-cell>
        </table:table-row>
        <table:table-row table:style-name="ro1">
          <table:table-cell office:value-type="date" office:date-value="2005-03-28" calcext:value-type="date">
            <text:p>03/28/2005</text:p>
          </table:table-cell>
          <table:table-cell office:value-type="string" calcext:value-type="string">
            <text:p>4,2465</text:p>
          </table:table-cell>
        </table:table-row>
        <table:table-row table:style-name="ro1">
          <table:table-cell office:value-type="date" office:date-value="2005-03-29" calcext:value-type="date">
            <text:p>03/29/2005</text:p>
          </table:table-cell>
          <table:table-cell office:value-type="string" calcext:value-type="string">
            <text:p>4,2613</text:p>
          </table:table-cell>
        </table:table-row>
        <table:table-row table:style-name="ro1">
          <table:table-cell office:value-type="date" office:date-value="2005-03-30" calcext:value-type="date">
            <text:p>03/30/2005</text:p>
          </table:table-cell>
          <table:table-cell office:value-type="string" calcext:value-type="string">
            <text:p>4,3130</text:p>
          </table:table-cell>
        </table:table-row>
        <table:table-row table:style-name="ro1">
          <table:table-cell office:value-type="date" office:date-value="2005-03-31" calcext:value-type="date">
            <text:p>03/31/2005</text:p>
          </table:table-cell>
          <table:table-cell office:value-type="string" calcext:value-type="string">
            <text:p>4,2953</text:p>
          </table:table-cell>
        </table:table-row>
        <table:table-row table:style-name="ro1">
          <table:table-cell office:value-type="date" office:date-value="2005-04-01" calcext:value-type="date">
            <text:p>04/01/2005</text:p>
          </table:table-cell>
          <table:table-cell office:value-type="string" calcext:value-type="string">
            <text:p>4,3351</text:p>
          </table:table-cell>
        </table:table-row>
        <table:table-row table:style-name="ro1">
          <table:table-cell office:value-type="date" office:date-value="2005-04-02" calcext:value-type="date">
            <text:p>04/02/2005</text:p>
          </table:table-cell>
          <table:table-cell office:value-type="string" calcext:value-type="string">
            <text:p>4,3400</text:p>
          </table:table-cell>
        </table:table-row>
        <table:table-row table:style-name="ro1">
          <table:table-cell office:value-type="date" office:date-value="2005-04-03" calcext:value-type="date">
            <text:p>04/03/2005</text:p>
          </table:table-cell>
          <table:table-cell office:value-type="string" calcext:value-type="string">
            <text:p>4,3270</text:p>
          </table:table-cell>
        </table:table-row>
        <table:table-row table:style-name="ro1">
          <table:table-cell office:value-type="date" office:date-value="2005-04-04" calcext:value-type="date">
            <text:p>04/04/2005</text:p>
          </table:table-cell>
          <table:table-cell office:value-type="string" calcext:value-type="string">
            <text:p>4,3203</text:p>
          </table:table-cell>
        </table:table-row>
        <table:table-row table:style-name="ro1">
          <table:table-cell office:value-type="date" office:date-value="2005-04-05" calcext:value-type="date">
            <text:p>04/05/2005</text:p>
          </table:table-cell>
          <table:table-cell office:value-type="string" calcext:value-type="string">
            <text:p>4,3300</text:p>
          </table:table-cell>
        </table:table-row>
        <table:table-row table:style-name="ro1">
          <table:table-cell office:value-type="date" office:date-value="2005-04-06" calcext:value-type="date">
            <text:p>04/06/2005</text:p>
          </table:table-cell>
          <table:table-cell office:value-type="string" calcext:value-type="string">
            <text:p>4,3129</text:p>
          </table:table-cell>
        </table:table-row>
        <table:table-row table:style-name="ro1">
          <table:table-cell office:value-type="date" office:date-value="2005-04-07" calcext:value-type="date">
            <text:p>04/07/2005</text:p>
          </table:table-cell>
          <table:table-cell office:value-type="string" calcext:value-type="string">
            <text:p>4,3448</text:p>
          </table:table-cell>
        </table:table-row>
        <table:table-row table:style-name="ro1">
          <table:table-cell office:value-type="date" office:date-value="2005-04-08" calcext:value-type="date">
            <text:p>04/08/2005</text:p>
          </table:table-cell>
          <table:table-cell office:value-type="string" calcext:value-type="string">
            <text:p>4,3226</text:p>
          </table:table-cell>
        </table:table-row>
        <table:table-row table:style-name="ro1">
          <table:table-cell office:value-type="date" office:date-value="2005-04-09" calcext:value-type="date">
            <text:p>04/09/2005</text:p>
          </table:table-cell>
          <table:table-cell office:value-type="string" calcext:value-type="string">
            <text:p>4,3809</text:p>
          </table:table-cell>
        </table:table-row>
        <table:table-row table:style-name="ro1">
          <table:table-cell office:value-type="date" office:date-value="2005-04-10" calcext:value-type="date">
            <text:p>04/10/2005</text:p>
          </table:table-cell>
          <table:table-cell office:value-type="string" calcext:value-type="string">
            <text:p>4,3254</text:p>
          </table:table-cell>
        </table:table-row>
        <table:table-row table:style-name="ro1">
          <table:table-cell office:value-type="date" office:date-value="2005-04-11" calcext:value-type="date">
            <text:p>04/11/2005</text:p>
          </table:table-cell>
          <table:table-cell office:value-type="string" calcext:value-type="string">
            <text:p>4,3508</text:p>
          </table:table-cell>
        </table:table-row>
        <table:table-row table:style-name="ro1">
          <table:table-cell office:value-type="date" office:date-value="2005-04-12" calcext:value-type="date">
            <text:p>04/12/2005</text:p>
          </table:table-cell>
          <table:table-cell office:value-type="string" calcext:value-type="string">
            <text:p>4,3460</text:p>
          </table:table-cell>
        </table:table-row>
        <table:table-row table:style-name="ro1">
          <table:table-cell office:value-type="date" office:date-value="2005-04-13" calcext:value-type="date">
            <text:p>04/13/2005</text:p>
          </table:table-cell>
          <table:table-cell office:value-type="string" calcext:value-type="string">
            <text:p>4,3668</text:p>
          </table:table-cell>
        </table:table-row>
        <table:table-row table:style-name="ro1">
          <table:table-cell office:value-type="date" office:date-value="2005-04-14" calcext:value-type="date">
            <text:p>04/14/2005</text:p>
          </table:table-cell>
          <table:table-cell office:value-type="string" calcext:value-type="string">
            <text:p>4,3573</text:p>
          </table:table-cell>
        </table:table-row>
        <table:table-row table:style-name="ro1">
          <table:table-cell office:value-type="date" office:date-value="2005-04-15" calcext:value-type="date">
            <text:p>04/15/2005</text:p>
          </table:table-cell>
          <table:table-cell office:value-type="string" calcext:value-type="string">
            <text:p>4,3849</text:p>
          </table:table-cell>
        </table:table-row>
        <table:table-row table:style-name="ro1">
          <table:table-cell office:value-type="date" office:date-value="2005-04-16" calcext:value-type="date">
            <text:p>04/16/2005</text:p>
          </table:table-cell>
          <table:table-cell office:value-type="string" calcext:value-type="string">
            <text:p>4,3915</text:p>
          </table:table-cell>
        </table:table-row>
        <table:table-row table:style-name="ro1">
          <table:table-cell office:value-type="date" office:date-value="2005-04-17" calcext:value-type="date">
            <text:p>04/17/2005</text:p>
          </table:table-cell>
          <table:table-cell office:value-type="string" calcext:value-type="string">
            <text:p>4,3840</text:p>
          </table:table-cell>
        </table:table-row>
        <table:table-row table:style-name="ro1">
          <table:table-cell office:value-type="date" office:date-value="2005-04-18" calcext:value-type="date">
            <text:p>04/18/2005</text:p>
          </table:table-cell>
          <table:table-cell office:value-type="string" calcext:value-type="string">
            <text:p>4,4137</text:p>
          </table:table-cell>
        </table:table-row>
        <table:table-row table:style-name="ro1">
          <table:table-cell office:value-type="date" office:date-value="2005-04-19" calcext:value-type="date">
            <text:p>04/19/2005</text:p>
          </table:table-cell>
          <table:table-cell office:value-type="string" calcext:value-type="string">
            <text:p>4,4428</text:p>
          </table:table-cell>
        </table:table-row>
        <table:table-row table:style-name="ro1">
          <table:table-cell office:value-type="date" office:date-value="2005-04-20" calcext:value-type="date">
            <text:p>04/20/2005</text:p>
          </table:table-cell>
          <table:table-cell office:value-type="string" calcext:value-type="string">
            <text:p>4,4604</text:p>
          </table:table-cell>
        </table:table-row>
        <table:table-row table:style-name="ro1">
          <table:table-cell office:value-type="date" office:date-value="2005-04-21" calcext:value-type="date">
            <text:p>04/21/2005</text:p>
          </table:table-cell>
          <table:table-cell office:value-type="string" calcext:value-type="string">
            <text:p>4,4369</text:p>
          </table:table-cell>
        </table:table-row>
        <table:table-row table:style-name="ro1">
          <table:table-cell office:value-type="date" office:date-value="2005-04-22" calcext:value-type="date">
            <text:p>04/22/2005</text:p>
          </table:table-cell>
          <table:table-cell office:value-type="string" calcext:value-type="string">
            <text:p>4,3927</text:p>
          </table:table-cell>
        </table:table-row>
        <table:table-row table:style-name="ro1">
          <table:table-cell office:value-type="date" office:date-value="2005-04-23" calcext:value-type="date">
            <text:p>04/23/2005</text:p>
          </table:table-cell>
          <table:table-cell office:value-type="string" calcext:value-type="string">
            <text:p>4,4371</text:p>
          </table:table-cell>
        </table:table-row>
        <table:table-row table:style-name="ro1">
          <table:table-cell office:value-type="date" office:date-value="2005-04-24" calcext:value-type="date">
            <text:p>04/24/2005</text:p>
          </table:table-cell>
          <table:table-cell office:value-type="string" calcext:value-type="string">
            <text:p>4,4390</text:p>
          </table:table-cell>
        </table:table-row>
        <table:table-row table:style-name="ro1">
          <table:table-cell office:value-type="date" office:date-value="2005-04-25" calcext:value-type="date">
            <text:p>04/25/2005</text:p>
          </table:table-cell>
          <table:table-cell office:value-type="string" calcext:value-type="string">
            <text:p>4,4527</text:p>
          </table:table-cell>
        </table:table-row>
        <table:table-row table:style-name="ro1">
          <table:table-cell office:value-type="date" office:date-value="2005-04-26" calcext:value-type="date">
            <text:p>04/26/2005</text:p>
          </table:table-cell>
          <table:table-cell office:value-type="string" calcext:value-type="string">
            <text:p>4,4418</text:p>
          </table:table-cell>
        </table:table-row>
        <table:table-row table:style-name="ro1">
          <table:table-cell office:value-type="date" office:date-value="2005-04-27" calcext:value-type="date">
            <text:p>04/27/2005</text:p>
          </table:table-cell>
          <table:table-cell office:value-type="string" calcext:value-type="string">
            <text:p>4,4257</text:p>
          </table:table-cell>
        </table:table-row>
        <table:table-row table:style-name="ro1">
          <table:table-cell office:value-type="date" office:date-value="2005-04-28" calcext:value-type="date">
            <text:p>04/28/2005</text:p>
          </table:table-cell>
          <table:table-cell office:value-type="string" calcext:value-type="string">
            <text:p>4,4098</text:p>
          </table:table-cell>
        </table:table-row>
        <table:table-row table:style-name="ro1">
          <table:table-cell office:value-type="date" office:date-value="2005-04-29" calcext:value-type="date">
            <text:p>04/29/2005</text:p>
          </table:table-cell>
          <table:table-cell office:value-type="string" calcext:value-type="string">
            <text:p>4,3790</text:p>
          </table:table-cell>
        </table:table-row>
        <table:table-row table:style-name="ro1">
          <table:table-cell office:value-type="date" office:date-value="2005-04-30" calcext:value-type="date">
            <text:p>04/30/2005</text:p>
          </table:table-cell>
          <table:table-cell office:value-type="string" calcext:value-type="string">
            <text:p>4,4334</text:p>
          </table:table-cell>
        </table:table-row>
        <table:table-row table:style-name="ro1">
          <table:table-cell office:value-type="date" office:date-value="2005-05-01" calcext:value-type="date">
            <text:p>05/01/2005</text:p>
          </table:table-cell>
          <table:table-cell office:value-type="string" calcext:value-type="string">
            <text:p>4,4167</text:p>
          </table:table-cell>
        </table:table-row>
        <table:table-row table:style-name="ro1">
          <table:table-cell office:value-type="date" office:date-value="2005-05-02" calcext:value-type="date">
            <text:p>05/02/2005</text:p>
          </table:table-cell>
          <table:table-cell office:value-type="string" calcext:value-type="string">
            <text:p>4,4728</text:p>
          </table:table-cell>
        </table:table-row>
        <table:table-row table:style-name="ro1">
          <table:table-cell office:value-type="date" office:date-value="2005-05-03" calcext:value-type="date">
            <text:p>05/03/2005</text:p>
          </table:table-cell>
          <table:table-cell office:value-type="string" calcext:value-type="string">
            <text:p>4,4667</text:p>
          </table:table-cell>
        </table:table-row>
        <table:table-row table:style-name="ro1">
          <table:table-cell office:value-type="date" office:date-value="2005-05-04" calcext:value-type="date">
            <text:p>05/04/2005</text:p>
          </table:table-cell>
          <table:table-cell office:value-type="string" calcext:value-type="string">
            <text:p>4,4579</text:p>
          </table:table-cell>
        </table:table-row>
        <table:table-row table:style-name="ro1">
          <table:table-cell office:value-type="date" office:date-value="2005-05-05" calcext:value-type="date">
            <text:p>05/05/2005</text:p>
          </table:table-cell>
          <table:table-cell office:value-type="string" calcext:value-type="string">
            <text:p>4,4896</text:p>
          </table:table-cell>
        </table:table-row>
        <table:table-row table:style-name="ro1">
          <table:table-cell office:value-type="date" office:date-value="2005-05-06" calcext:value-type="date">
            <text:p>05/06/2005</text:p>
          </table:table-cell>
          <table:table-cell office:value-type="string" calcext:value-type="string">
            <text:p>4,4570</text:p>
          </table:table-cell>
        </table:table-row>
        <table:table-row table:style-name="ro1">
          <table:table-cell office:value-type="date" office:date-value="2005-05-07" calcext:value-type="date">
            <text:p>05/07/2005</text:p>
          </table:table-cell>
          <table:table-cell office:value-type="string" calcext:value-type="string">
            <text:p>4,4430</text:p>
          </table:table-cell>
        </table:table-row>
        <table:table-row table:style-name="ro1">
          <table:table-cell office:value-type="date" office:date-value="2005-05-08" calcext:value-type="date">
            <text:p>05/08/2005</text:p>
          </table:table-cell>
          <table:table-cell office:value-type="string" calcext:value-type="string">
            <text:p>4,4267</text:p>
          </table:table-cell>
        </table:table-row>
        <table:table-row table:style-name="ro1">
          <table:table-cell office:value-type="date" office:date-value="2005-05-09" calcext:value-type="date">
            <text:p>05/09/2005</text:p>
          </table:table-cell>
          <table:table-cell office:value-type="string" calcext:value-type="string">
            <text:p>4,4370</text:p>
          </table:table-cell>
        </table:table-row>
        <table:table-row table:style-name="ro1">
          <table:table-cell office:value-type="date" office:date-value="2005-05-10" calcext:value-type="date">
            <text:p>05/10/2005</text:p>
          </table:table-cell>
          <table:table-cell office:value-type="string" calcext:value-type="string">
            <text:p>4,4649</text:p>
          </table:table-cell>
        </table:table-row>
        <table:table-row table:style-name="ro1">
          <table:table-cell office:value-type="date" office:date-value="2005-05-11" calcext:value-type="date">
            <text:p>05/11/2005</text:p>
          </table:table-cell>
          <table:table-cell office:value-type="string" calcext:value-type="string">
            <text:p>4,4411</text:p>
          </table:table-cell>
        </table:table-row>
        <table:table-row table:style-name="ro1">
          <table:table-cell office:value-type="date" office:date-value="2005-05-12" calcext:value-type="date">
            <text:p>05/12/2005</text:p>
          </table:table-cell>
          <table:table-cell office:value-type="string" calcext:value-type="string">
            <text:p>4,4368</text:p>
          </table:table-cell>
        </table:table-row>
        <table:table-row table:style-name="ro1">
          <table:table-cell office:value-type="date" office:date-value="2005-05-13" calcext:value-type="date">
            <text:p>05/13/2005</text:p>
          </table:table-cell>
          <table:table-cell office:value-type="string" calcext:value-type="string">
            <text:p>4,4560</text:p>
          </table:table-cell>
        </table:table-row>
        <table:table-row table:style-name="ro1">
          <table:table-cell office:value-type="date" office:date-value="2005-05-14" calcext:value-type="date">
            <text:p>05/14/2005</text:p>
          </table:table-cell>
          <table:table-cell office:value-type="string" calcext:value-type="string">
            <text:p>4,4529</text:p>
          </table:table-cell>
        </table:table-row>
        <table:table-row table:style-name="ro1">
          <table:table-cell office:value-type="date" office:date-value="2005-05-15" calcext:value-type="date">
            <text:p>05/15/2005</text:p>
          </table:table-cell>
          <table:table-cell office:value-type="string" calcext:value-type="string">
            <text:p>4,4498</text:p>
          </table:table-cell>
        </table:table-row>
        <table:table-row table:style-name="ro1">
          <table:table-cell office:value-type="date" office:date-value="2005-05-16" calcext:value-type="date">
            <text:p>05/16/2005</text:p>
          </table:table-cell>
          <table:table-cell office:value-type="string" calcext:value-type="string">
            <text:p>4,4402</text:p>
          </table:table-cell>
        </table:table-row>
        <table:table-row table:style-name="ro1">
          <table:table-cell office:value-type="date" office:date-value="2005-05-17" calcext:value-type="date">
            <text:p>05/17/2005</text:p>
          </table:table-cell>
          <table:table-cell office:value-type="string" calcext:value-type="string">
            <text:p>4,4443</text:p>
          </table:table-cell>
        </table:table-row>
        <table:table-row table:style-name="ro1">
          <table:table-cell office:value-type="date" office:date-value="2005-05-18" calcext:value-type="date">
            <text:p>05/18/2005</text:p>
          </table:table-cell>
          <table:table-cell office:value-type="string" calcext:value-type="string">
            <text:p>4,4397</text:p>
          </table:table-cell>
        </table:table-row>
        <table:table-row table:style-name="ro1">
          <table:table-cell office:value-type="date" office:date-value="2005-05-19" calcext:value-type="date">
            <text:p>05/19/2005</text:p>
          </table:table-cell>
          <table:table-cell office:value-type="string" calcext:value-type="string">
            <text:p>4,4885</text:p>
          </table:table-cell>
        </table:table-row>
        <table:table-row table:style-name="ro1">
          <table:table-cell office:value-type="date" office:date-value="2005-05-20" calcext:value-type="date">
            <text:p>05/20/2005</text:p>
          </table:table-cell>
          <table:table-cell office:value-type="string" calcext:value-type="string">
            <text:p>4,4745</text:p>
          </table:table-cell>
        </table:table-row>
        <table:table-row table:style-name="ro1">
          <table:table-cell office:value-type="date" office:date-value="2005-05-21" calcext:value-type="date">
            <text:p>05/21/2005</text:p>
          </table:table-cell>
          <table:table-cell office:value-type="string" calcext:value-type="string">
            <text:p>4,4733</text:p>
          </table:table-cell>
        </table:table-row>
        <table:table-row table:style-name="ro1">
          <table:table-cell office:value-type="date" office:date-value="2005-05-22" calcext:value-type="date">
            <text:p>05/22/2005</text:p>
          </table:table-cell>
          <table:table-cell office:value-type="string" calcext:value-type="string">
            <text:p>4,4518</text:p>
          </table:table-cell>
        </table:table-row>
        <table:table-row table:style-name="ro1">
          <table:table-cell office:value-type="date" office:date-value="2005-05-23" calcext:value-type="date">
            <text:p>05/23/2005</text:p>
          </table:table-cell>
          <table:table-cell office:value-type="string" calcext:value-type="string">
            <text:p>4,4591</text:p>
          </table:table-cell>
        </table:table-row>
        <table:table-row table:style-name="ro1">
          <table:table-cell office:value-type="date" office:date-value="2005-05-24" calcext:value-type="date">
            <text:p>05/24/2005</text:p>
          </table:table-cell>
          <table:table-cell office:value-type="string" calcext:value-type="string">
            <text:p>4,4191</text:p>
          </table:table-cell>
        </table:table-row>
        <table:table-row table:style-name="ro1">
          <table:table-cell office:value-type="date" office:date-value="2005-05-25" calcext:value-type="date">
            <text:p>05/25/2005</text:p>
          </table:table-cell>
          <table:table-cell office:value-type="string" calcext:value-type="string">
            <text:p>4,4175</text:p>
          </table:table-cell>
        </table:table-row>
        <table:table-row table:style-name="ro1">
          <table:table-cell office:value-type="date" office:date-value="2005-05-26" calcext:value-type="date">
            <text:p>05/26/2005</text:p>
          </table:table-cell>
          <table:table-cell office:value-type="string" calcext:value-type="string">
            <text:p>4,4258</text:p>
          </table:table-cell>
        </table:table-row>
        <table:table-row table:style-name="ro1">
          <table:table-cell office:value-type="date" office:date-value="2005-05-27" calcext:value-type="date">
            <text:p>05/27/2005</text:p>
          </table:table-cell>
          <table:table-cell office:value-type="string" calcext:value-type="string">
            <text:p>4,4099</text:p>
          </table:table-cell>
        </table:table-row>
        <table:table-row table:style-name="ro1">
          <table:table-cell office:value-type="date" office:date-value="2005-05-28" calcext:value-type="date">
            <text:p>05/28/2005</text:p>
          </table:table-cell>
          <table:table-cell office:value-type="string" calcext:value-type="string">
            <text:p>4,3765</text:p>
          </table:table-cell>
        </table:table-row>
        <table:table-row table:style-name="ro1">
          <table:table-cell office:value-type="date" office:date-value="2005-05-29" calcext:value-type="date">
            <text:p>05/29/2005</text:p>
          </table:table-cell>
          <table:table-cell office:value-type="string" calcext:value-type="string">
            <text:p>4,3879</text:p>
          </table:table-cell>
        </table:table-row>
        <table:table-row table:style-name="ro1">
          <table:table-cell office:value-type="date" office:date-value="2005-05-30" calcext:value-type="date">
            <text:p>05/30/2005</text:p>
          </table:table-cell>
          <table:table-cell office:value-type="string" calcext:value-type="string">
            <text:p>4,3521</text:p>
          </table:table-cell>
        </table:table-row>
        <table:table-row table:style-name="ro1">
          <table:table-cell office:value-type="date" office:date-value="2005-05-31" calcext:value-type="date">
            <text:p>05/31/2005</text:p>
          </table:table-cell>
          <table:table-cell office:value-type="string" calcext:value-type="string">
            <text:p>4,3786</text:p>
          </table:table-cell>
        </table:table-row>
        <table:table-row table:style-name="ro1">
          <table:table-cell office:value-type="date" office:date-value="2005-06-01" calcext:value-type="date">
            <text:p>06/01/2005</text:p>
          </table:table-cell>
          <table:table-cell office:value-type="string" calcext:value-type="string">
            <text:p>4,3628</text:p>
          </table:table-cell>
        </table:table-row>
        <table:table-row table:style-name="ro1">
          <table:table-cell office:value-type="date" office:date-value="2005-06-02" calcext:value-type="date">
            <text:p>06/02/2005</text:p>
          </table:table-cell>
          <table:table-cell office:value-type="string" calcext:value-type="string">
            <text:p>4,3810</text:p>
          </table:table-cell>
        </table:table-row>
        <table:table-row table:style-name="ro1">
          <table:table-cell office:value-type="date" office:date-value="2005-06-03" calcext:value-type="date">
            <text:p>06/03/2005</text:p>
          </table:table-cell>
          <table:table-cell office:value-type="string" calcext:value-type="string">
            <text:p>4,3710</text:p>
          </table:table-cell>
        </table:table-row>
        <table:table-row table:style-name="ro1">
          <table:table-cell office:value-type="date" office:date-value="2005-06-04" calcext:value-type="date">
            <text:p>06/04/2005</text:p>
          </table:table-cell>
          <table:table-cell office:value-type="string" calcext:value-type="string">
            <text:p>4,3630</text:p>
          </table:table-cell>
        </table:table-row>
        <table:table-row table:style-name="ro1">
          <table:table-cell office:value-type="date" office:date-value="2005-06-05" calcext:value-type="date">
            <text:p>06/05/2005</text:p>
          </table:table-cell>
          <table:table-cell office:value-type="string" calcext:value-type="string">
            <text:p>4,3640</text:p>
          </table:table-cell>
        </table:table-row>
        <table:table-row table:style-name="ro1">
          <table:table-cell office:value-type="date" office:date-value="2005-06-06" calcext:value-type="date">
            <text:p>06/06/2005</text:p>
          </table:table-cell>
          <table:table-cell office:value-type="string" calcext:value-type="string">
            <text:p>4,3698</text:p>
          </table:table-cell>
        </table:table-row>
        <table:table-row table:style-name="ro1">
          <table:table-cell office:value-type="date" office:date-value="2005-06-07" calcext:value-type="date">
            <text:p>06/07/2005</text:p>
          </table:table-cell>
          <table:table-cell office:value-type="string" calcext:value-type="string">
            <text:p>4,3721</text:p>
          </table:table-cell>
        </table:table-row>
        <table:table-row table:style-name="ro1">
          <table:table-cell office:value-type="date" office:date-value="2005-06-08" calcext:value-type="date">
            <text:p>06/08/2005</text:p>
          </table:table-cell>
          <table:table-cell office:value-type="string" calcext:value-type="string">
            <text:p>4,3852</text:p>
          </table:table-cell>
        </table:table-row>
        <table:table-row table:style-name="ro1">
          <table:table-cell office:value-type="date" office:date-value="2005-06-09" calcext:value-type="date">
            <text:p>06/09/2005</text:p>
          </table:table-cell>
          <table:table-cell office:value-type="string" calcext:value-type="string">
            <text:p>4,3701</text:p>
          </table:table-cell>
        </table:table-row>
        <table:table-row table:style-name="ro1">
          <table:table-cell office:value-type="date" office:date-value="2005-06-10" calcext:value-type="date">
            <text:p>06/10/2005</text:p>
          </table:table-cell>
          <table:table-cell office:value-type="string" calcext:value-type="string">
            <text:p>4,3676</text:p>
          </table:table-cell>
        </table:table-row>
        <table:table-row table:style-name="ro1">
          <table:table-cell office:value-type="date" office:date-value="2005-06-11" calcext:value-type="date">
            <text:p>06/11/2005</text:p>
          </table:table-cell>
          <table:table-cell office:value-type="string" calcext:value-type="string">
            <text:p>4,3717</text:p>
          </table:table-cell>
        </table:table-row>
        <table:table-row table:style-name="ro1">
          <table:table-cell office:value-type="date" office:date-value="2005-06-12" calcext:value-type="date">
            <text:p>06/12/2005</text:p>
          </table:table-cell>
          <table:table-cell office:value-type="string" calcext:value-type="string">
            <text:p>4,3530</text:p>
          </table:table-cell>
        </table:table-row>
        <table:table-row table:style-name="ro1">
          <table:table-cell office:value-type="date" office:date-value="2005-06-13" calcext:value-type="date">
            <text:p>06/13/2005</text:p>
          </table:table-cell>
          <table:table-cell office:value-type="string" calcext:value-type="string">
            <text:p>4,3684</text:p>
          </table:table-cell>
        </table:table-row>
        <table:table-row table:style-name="ro1">
          <table:table-cell office:value-type="date" office:date-value="2005-06-14" calcext:value-type="date">
            <text:p>06/14/2005</text:p>
          </table:table-cell>
          <table:table-cell office:value-type="string" calcext:value-type="string">
            <text:p>4,3643</text:p>
          </table:table-cell>
        </table:table-row>
        <table:table-row table:style-name="ro1">
          <table:table-cell office:value-type="date" office:date-value="2005-06-15" calcext:value-type="date">
            <text:p>06/15/2005</text:p>
          </table:table-cell>
          <table:table-cell office:value-type="string" calcext:value-type="string">
            <text:p>4,3645</text:p>
          </table:table-cell>
        </table:table-row>
        <table:table-row table:style-name="ro1">
          <table:table-cell office:value-type="date" office:date-value="2005-06-16" calcext:value-type="date">
            <text:p>06/16/2005</text:p>
          </table:table-cell>
          <table:table-cell office:value-type="string" calcext:value-type="string">
            <text:p>4,3614</text:p>
          </table:table-cell>
        </table:table-row>
        <table:table-row table:style-name="ro1">
          <table:table-cell office:value-type="date" office:date-value="2005-06-17" calcext:value-type="date">
            <text:p>06/17/2005</text:p>
          </table:table-cell>
          <table:table-cell office:value-type="string" calcext:value-type="string">
            <text:p>4,3510</text:p>
          </table:table-cell>
        </table:table-row>
        <table:table-row table:style-name="ro1">
          <table:table-cell office:value-type="date" office:date-value="2005-06-18" calcext:value-type="date">
            <text:p>06/18/2005</text:p>
          </table:table-cell>
          <table:table-cell office:value-type="string" calcext:value-type="string">
            <text:p>4,3588</text:p>
          </table:table-cell>
        </table:table-row>
        <table:table-row table:style-name="ro1">
          <table:table-cell office:value-type="date" office:date-value="2005-06-19" calcext:value-type="date">
            <text:p>06/19/2005</text:p>
          </table:table-cell>
          <table:table-cell office:value-type="string" calcext:value-type="string">
            <text:p>4,3603</text:p>
          </table:table-cell>
        </table:table-row>
        <table:table-row table:style-name="ro1">
          <table:table-cell office:value-type="date" office:date-value="2005-06-20" calcext:value-type="date">
            <text:p>06/20/2005</text:p>
          </table:table-cell>
          <table:table-cell office:value-type="string" calcext:value-type="string">
            <text:p>4,3508</text:p>
          </table:table-cell>
        </table:table-row>
        <table:table-row table:style-name="ro1">
          <table:table-cell office:value-type="date" office:date-value="2005-06-21" calcext:value-type="date">
            <text:p>06/21/2005</text:p>
          </table:table-cell>
          <table:table-cell office:value-type="string" calcext:value-type="string">
            <text:p>4,3617</text:p>
          </table:table-cell>
        </table:table-row>
        <table:table-row table:style-name="ro1">
          <table:table-cell office:value-type="date" office:date-value="2005-06-22" calcext:value-type="date">
            <text:p>06/22/2005</text:p>
          </table:table-cell>
          <table:table-cell office:value-type="string" calcext:value-type="string">
            <text:p>4,3623</text:p>
          </table:table-cell>
        </table:table-row>
        <table:table-row table:style-name="ro1">
          <table:table-cell office:value-type="date" office:date-value="2005-06-23" calcext:value-type="date">
            <text:p>06/23/2005</text:p>
          </table:table-cell>
          <table:table-cell office:value-type="string" calcext:value-type="string">
            <text:p>4,4090</text:p>
          </table:table-cell>
        </table:table-row>
        <table:table-row table:style-name="ro1">
          <table:table-cell office:value-type="date" office:date-value="2005-06-24" calcext:value-type="date">
            <text:p>06/24/2005</text:p>
          </table:table-cell>
          <table:table-cell office:value-type="string" calcext:value-type="string">
            <text:p>4,4315</text:p>
          </table:table-cell>
        </table:table-row>
        <table:table-row table:style-name="ro1">
          <table:table-cell office:value-type="date" office:date-value="2005-06-25" calcext:value-type="date">
            <text:p>06/25/2005</text:p>
          </table:table-cell>
          <table:table-cell office:value-type="string" calcext:value-type="string">
            <text:p>4,4278</text:p>
          </table:table-cell>
        </table:table-row>
        <table:table-row table:style-name="ro1">
          <table:table-cell office:value-type="date" office:date-value="2005-06-26" calcext:value-type="date">
            <text:p>06/26/2005</text:p>
          </table:table-cell>
          <table:table-cell office:value-type="string" calcext:value-type="string">
            <text:p>4,4392</text:p>
          </table:table-cell>
        </table:table-row>
        <table:table-row table:style-name="ro1">
          <table:table-cell office:value-type="date" office:date-value="2005-06-27" calcext:value-type="date">
            <text:p>06/27/2005</text:p>
          </table:table-cell>
          <table:table-cell office:value-type="string" calcext:value-type="string">
            <text:p>4,4334</text:p>
          </table:table-cell>
        </table:table-row>
        <table:table-row table:style-name="ro1">
          <table:table-cell office:value-type="date" office:date-value="2005-06-28" calcext:value-type="date">
            <text:p>06/28/2005</text:p>
          </table:table-cell>
          <table:table-cell office:value-type="string" calcext:value-type="string">
            <text:p>4,4357</text:p>
          </table:table-cell>
        </table:table-row>
        <table:table-row table:style-name="ro1">
          <table:table-cell office:value-type="date" office:date-value="2005-06-29" calcext:value-type="date">
            <text:p>06/29/2005</text:p>
          </table:table-cell>
          <table:table-cell office:value-type="string" calcext:value-type="string">
            <text:p>4,4403</text:p>
          </table:table-cell>
        </table:table-row>
        <table:table-row table:style-name="ro1">
          <table:table-cell office:value-type="date" office:date-value="2005-06-30" calcext:value-type="date">
            <text:p>06/30/2005</text:p>
          </table:table-cell>
          <table:table-cell office:value-type="string" calcext:value-type="string">
            <text:p>4,4766</text:p>
          </table:table-cell>
        </table:table-row>
        <table:table-row table:style-name="ro1">
          <table:table-cell office:value-type="date" office:date-value="2005-07-01" calcext:value-type="date">
            <text:p>07/01/2005</text:p>
          </table:table-cell>
          <table:table-cell office:value-type="string" calcext:value-type="string">
            <text:p>4,5148</text:p>
          </table:table-cell>
        </table:table-row>
        <table:table-row table:style-name="ro1">
          <table:table-cell office:value-type="date" office:date-value="2005-07-02" calcext:value-type="date">
            <text:p>07/02/2005</text:p>
          </table:table-cell>
          <table:table-cell office:value-type="string" calcext:value-type="string">
            <text:p>4,5326</text:p>
          </table:table-cell>
        </table:table-row>
        <table:table-row table:style-name="ro1">
          <table:table-cell office:value-type="date" office:date-value="2005-07-03" calcext:value-type="date">
            <text:p>07/03/2005</text:p>
          </table:table-cell>
          <table:table-cell office:value-type="string" calcext:value-type="string">
            <text:p>4,4995</text:p>
          </table:table-cell>
        </table:table-row>
        <table:table-row table:style-name="ro1">
          <table:table-cell office:value-type="date" office:date-value="2005-07-04" calcext:value-type="date">
            <text:p>07/04/2005</text:p>
          </table:table-cell>
          <table:table-cell office:value-type="string" calcext:value-type="string">
            <text:p>4,5180</text:p>
          </table:table-cell>
        </table:table-row>
        <table:table-row table:style-name="ro1">
          <table:table-cell office:value-type="date" office:date-value="2005-07-05" calcext:value-type="date">
            <text:p>07/05/2005</text:p>
          </table:table-cell>
          <table:table-cell office:value-type="string" calcext:value-type="string">
            <text:p>4,4976</text:p>
          </table:table-cell>
        </table:table-row>
        <table:table-row table:style-name="ro1">
          <table:table-cell office:value-type="date" office:date-value="2005-07-06" calcext:value-type="date">
            <text:p>07/06/2005</text:p>
          </table:table-cell>
          <table:table-cell office:value-type="string" calcext:value-type="string">
            <text:p>4,4918</text:p>
          </table:table-cell>
        </table:table-row>
        <table:table-row table:style-name="ro1">
          <table:table-cell office:value-type="date" office:date-value="2005-07-07" calcext:value-type="date">
            <text:p>07/07/2005</text:p>
          </table:table-cell>
          <table:table-cell office:value-type="string" calcext:value-type="string">
            <text:p>4,5067</text:p>
          </table:table-cell>
        </table:table-row>
        <table:table-row table:style-name="ro1">
          <table:table-cell office:value-type="date" office:date-value="2005-07-08" calcext:value-type="date">
            <text:p>07/08/2005</text:p>
          </table:table-cell>
          <table:table-cell office:value-type="string" calcext:value-type="string">
            <text:p>4,5451</text:p>
          </table:table-cell>
        </table:table-row>
        <table:table-row table:style-name="ro1">
          <table:table-cell office:value-type="date" office:date-value="2005-07-09" calcext:value-type="date">
            <text:p>07/09/2005</text:p>
          </table:table-cell>
          <table:table-cell office:value-type="string" calcext:value-type="string">
            <text:p>4,5504</text:p>
          </table:table-cell>
        </table:table-row>
        <table:table-row table:style-name="ro1">
          <table:table-cell office:value-type="date" office:date-value="2005-07-10" calcext:value-type="date">
            <text:p>07/10/2005</text:p>
          </table:table-cell>
          <table:table-cell office:value-type="string" calcext:value-type="string">
            <text:p>4,6435</text:p>
          </table:table-cell>
        </table:table-row>
        <table:table-row table:style-name="ro1">
          <table:table-cell office:value-type="date" office:date-value="2005-07-11" calcext:value-type="date">
            <text:p>07/11/2005</text:p>
          </table:table-cell>
          <table:table-cell office:value-type="string" calcext:value-type="string">
            <text:p>4,5685</text:p>
          </table:table-cell>
        </table:table-row>
        <table:table-row table:style-name="ro1">
          <table:table-cell office:value-type="date" office:date-value="2005-07-12" calcext:value-type="date">
            <text:p>07/12/2005</text:p>
          </table:table-cell>
          <table:table-cell office:value-type="string" calcext:value-type="string">
            <text:p>4,5733</text:p>
          </table:table-cell>
        </table:table-row>
        <table:table-row table:style-name="ro1">
          <table:table-cell office:value-type="date" office:date-value="2005-07-13" calcext:value-type="date">
            <text:p>07/13/2005</text:p>
          </table:table-cell>
          <table:table-cell office:value-type="string" calcext:value-type="string">
            <text:p>4,5467</text:p>
          </table:table-cell>
        </table:table-row>
        <table:table-row table:style-name="ro1">
          <table:table-cell office:value-type="date" office:date-value="2005-07-14" calcext:value-type="date">
            <text:p>07/14/2005</text:p>
          </table:table-cell>
          <table:table-cell office:value-type="string" calcext:value-type="string">
            <text:p>4,5372</text:p>
          </table:table-cell>
        </table:table-row>
        <table:table-row table:style-name="ro1">
          <table:table-cell office:value-type="date" office:date-value="2005-07-15" calcext:value-type="date">
            <text:p>07/15/2005</text:p>
          </table:table-cell>
          <table:table-cell office:value-type="string" calcext:value-type="string">
            <text:p>4,5624</text:p>
          </table:table-cell>
        </table:table-row>
        <table:table-row table:style-name="ro1">
          <table:table-cell office:value-type="date" office:date-value="2005-07-16" calcext:value-type="date">
            <text:p>07/16/2005</text:p>
          </table:table-cell>
          <table:table-cell office:value-type="string" calcext:value-type="string">
            <text:p>4,5523</text:p>
          </table:table-cell>
        </table:table-row>
        <table:table-row table:style-name="ro1">
          <table:table-cell office:value-type="date" office:date-value="2005-07-17" calcext:value-type="date">
            <text:p>07/17/2005</text:p>
          </table:table-cell>
          <table:table-cell office:value-type="string" calcext:value-type="string">
            <text:p>4,5108</text:p>
          </table:table-cell>
        </table:table-row>
        <table:table-row table:style-name="ro1">
          <table:table-cell office:value-type="date" office:date-value="2005-07-18" calcext:value-type="date">
            <text:p>07/18/2005</text:p>
          </table:table-cell>
          <table:table-cell office:value-type="string" calcext:value-type="string">
            <text:p>4,5343</text:p>
          </table:table-cell>
        </table:table-row>
        <table:table-row table:style-name="ro1">
          <table:table-cell office:value-type="date" office:date-value="2005-07-19" calcext:value-type="date">
            <text:p>07/19/2005</text:p>
          </table:table-cell>
          <table:table-cell office:value-type="string" calcext:value-type="string">
            <text:p>4,5084</text:p>
          </table:table-cell>
        </table:table-row>
        <table:table-row table:style-name="ro1">
          <table:table-cell office:value-type="date" office:date-value="2005-07-20" calcext:value-type="date">
            <text:p>07/20/2005</text:p>
          </table:table-cell>
          <table:table-cell office:value-type="string" calcext:value-type="string">
            <text:p>4,5258</text:p>
          </table:table-cell>
        </table:table-row>
        <table:table-row table:style-name="ro1">
          <table:table-cell office:value-type="date" office:date-value="2005-07-21" calcext:value-type="date">
            <text:p>07/21/2005</text:p>
          </table:table-cell>
          <table:table-cell office:value-type="string" calcext:value-type="string">
            <text:p>4,5592</text:p>
          </table:table-cell>
        </table:table-row>
        <table:table-row table:style-name="ro1">
          <table:table-cell office:value-type="date" office:date-value="2005-07-22" calcext:value-type="date">
            <text:p>07/22/2005</text:p>
          </table:table-cell>
          <table:table-cell office:value-type="string" calcext:value-type="string">
            <text:p>4,6057</text:p>
          </table:table-cell>
        </table:table-row>
        <table:table-row table:style-name="ro1">
          <table:table-cell office:value-type="date" office:date-value="2005-07-23" calcext:value-type="date">
            <text:p>07/23/2005</text:p>
          </table:table-cell>
          <table:table-cell office:value-type="string" calcext:value-type="string">
            <text:p>4,6021</text:p>
          </table:table-cell>
        </table:table-row>
        <table:table-row table:style-name="ro1">
          <table:table-cell office:value-type="date" office:date-value="2005-07-24" calcext:value-type="date">
            <text:p>07/24/2005</text:p>
          </table:table-cell>
          <table:table-cell office:value-type="string" calcext:value-type="string">
            <text:p>4,6156</text:p>
          </table:table-cell>
        </table:table-row>
        <table:table-row table:style-name="ro1">
          <table:table-cell office:value-type="date" office:date-value="2005-07-25" calcext:value-type="date">
            <text:p>07/25/2005</text:p>
          </table:table-cell>
          <table:table-cell office:value-type="string" calcext:value-type="string">
            <text:p>4,5913</text:p>
          </table:table-cell>
        </table:table-row>
        <table:table-row table:style-name="ro1">
          <table:table-cell office:value-type="date" office:date-value="2005-07-26" calcext:value-type="date">
            <text:p>07/26/2005</text:p>
          </table:table-cell>
          <table:table-cell office:value-type="string" calcext:value-type="string">
            <text:p>4,6127</text:p>
          </table:table-cell>
        </table:table-row>
        <table:table-row table:style-name="ro1">
          <table:table-cell office:value-type="date" office:date-value="2005-07-27" calcext:value-type="date">
            <text:p>07/27/2005</text:p>
          </table:table-cell>
          <table:table-cell office:value-type="string" calcext:value-type="string">
            <text:p>4,6469</text:p>
          </table:table-cell>
        </table:table-row>
        <table:table-row table:style-name="ro1">
          <table:table-cell office:value-type="date" office:date-value="2005-07-28" calcext:value-type="date">
            <text:p>07/28/2005</text:p>
          </table:table-cell>
          <table:table-cell office:value-type="string" calcext:value-type="string">
            <text:p>4,6487</text:p>
          </table:table-cell>
        </table:table-row>
        <table:table-row table:style-name="ro1">
          <table:table-cell office:value-type="date" office:date-value="2005-07-29" calcext:value-type="date">
            <text:p>07/29/2005</text:p>
          </table:table-cell>
          <table:table-cell office:value-type="string" calcext:value-type="string">
            <text:p>4,6595</text:p>
          </table:table-cell>
        </table:table-row>
        <table:table-row table:style-name="ro1">
          <table:table-cell office:value-type="date" office:date-value="2005-07-30" calcext:value-type="date">
            <text:p>07/30/2005</text:p>
          </table:table-cell>
          <table:table-cell office:value-type="string" calcext:value-type="string">
            <text:p>4,6577</text:p>
          </table:table-cell>
        </table:table-row>
        <table:table-row table:style-name="ro1">
          <table:table-cell office:value-type="date" office:date-value="2005-07-31" calcext:value-type="date">
            <text:p>07/31/2005</text:p>
          </table:table-cell>
          <table:table-cell office:value-type="string" calcext:value-type="string">
            <text:p>4,6518</text:p>
          </table:table-cell>
        </table:table-row>
        <table:table-row table:style-name="ro1">
          <table:table-cell office:value-type="date" office:date-value="2005-08-01" calcext:value-type="date">
            <text:p>08/01/2005</text:p>
          </table:table-cell>
          <table:table-cell office:value-type="string" calcext:value-type="string">
            <text:p>4,6572</text:p>
          </table:table-cell>
        </table:table-row>
        <table:table-row table:style-name="ro1">
          <table:table-cell office:value-type="date" office:date-value="2005-08-02" calcext:value-type="date">
            <text:p>08/02/2005</text:p>
          </table:table-cell>
          <table:table-cell office:value-type="string" calcext:value-type="string">
            <text:p>4,6826</text:p>
          </table:table-cell>
        </table:table-row>
        <table:table-row table:style-name="ro1">
          <table:table-cell office:value-type="date" office:date-value="2005-08-03" calcext:value-type="date">
            <text:p>08/03/2005</text:p>
          </table:table-cell>
          <table:table-cell office:value-type="string" calcext:value-type="string">
            <text:p>4,6566</text:p>
          </table:table-cell>
        </table:table-row>
        <table:table-row table:style-name="ro1">
          <table:table-cell office:value-type="date" office:date-value="2005-08-04" calcext:value-type="date">
            <text:p>08/04/2005</text:p>
          </table:table-cell>
          <table:table-cell office:value-type="string" calcext:value-type="string">
            <text:p>4,6249</text:p>
          </table:table-cell>
        </table:table-row>
        <table:table-row table:style-name="ro1">
          <table:table-cell office:value-type="date" office:date-value="2005-08-05" calcext:value-type="date">
            <text:p>08/05/2005</text:p>
          </table:table-cell>
          <table:table-cell office:value-type="string" calcext:value-type="string">
            <text:p>4,5812</text:p>
          </table:table-cell>
        </table:table-row>
        <table:table-row table:style-name="ro1">
          <table:table-cell office:value-type="date" office:date-value="2005-08-06" calcext:value-type="date">
            <text:p>08/06/2005</text:p>
          </table:table-cell>
          <table:table-cell office:value-type="string" calcext:value-type="string">
            <text:p>4,6068</text:p>
          </table:table-cell>
        </table:table-row>
        <table:table-row table:style-name="ro1">
          <table:table-cell office:value-type="date" office:date-value="2005-08-07" calcext:value-type="date">
            <text:p>08/07/2005</text:p>
          </table:table-cell>
          <table:table-cell office:value-type="string" calcext:value-type="string">
            <text:p>4,5835</text:p>
          </table:table-cell>
        </table:table-row>
        <table:table-row table:style-name="ro1">
          <table:table-cell office:value-type="date" office:date-value="2005-08-08" calcext:value-type="date">
            <text:p>08/08/2005</text:p>
          </table:table-cell>
          <table:table-cell office:value-type="string" calcext:value-type="string">
            <text:p>4,5873</text:p>
          </table:table-cell>
        </table:table-row>
        <table:table-row table:style-name="ro1">
          <table:table-cell office:value-type="date" office:date-value="2005-08-09" calcext:value-type="date">
            <text:p>08/09/2005</text:p>
          </table:table-cell>
          <table:table-cell office:value-type="string" calcext:value-type="string">
            <text:p>4,5892</text:p>
          </table:table-cell>
        </table:table-row>
        <table:table-row table:style-name="ro1">
          <table:table-cell office:value-type="date" office:date-value="2005-08-10" calcext:value-type="date">
            <text:p>08/10/2005</text:p>
          </table:table-cell>
          <table:table-cell office:value-type="string" calcext:value-type="string">
            <text:p>4,5832</text:p>
          </table:table-cell>
        </table:table-row>
        <table:table-row table:style-name="ro1">
          <table:table-cell office:value-type="date" office:date-value="2005-08-11" calcext:value-type="date">
            <text:p>08/11/2005</text:p>
          </table:table-cell>
          <table:table-cell office:value-type="string" calcext:value-type="string">
            <text:p>4,5726</text:p>
          </table:table-cell>
        </table:table-row>
        <table:table-row table:style-name="ro1">
          <table:table-cell office:value-type="date" office:date-value="2005-08-12" calcext:value-type="date">
            <text:p>08/12/2005</text:p>
          </table:table-cell>
          <table:table-cell office:value-type="string" calcext:value-type="string">
            <text:p>4,5748</text:p>
          </table:table-cell>
        </table:table-row>
        <table:table-row table:style-name="ro1">
          <table:table-cell office:value-type="date" office:date-value="2005-08-13" calcext:value-type="date">
            <text:p>08/13/2005</text:p>
          </table:table-cell>
          <table:table-cell office:value-type="string" calcext:value-type="string">
            <text:p>4,5869</text:p>
          </table:table-cell>
        </table:table-row>
        <table:table-row table:style-name="ro1">
          <table:table-cell office:value-type="date" office:date-value="2005-08-14" calcext:value-type="date">
            <text:p>08/14/2005</text:p>
          </table:table-cell>
          <table:table-cell office:value-type="string" calcext:value-type="string">
            <text:p>4,6143</text:p>
          </table:table-cell>
        </table:table-row>
        <table:table-row table:style-name="ro1">
          <table:table-cell office:value-type="date" office:date-value="2005-08-15" calcext:value-type="date">
            <text:p>08/15/2005</text:p>
          </table:table-cell>
          <table:table-cell office:value-type="string" calcext:value-type="string">
            <text:p>4,6223</text:p>
          </table:table-cell>
        </table:table-row>
        <table:table-row table:style-name="ro1">
          <table:table-cell office:value-type="date" office:date-value="2005-08-16" calcext:value-type="date">
            <text:p>08/16/2005</text:p>
          </table:table-cell>
          <table:table-cell office:value-type="string" calcext:value-type="string">
            <text:p>4,6514</text:p>
          </table:table-cell>
        </table:table-row>
        <table:table-row table:style-name="ro1">
          <table:table-cell office:value-type="date" office:date-value="2005-08-17" calcext:value-type="date">
            <text:p>08/17/2005</text:p>
          </table:table-cell>
          <table:table-cell office:value-type="string" calcext:value-type="string">
            <text:p>4,6516</text:p>
          </table:table-cell>
        </table:table-row>
        <table:table-row table:style-name="ro1">
          <table:table-cell office:value-type="date" office:date-value="2005-08-18" calcext:value-type="date">
            <text:p>08/18/2005</text:p>
          </table:table-cell>
          <table:table-cell office:value-type="string" calcext:value-type="string">
            <text:p>4,6468</text:p>
          </table:table-cell>
        </table:table-row>
        <table:table-row table:style-name="ro1">
          <table:table-cell office:value-type="date" office:date-value="2005-08-19" calcext:value-type="date">
            <text:p>08/19/2005</text:p>
          </table:table-cell>
          <table:table-cell office:value-type="string" calcext:value-type="string">
            <text:p>4,6568</text:p>
          </table:table-cell>
        </table:table-row>
        <table:table-row table:style-name="ro1">
          <table:table-cell office:value-type="date" office:date-value="2005-08-20" calcext:value-type="date">
            <text:p>08/20/2005</text:p>
          </table:table-cell>
          <table:table-cell office:value-type="string" calcext:value-type="string">
            <text:p>4,6662</text:p>
          </table:table-cell>
        </table:table-row>
        <table:table-row table:style-name="ro1">
          <table:table-cell office:value-type="date" office:date-value="2005-08-21" calcext:value-type="date">
            <text:p>08/21/2005</text:p>
          </table:table-cell>
          <table:table-cell office:value-type="string" calcext:value-type="string">
            <text:p>4,7127</text:p>
          </table:table-cell>
        </table:table-row>
        <table:table-row table:style-name="ro1">
          <table:table-cell office:value-type="date" office:date-value="2005-08-22" calcext:value-type="date">
            <text:p>08/22/2005</text:p>
          </table:table-cell>
          <table:table-cell office:value-type="string" calcext:value-type="string">
            <text:p>4,6494</text:p>
          </table:table-cell>
        </table:table-row>
        <table:table-row table:style-name="ro1">
          <table:table-cell office:value-type="date" office:date-value="2005-08-23" calcext:value-type="date">
            <text:p>08/23/2005</text:p>
          </table:table-cell>
          <table:table-cell office:value-type="string" calcext:value-type="string">
            <text:p>4,6692</text:p>
          </table:table-cell>
        </table:table-row>
        <table:table-row table:style-name="ro1">
          <table:table-cell office:value-type="date" office:date-value="2005-08-24" calcext:value-type="date">
            <text:p>08/24/2005</text:p>
          </table:table-cell>
          <table:table-cell office:value-type="string" calcext:value-type="string">
            <text:p>4,6636</text:p>
          </table:table-cell>
        </table:table-row>
        <table:table-row table:style-name="ro1">
          <table:table-cell office:value-type="date" office:date-value="2005-08-25" calcext:value-type="date">
            <text:p>08/25/2005</text:p>
          </table:table-cell>
          <table:table-cell office:value-type="string" calcext:value-type="string">
            <text:p>4,6337</text:p>
          </table:table-cell>
        </table:table-row>
        <table:table-row table:style-name="ro1">
          <table:table-cell office:value-type="date" office:date-value="2005-08-26" calcext:value-type="date">
            <text:p>08/26/2005</text:p>
          </table:table-cell>
          <table:table-cell office:value-type="string" calcext:value-type="string">
            <text:p>4,6318</text:p>
          </table:table-cell>
        </table:table-row>
        <table:table-row table:style-name="ro1">
          <table:table-cell office:value-type="date" office:date-value="2005-08-27" calcext:value-type="date">
            <text:p>08/27/2005</text:p>
          </table:table-cell>
          <table:table-cell office:value-type="string" calcext:value-type="string">
            <text:p>4,6518</text:p>
          </table:table-cell>
        </table:table-row>
        <table:table-row table:style-name="ro1">
          <table:table-cell office:value-type="date" office:date-value="2005-08-28" calcext:value-type="date">
            <text:p>08/28/2005</text:p>
          </table:table-cell>
          <table:table-cell office:value-type="string" calcext:value-type="string">
            <text:p>4,6708</text:p>
          </table:table-cell>
        </table:table-row>
        <table:table-row table:style-name="ro1">
          <table:table-cell office:value-type="date" office:date-value="2005-08-29" calcext:value-type="date">
            <text:p>08/29/2005</text:p>
          </table:table-cell>
          <table:table-cell office:value-type="string" calcext:value-type="string">
            <text:p>4,6529</text:p>
          </table:table-cell>
        </table:table-row>
        <table:table-row table:style-name="ro1">
          <table:table-cell office:value-type="date" office:date-value="2005-08-30" calcext:value-type="date">
            <text:p>08/30/2005</text:p>
          </table:table-cell>
          <table:table-cell office:value-type="string" calcext:value-type="string">
            <text:p>4,6465</text:p>
          </table:table-cell>
        </table:table-row>
        <table:table-row table:style-name="ro1">
          <table:table-cell office:value-type="date" office:date-value="2005-08-31" calcext:value-type="date">
            <text:p>08/31/2005</text:p>
          </table:table-cell>
          <table:table-cell office:value-type="string" calcext:value-type="string">
            <text:p>4,6573</text:p>
          </table:table-cell>
        </table:table-row>
        <table:table-row table:style-name="ro1">
          <table:table-cell office:value-type="date" office:date-value="2005-09-01" calcext:value-type="date">
            <text:p>09/01/2005</text:p>
          </table:table-cell>
          <table:table-cell office:value-type="string" calcext:value-type="string">
            <text:p>4,6565</text:p>
          </table:table-cell>
        </table:table-row>
        <table:table-row table:style-name="ro1">
          <table:table-cell office:value-type="date" office:date-value="2005-09-02" calcext:value-type="date">
            <text:p>09/02/2005</text:p>
          </table:table-cell>
          <table:table-cell office:value-type="string" calcext:value-type="string">
            <text:p>4,6344</text:p>
          </table:table-cell>
        </table:table-row>
        <table:table-row table:style-name="ro1">
          <table:table-cell office:value-type="date" office:date-value="2005-09-03" calcext:value-type="date">
            <text:p>09/03/2005</text:p>
          </table:table-cell>
          <table:table-cell office:value-type="string" calcext:value-type="string">
            <text:p>4,6350</text:p>
          </table:table-cell>
        </table:table-row>
        <table:table-row table:style-name="ro1">
          <table:table-cell office:value-type="date" office:date-value="2005-09-04" calcext:value-type="date">
            <text:p>09/04/2005</text:p>
          </table:table-cell>
          <table:table-cell office:value-type="string" calcext:value-type="string">
            <text:p>4,6566</text:p>
          </table:table-cell>
        </table:table-row>
        <table:table-row table:style-name="ro1">
          <table:table-cell office:value-type="date" office:date-value="2005-09-05" calcext:value-type="date">
            <text:p>09/05/2005</text:p>
          </table:table-cell>
          <table:table-cell office:value-type="string" calcext:value-type="string">
            <text:p>4,6479</text:p>
          </table:table-cell>
        </table:table-row>
        <table:table-row table:style-name="ro1">
          <table:table-cell office:value-type="date" office:date-value="2005-09-06" calcext:value-type="date">
            <text:p>09/06/2005</text:p>
          </table:table-cell>
          <table:table-cell office:value-type="string" calcext:value-type="string">
            <text:p>4,6477</text:p>
          </table:table-cell>
        </table:table-row>
        <table:table-row table:style-name="ro1">
          <table:table-cell office:value-type="date" office:date-value="2005-09-07" calcext:value-type="date">
            <text:p>09/07/2005</text:p>
          </table:table-cell>
          <table:table-cell office:value-type="string" calcext:value-type="string">
            <text:p>4,6483</text:p>
          </table:table-cell>
        </table:table-row>
        <table:table-row table:style-name="ro1">
          <table:table-cell office:value-type="date" office:date-value="2005-09-08" calcext:value-type="date">
            <text:p>09/08/2005</text:p>
          </table:table-cell>
          <table:table-cell office:value-type="string" calcext:value-type="string">
            <text:p>4,6560</text:p>
          </table:table-cell>
        </table:table-row>
        <table:table-row table:style-name="ro1">
          <table:table-cell office:value-type="date" office:date-value="2005-09-09" calcext:value-type="date">
            <text:p>09/09/2005</text:p>
          </table:table-cell>
          <table:table-cell office:value-type="string" calcext:value-type="string">
            <text:p>4,6699</text:p>
          </table:table-cell>
        </table:table-row>
        <table:table-row table:style-name="ro1">
          <table:table-cell office:value-type="date" office:date-value="2005-09-10" calcext:value-type="date">
            <text:p>09/10/2005</text:p>
          </table:table-cell>
          <table:table-cell office:value-type="string" calcext:value-type="string">
            <text:p>4,7007</text:p>
          </table:table-cell>
        </table:table-row>
        <table:table-row table:style-name="ro1">
          <table:table-cell office:value-type="date" office:date-value="2005-09-11" calcext:value-type="date">
            <text:p>09/11/2005</text:p>
          </table:table-cell>
          <table:table-cell office:value-type="string" calcext:value-type="string">
            <text:p>4,7170</text:p>
          </table:table-cell>
        </table:table-row>
        <table:table-row table:style-name="ro1">
          <table:table-cell office:value-type="date" office:date-value="2005-09-12" calcext:value-type="date">
            <text:p>09/12/2005</text:p>
          </table:table-cell>
          <table:table-cell office:value-type="string" calcext:value-type="string">
            <text:p>4,7170</text:p>
          </table:table-cell>
        </table:table-row>
        <table:table-row table:style-name="ro1">
          <table:table-cell office:value-type="date" office:date-value="2005-09-13" calcext:value-type="date">
            <text:p>09/13/2005</text:p>
          </table:table-cell>
          <table:table-cell office:value-type="string" calcext:value-type="string">
            <text:p>4,7089</text:p>
          </table:table-cell>
        </table:table-row>
        <table:table-row table:style-name="ro1">
          <table:table-cell office:value-type="date" office:date-value="2005-09-14" calcext:value-type="date">
            <text:p>09/14/2005</text:p>
          </table:table-cell>
          <table:table-cell office:value-type="string" calcext:value-type="string">
            <text:p>4,6904</text:p>
          </table:table-cell>
        </table:table-row>
        <table:table-row table:style-name="ro1">
          <table:table-cell office:value-type="date" office:date-value="2005-09-15" calcext:value-type="date">
            <text:p>09/15/2005</text:p>
          </table:table-cell>
          <table:table-cell office:value-type="string" calcext:value-type="string">
            <text:p>4,6704</text:p>
          </table:table-cell>
        </table:table-row>
        <table:table-row table:style-name="ro1">
          <table:table-cell office:value-type="date" office:date-value="2005-09-16" calcext:value-type="date">
            <text:p>09/16/2005</text:p>
          </table:table-cell>
          <table:table-cell office:value-type="string" calcext:value-type="string">
            <text:p>4,6808</text:p>
          </table:table-cell>
        </table:table-row>
        <table:table-row table:style-name="ro1">
          <table:table-cell office:value-type="date" office:date-value="2005-09-17" calcext:value-type="date">
            <text:p>09/17/2005</text:p>
          </table:table-cell>
          <table:table-cell office:value-type="string" calcext:value-type="string">
            <text:p>4,6634</text:p>
          </table:table-cell>
        </table:table-row>
        <table:table-row table:style-name="ro1">
          <table:table-cell office:value-type="date" office:date-value="2005-09-18" calcext:value-type="date">
            <text:p>09/18/2005</text:p>
          </table:table-cell>
          <table:table-cell office:value-type="string" calcext:value-type="string">
            <text:p>4,6913</text:p>
          </table:table-cell>
        </table:table-row>
        <table:table-row table:style-name="ro1">
          <table:table-cell office:value-type="date" office:date-value="2005-09-19" calcext:value-type="date">
            <text:p>09/19/2005</text:p>
          </table:table-cell>
          <table:table-cell office:value-type="string" calcext:value-type="string">
            <text:p>4,6977</text:p>
          </table:table-cell>
        </table:table-row>
        <table:table-row table:style-name="ro1">
          <table:table-cell office:value-type="date" office:date-value="2005-09-20" calcext:value-type="date">
            <text:p>09/20/2005</text:p>
          </table:table-cell>
          <table:table-cell office:value-type="string" calcext:value-type="string">
            <text:p>4,7053</text:p>
          </table:table-cell>
        </table:table-row>
        <table:table-row table:style-name="ro1">
          <table:table-cell office:value-type="date" office:date-value="2005-09-21" calcext:value-type="date">
            <text:p>09/21/2005</text:p>
          </table:table-cell>
          <table:table-cell office:value-type="string" calcext:value-type="string">
            <text:p>4,7335</text:p>
          </table:table-cell>
        </table:table-row>
        <table:table-row table:style-name="ro1">
          <table:table-cell office:value-type="date" office:date-value="2005-09-22" calcext:value-type="date">
            <text:p>09/22/2005</text:p>
          </table:table-cell>
          <table:table-cell office:value-type="string" calcext:value-type="string">
            <text:p>4,7339</text:p>
          </table:table-cell>
        </table:table-row>
        <table:table-row table:style-name="ro1">
          <table:table-cell office:value-type="date" office:date-value="2005-09-23" calcext:value-type="date">
            <text:p>09/23/2005</text:p>
          </table:table-cell>
          <table:table-cell office:value-type="string" calcext:value-type="string">
            <text:p>4,7247</text:p>
          </table:table-cell>
        </table:table-row>
        <table:table-row table:style-name="ro1">
          <table:table-cell office:value-type="date" office:date-value="2005-09-24" calcext:value-type="date">
            <text:p>09/24/2005</text:p>
          </table:table-cell>
          <table:table-cell office:value-type="string" calcext:value-type="string">
            <text:p>4,7157</text:p>
          </table:table-cell>
        </table:table-row>
        <table:table-row table:style-name="ro1">
          <table:table-cell office:value-type="date" office:date-value="2005-09-25" calcext:value-type="date">
            <text:p>09/25/2005</text:p>
          </table:table-cell>
          <table:table-cell office:value-type="string" calcext:value-type="string">
            <text:p>4,7358</text:p>
          </table:table-cell>
        </table:table-row>
        <table:table-row table:style-name="ro1">
          <table:table-cell office:value-type="date" office:date-value="2005-09-26" calcext:value-type="date">
            <text:p>09/26/2005</text:p>
          </table:table-cell>
          <table:table-cell office:value-type="string" calcext:value-type="string">
            <text:p>4,7255</text:p>
          </table:table-cell>
        </table:table-row>
        <table:table-row table:style-name="ro1">
          <table:table-cell office:value-type="date" office:date-value="2005-09-27" calcext:value-type="date">
            <text:p>09/27/2005</text:p>
          </table:table-cell>
          <table:table-cell office:value-type="string" calcext:value-type="string">
            <text:p>4,7089</text:p>
          </table:table-cell>
        </table:table-row>
        <table:table-row table:style-name="ro1">
          <table:table-cell office:value-type="date" office:date-value="2005-09-28" calcext:value-type="date">
            <text:p>09/28/2005</text:p>
          </table:table-cell>
          <table:table-cell office:value-type="string" calcext:value-type="string">
            <text:p>4,6925</text:p>
          </table:table-cell>
        </table:table-row>
        <table:table-row table:style-name="ro1">
          <table:table-cell office:value-type="date" office:date-value="2005-09-29" calcext:value-type="date">
            <text:p>09/29/2005</text:p>
          </table:table-cell>
          <table:table-cell office:value-type="string" calcext:value-type="string">
            <text:p>4,7004</text:p>
          </table:table-cell>
        </table:table-row>
        <table:table-row table:style-name="ro1">
          <table:table-cell office:value-type="date" office:date-value="2005-09-30" calcext:value-type="date">
            <text:p>09/30/2005</text:p>
          </table:table-cell>
          <table:table-cell office:value-type="string" calcext:value-type="string">
            <text:p>4,7226</text:p>
          </table:table-cell>
        </table:table-row>
        <table:table-row table:style-name="ro1">
          <table:table-cell office:value-type="date" office:date-value="2005-10-01" calcext:value-type="date">
            <text:p>10/01/2005</text:p>
          </table:table-cell>
          <table:table-cell office:value-type="string" calcext:value-type="string">
            <text:p>4,7364</text:p>
          </table:table-cell>
        </table:table-row>
        <table:table-row table:style-name="ro1">
          <table:table-cell office:value-type="date" office:date-value="2005-10-02" calcext:value-type="date">
            <text:p>10/02/2005</text:p>
          </table:table-cell>
          <table:table-cell office:value-type="string" calcext:value-type="string">
            <text:p>4,7458</text:p>
          </table:table-cell>
        </table:table-row>
        <table:table-row table:style-name="ro1">
          <table:table-cell office:value-type="date" office:date-value="2005-10-03" calcext:value-type="date">
            <text:p>10/03/2005</text:p>
          </table:table-cell>
          <table:table-cell office:value-type="string" calcext:value-type="string">
            <text:p>4,7614</text:p>
          </table:table-cell>
        </table:table-row>
        <table:table-row table:style-name="ro1">
          <table:table-cell office:value-type="date" office:date-value="2005-10-04" calcext:value-type="date">
            <text:p>10/04/2005</text:p>
          </table:table-cell>
          <table:table-cell office:value-type="string" calcext:value-type="string">
            <text:p>4,7743</text:p>
          </table:table-cell>
        </table:table-row>
        <table:table-row table:style-name="ro1">
          <table:table-cell office:value-type="date" office:date-value="2005-10-05" calcext:value-type="date">
            <text:p>10/05/2005</text:p>
          </table:table-cell>
          <table:table-cell office:value-type="string" calcext:value-type="string">
            <text:p>4,8112</text:p>
          </table:table-cell>
        </table:table-row>
        <table:table-row table:style-name="ro1">
          <table:table-cell office:value-type="date" office:date-value="2005-10-06" calcext:value-type="date">
            <text:p>10/06/2005</text:p>
          </table:table-cell>
          <table:table-cell office:value-type="string" calcext:value-type="string">
            <text:p>4,7807</text:p>
          </table:table-cell>
        </table:table-row>
        <table:table-row table:style-name="ro1">
          <table:table-cell office:value-type="date" office:date-value="2005-10-07" calcext:value-type="date">
            <text:p>10/07/2005</text:p>
          </table:table-cell>
          <table:table-cell office:value-type="string" calcext:value-type="string">
            <text:p>4,8257</text:p>
          </table:table-cell>
        </table:table-row>
        <table:table-row table:style-name="ro1">
          <table:table-cell office:value-type="date" office:date-value="2005-10-08" calcext:value-type="date">
            <text:p>10/08/2005</text:p>
          </table:table-cell>
          <table:table-cell office:value-type="string" calcext:value-type="string">
            <text:p>4,8441</text:p>
          </table:table-cell>
        </table:table-row>
        <table:table-row table:style-name="ro1">
          <table:table-cell office:value-type="date" office:date-value="2005-10-09" calcext:value-type="date">
            <text:p>10/09/2005</text:p>
          </table:table-cell>
          <table:table-cell office:value-type="string" calcext:value-type="string">
            <text:p>4,8475</text:p>
          </table:table-cell>
        </table:table-row>
        <table:table-row table:style-name="ro1">
          <table:table-cell office:value-type="date" office:date-value="2005-10-10" calcext:value-type="date">
            <text:p>10/10/2005</text:p>
          </table:table-cell>
          <table:table-cell office:value-type="string" calcext:value-type="string">
            <text:p>4,8298</text:p>
          </table:table-cell>
        </table:table-row>
        <table:table-row table:style-name="ro1">
          <table:table-cell office:value-type="date" office:date-value="2005-10-11" calcext:value-type="date">
            <text:p>10/11/2005</text:p>
          </table:table-cell>
          <table:table-cell office:value-type="string" calcext:value-type="string">
            <text:p>4,8538</text:p>
          </table:table-cell>
        </table:table-row>
        <table:table-row table:style-name="ro1">
          <table:table-cell office:value-type="date" office:date-value="2005-10-12" calcext:value-type="date">
            <text:p>10/12/2005</text:p>
          </table:table-cell>
          <table:table-cell office:value-type="string" calcext:value-type="string">
            <text:p>4,8468</text:p>
          </table:table-cell>
        </table:table-row>
        <table:table-row table:style-name="ro1">
          <table:table-cell office:value-type="date" office:date-value="2005-10-13" calcext:value-type="date">
            <text:p>10/13/2005</text:p>
          </table:table-cell>
          <table:table-cell office:value-type="string" calcext:value-type="string">
            <text:p>4,8628</text:p>
          </table:table-cell>
        </table:table-row>
        <table:table-row table:style-name="ro1">
          <table:table-cell office:value-type="date" office:date-value="2005-10-14" calcext:value-type="date">
            <text:p>10/14/2005</text:p>
          </table:table-cell>
          <table:table-cell office:value-type="string" calcext:value-type="string">
            <text:p>4,8542</text:p>
          </table:table-cell>
        </table:table-row>
        <table:table-row table:style-name="ro1">
          <table:table-cell office:value-type="date" office:date-value="2005-10-15" calcext:value-type="date">
            <text:p>10/15/2005</text:p>
          </table:table-cell>
          <table:table-cell office:value-type="string" calcext:value-type="string">
            <text:p>4,8663</text:p>
          </table:table-cell>
        </table:table-row>
        <table:table-row table:style-name="ro1">
          <table:table-cell office:value-type="date" office:date-value="2005-10-16" calcext:value-type="date">
            <text:p>10/16/2005</text:p>
          </table:table-cell>
          <table:table-cell office:value-type="string" calcext:value-type="string">
            <text:p>4,8840</text:p>
          </table:table-cell>
        </table:table-row>
        <table:table-row table:style-name="ro1">
          <table:table-cell office:value-type="date" office:date-value="2005-10-17" calcext:value-type="date">
            <text:p>10/17/2005</text:p>
          </table:table-cell>
          <table:table-cell office:value-type="string" calcext:value-type="string">
            <text:p>4,8876</text:p>
          </table:table-cell>
        </table:table-row>
        <table:table-row table:style-name="ro1">
          <table:table-cell office:value-type="date" office:date-value="2005-10-18" calcext:value-type="date">
            <text:p>10/18/2005</text:p>
          </table:table-cell>
          <table:table-cell office:value-type="string" calcext:value-type="string">
            <text:p>4,9060</text:p>
          </table:table-cell>
        </table:table-row>
        <table:table-row table:style-name="ro1">
          <table:table-cell office:value-type="date" office:date-value="2005-10-19" calcext:value-type="date">
            <text:p>10/19/2005</text:p>
          </table:table-cell>
          <table:table-cell office:value-type="string" calcext:value-type="string">
            <text:p>4,8955</text:p>
          </table:table-cell>
        </table:table-row>
        <table:table-row table:style-name="ro1">
          <table:table-cell office:value-type="date" office:date-value="2005-10-20" calcext:value-type="date">
            <text:p>10/20/2005</text:p>
          </table:table-cell>
          <table:table-cell office:value-type="string" calcext:value-type="string">
            <text:p>4,8695</text:p>
          </table:table-cell>
        </table:table-row>
        <table:table-row table:style-name="ro1">
          <table:table-cell office:value-type="date" office:date-value="2005-10-21" calcext:value-type="date">
            <text:p>10/21/2005</text:p>
          </table:table-cell>
          <table:table-cell office:value-type="string" calcext:value-type="string">
            <text:p>4,8837</text:p>
          </table:table-cell>
        </table:table-row>
        <table:table-row table:style-name="ro1">
          <table:table-cell office:value-type="date" office:date-value="2005-10-22" calcext:value-type="date">
            <text:p>10/22/2005</text:p>
          </table:table-cell>
          <table:table-cell office:value-type="string" calcext:value-type="string">
            <text:p>4,8366</text:p>
          </table:table-cell>
        </table:table-row>
        <table:table-row table:style-name="ro1">
          <table:table-cell office:value-type="date" office:date-value="2005-10-23" calcext:value-type="date">
            <text:p>10/23/2005</text:p>
          </table:table-cell>
          <table:table-cell office:value-type="string" calcext:value-type="string">
            <text:p>4,8746</text:p>
          </table:table-cell>
        </table:table-row>
        <table:table-row table:style-name="ro1">
          <table:table-cell office:value-type="date" office:date-value="2005-10-24" calcext:value-type="date">
            <text:p>10/24/2005</text:p>
          </table:table-cell>
          <table:table-cell office:value-type="string" calcext:value-type="string">
            <text:p>4,9149</text:p>
          </table:table-cell>
        </table:table-row>
        <table:table-row table:style-name="ro1">
          <table:table-cell office:value-type="date" office:date-value="2005-10-25" calcext:value-type="date">
            <text:p>10/25/2005</text:p>
          </table:table-cell>
          <table:table-cell office:value-type="string" calcext:value-type="string">
            <text:p>4,8688</text:p>
          </table:table-cell>
        </table:table-row>
        <table:table-row table:style-name="ro1">
          <table:table-cell office:value-type="date" office:date-value="2005-10-26" calcext:value-type="date">
            <text:p>10/26/2005</text:p>
          </table:table-cell>
          <table:table-cell office:value-type="string" calcext:value-type="string">
            <text:p>4,8467</text:p>
          </table:table-cell>
        </table:table-row>
        <table:table-row table:style-name="ro1">
          <table:table-cell office:value-type="date" office:date-value="2005-10-27" calcext:value-type="date">
            <text:p>10/27/2005</text:p>
          </table:table-cell>
          <table:table-cell office:value-type="string" calcext:value-type="string">
            <text:p>4,8199</text:p>
          </table:table-cell>
        </table:table-row>
        <table:table-row table:style-name="ro1">
          <table:table-cell office:value-type="date" office:date-value="2005-10-28" calcext:value-type="date">
            <text:p>10/28/2005</text:p>
          </table:table-cell>
          <table:table-cell office:value-type="string" calcext:value-type="string">
            <text:p>4,8261</text:p>
          </table:table-cell>
        </table:table-row>
        <table:table-row table:style-name="ro1">
          <table:table-cell office:value-type="date" office:date-value="2005-10-29" calcext:value-type="date">
            <text:p>10/29/2005</text:p>
          </table:table-cell>
          <table:table-cell office:value-type="string" calcext:value-type="string">
            <text:p>4,8150</text:p>
          </table:table-cell>
        </table:table-row>
        <table:table-row table:style-name="ro1">
          <table:table-cell office:value-type="date" office:date-value="2005-10-30" calcext:value-type="date">
            <text:p>10/30/2005</text:p>
          </table:table-cell>
          <table:table-cell office:value-type="string" calcext:value-type="string">
            <text:p>4,7971</text:p>
          </table:table-cell>
        </table:table-row>
        <table:table-row table:style-name="ro1">
          <table:table-cell office:value-type="date" office:date-value="2005-10-31" calcext:value-type="date">
            <text:p>10/31/2005</text:p>
          </table:table-cell>
          <table:table-cell office:value-type="string" calcext:value-type="string">
            <text:p>4,7537</text:p>
          </table:table-cell>
        </table:table-row>
        <table:table-row table:style-name="ro1">
          <table:table-cell office:value-type="date" office:date-value="2005-11-01" calcext:value-type="date">
            <text:p>11/01/2005</text:p>
          </table:table-cell>
          <table:table-cell office:value-type="string" calcext:value-type="string">
            <text:p>4,7744</text:p>
          </table:table-cell>
        </table:table-row>
        <table:table-row table:style-name="ro1">
          <table:table-cell office:value-type="date" office:date-value="2005-11-02" calcext:value-type="date">
            <text:p>11/02/2005</text:p>
          </table:table-cell>
          <table:table-cell office:value-type="string" calcext:value-type="string">
            <text:p>4,7646</text:p>
          </table:table-cell>
        </table:table-row>
        <table:table-row table:style-name="ro1">
          <table:table-cell office:value-type="date" office:date-value="2005-11-03" calcext:value-type="date">
            <text:p>11/03/2005</text:p>
          </table:table-cell>
          <table:table-cell office:value-type="string" calcext:value-type="string">
            <text:p>4,7398</text:p>
          </table:table-cell>
        </table:table-row>
        <table:table-row table:style-name="ro1">
          <table:table-cell office:value-type="date" office:date-value="2005-11-04" calcext:value-type="date">
            <text:p>11/04/2005</text:p>
          </table:table-cell>
          <table:table-cell office:value-type="string" calcext:value-type="string">
            <text:p>4,7193</text:p>
          </table:table-cell>
        </table:table-row>
        <table:table-row table:style-name="ro1">
          <table:table-cell office:value-type="date" office:date-value="2005-11-05" calcext:value-type="date">
            <text:p>11/05/2005</text:p>
          </table:table-cell>
          <table:table-cell office:value-type="string" calcext:value-type="string">
            <text:p>4,7286</text:p>
          </table:table-cell>
        </table:table-row>
        <table:table-row table:style-name="ro1">
          <table:table-cell office:value-type="date" office:date-value="2005-11-06" calcext:value-type="date">
            <text:p>11/06/2005</text:p>
          </table:table-cell>
          <table:table-cell office:value-type="string" calcext:value-type="string">
            <text:p>4,7405</text:p>
          </table:table-cell>
        </table:table-row>
        <table:table-row table:style-name="ro1">
          <table:table-cell office:value-type="date" office:date-value="2005-11-07" calcext:value-type="date">
            <text:p>11/07/2005</text:p>
          </table:table-cell>
          <table:table-cell office:value-type="string" calcext:value-type="string">
            <text:p>4,7343</text:p>
          </table:table-cell>
        </table:table-row>
        <table:table-row table:style-name="ro1">
          <table:table-cell office:value-type="date" office:date-value="2005-11-08" calcext:value-type="date">
            <text:p>11/08/2005</text:p>
          </table:table-cell>
          <table:table-cell office:value-type="string" calcext:value-type="string">
            <text:p>4,7230</text:p>
          </table:table-cell>
        </table:table-row>
        <table:table-row table:style-name="ro1">
          <table:table-cell office:value-type="date" office:date-value="2005-11-09" calcext:value-type="date">
            <text:p>11/09/2005</text:p>
          </table:table-cell>
          <table:table-cell office:value-type="string" calcext:value-type="string">
            <text:p>4,7016</text:p>
          </table:table-cell>
        </table:table-row>
        <table:table-row table:style-name="ro1">
          <table:table-cell office:value-type="date" office:date-value="2005-11-10" calcext:value-type="date">
            <text:p>11/10/2005</text:p>
          </table:table-cell>
          <table:table-cell office:value-type="string" calcext:value-type="string">
            <text:p>4,7020</text:p>
          </table:table-cell>
        </table:table-row>
        <table:table-row table:style-name="ro1">
          <table:table-cell office:value-type="date" office:date-value="2005-11-11" calcext:value-type="date">
            <text:p>11/11/2005</text:p>
          </table:table-cell>
          <table:table-cell office:value-type="string" calcext:value-type="string">
            <text:p>4,7043</text:p>
          </table:table-cell>
        </table:table-row>
        <table:table-row table:style-name="ro1">
          <table:table-cell office:value-type="date" office:date-value="2005-11-12" calcext:value-type="date">
            <text:p>11/12/2005</text:p>
          </table:table-cell>
          <table:table-cell office:value-type="string" calcext:value-type="string">
            <text:p>4,7585</text:p>
          </table:table-cell>
        </table:table-row>
        <table:table-row table:style-name="ro1">
          <table:table-cell office:value-type="date" office:date-value="2005-11-13" calcext:value-type="date">
            <text:p>11/13/2005</text:p>
          </table:table-cell>
          <table:table-cell office:value-type="string" calcext:value-type="string">
            <text:p>4,7324</text:p>
          </table:table-cell>
        </table:table-row>
        <table:table-row table:style-name="ro1">
          <table:table-cell office:value-type="date" office:date-value="2005-11-14" calcext:value-type="date">
            <text:p>11/14/2005</text:p>
          </table:table-cell>
          <table:table-cell office:value-type="string" calcext:value-type="string">
            <text:p>4,7386</text:p>
          </table:table-cell>
        </table:table-row>
        <table:table-row table:style-name="ro1">
          <table:table-cell office:value-type="date" office:date-value="2005-11-15" calcext:value-type="date">
            <text:p>11/15/2005</text:p>
          </table:table-cell>
          <table:table-cell office:value-type="string" calcext:value-type="string">
            <text:p>4,7455</text:p>
          </table:table-cell>
        </table:table-row>
        <table:table-row table:style-name="ro1">
          <table:table-cell office:value-type="date" office:date-value="2005-11-16" calcext:value-type="date">
            <text:p>11/16/2005</text:p>
          </table:table-cell>
          <table:table-cell office:value-type="string" calcext:value-type="string">
            <text:p>4,7528</text:p>
          </table:table-cell>
        </table:table-row>
        <table:table-row table:style-name="ro1">
          <table:table-cell office:value-type="date" office:date-value="2005-11-17" calcext:value-type="date">
            <text:p>11/17/2005</text:p>
          </table:table-cell>
          <table:table-cell office:value-type="string" calcext:value-type="string">
            <text:p>4,7509</text:p>
          </table:table-cell>
        </table:table-row>
        <table:table-row table:style-name="ro1">
          <table:table-cell office:value-type="date" office:date-value="2005-11-18" calcext:value-type="date">
            <text:p>11/18/2005</text:p>
          </table:table-cell>
          <table:table-cell office:value-type="string" calcext:value-type="string">
            <text:p>4,7194</text:p>
          </table:table-cell>
        </table:table-row>
        <table:table-row table:style-name="ro1">
          <table:table-cell office:value-type="date" office:date-value="2005-11-19" calcext:value-type="date">
            <text:p>11/19/2005</text:p>
          </table:table-cell>
          <table:table-cell office:value-type="string" calcext:value-type="string">
            <text:p>4,7273</text:p>
          </table:table-cell>
        </table:table-row>
        <table:table-row table:style-name="ro1">
          <table:table-cell office:value-type="date" office:date-value="2005-11-20" calcext:value-type="date">
            <text:p>11/20/2005</text:p>
          </table:table-cell>
          <table:table-cell office:value-type="string" calcext:value-type="string">
            <text:p>4,7181</text:p>
          </table:table-cell>
        </table:table-row>
        <table:table-row table:style-name="ro1">
          <table:table-cell office:value-type="date" office:date-value="2005-11-21" calcext:value-type="date">
            <text:p>11/21/2005</text:p>
          </table:table-cell>
          <table:table-cell office:value-type="string" calcext:value-type="string">
            <text:p>4,7397</text:p>
          </table:table-cell>
        </table:table-row>
        <table:table-row table:style-name="ro1">
          <table:table-cell office:value-type="date" office:date-value="2005-11-22" calcext:value-type="date">
            <text:p>11/22/2005</text:p>
          </table:table-cell>
          <table:table-cell office:value-type="string" calcext:value-type="string">
            <text:p>4,7289</text:p>
          </table:table-cell>
        </table:table-row>
        <table:table-row table:style-name="ro1">
          <table:table-cell office:value-type="date" office:date-value="2005-11-23" calcext:value-type="date">
            <text:p>11/23/2005</text:p>
          </table:table-cell>
          <table:table-cell office:value-type="string" calcext:value-type="string">
            <text:p>4,7333</text:p>
          </table:table-cell>
        </table:table-row>
        <table:table-row table:style-name="ro1">
          <table:table-cell office:value-type="date" office:date-value="2005-11-24" calcext:value-type="date">
            <text:p>11/24/2005</text:p>
          </table:table-cell>
          <table:table-cell office:value-type="string" calcext:value-type="string">
            <text:p>4,7441</text:p>
          </table:table-cell>
        </table:table-row>
        <table:table-row table:style-name="ro1">
          <table:table-cell office:value-type="date" office:date-value="2005-11-25" calcext:value-type="date">
            <text:p>11/25/2005</text:p>
          </table:table-cell>
          <table:table-cell office:value-type="string" calcext:value-type="string">
            <text:p>4,8139</text:p>
          </table:table-cell>
        </table:table-row>
        <table:table-row table:style-name="ro1">
          <table:table-cell office:value-type="date" office:date-value="2005-11-26" calcext:value-type="date">
            <text:p>11/26/2005</text:p>
          </table:table-cell>
          <table:table-cell office:value-type="string" calcext:value-type="string">
            <text:p>4,7894</text:p>
          </table:table-cell>
        </table:table-row>
        <table:table-row table:style-name="ro1">
          <table:table-cell office:value-type="date" office:date-value="2005-11-27" calcext:value-type="date">
            <text:p>11/27/2005</text:p>
          </table:table-cell>
          <table:table-cell office:value-type="string" calcext:value-type="string">
            <text:p>4,7759</text:p>
          </table:table-cell>
        </table:table-row>
        <table:table-row table:style-name="ro1">
          <table:table-cell office:value-type="date" office:date-value="2005-11-28" calcext:value-type="date">
            <text:p>11/28/2005</text:p>
          </table:table-cell>
          <table:table-cell office:value-type="string" calcext:value-type="string">
            <text:p>4,7744</text:p>
          </table:table-cell>
        </table:table-row>
        <table:table-row table:style-name="ro1">
          <table:table-cell office:value-type="date" office:date-value="2005-11-29" calcext:value-type="date">
            <text:p>11/29/2005</text:p>
          </table:table-cell>
          <table:table-cell office:value-type="string" calcext:value-type="string">
            <text:p>4,7436</text:p>
          </table:table-cell>
        </table:table-row>
        <table:table-row table:style-name="ro1">
          <table:table-cell office:value-type="date" office:date-value="2005-11-30" calcext:value-type="date">
            <text:p>11/30/2005</text:p>
          </table:table-cell>
          <table:table-cell office:value-type="string" calcext:value-type="string">
            <text:p>4,7497</text:p>
          </table:table-cell>
        </table:table-row>
        <table:table-row table:style-name="ro1">
          <table:table-cell office:value-type="date" office:date-value="2005-12-01" calcext:value-type="date">
            <text:p>12/01/2005</text:p>
          </table:table-cell>
          <table:table-cell office:value-type="string" calcext:value-type="string">
            <text:p>4,7648</text:p>
          </table:table-cell>
        </table:table-row>
        <table:table-row table:style-name="ro1">
          <table:table-cell office:value-type="date" office:date-value="2005-12-02" calcext:value-type="date">
            <text:p>12/02/2005</text:p>
          </table:table-cell>
          <table:table-cell office:value-type="string" calcext:value-type="string">
            <text:p>4,7595</text:p>
          </table:table-cell>
        </table:table-row>
        <table:table-row table:style-name="ro1">
          <table:table-cell office:value-type="date" office:date-value="2005-12-03" calcext:value-type="date">
            <text:p>12/03/2005</text:p>
          </table:table-cell>
          <table:table-cell office:value-type="string" calcext:value-type="string">
            <text:p>4,7690</text:p>
          </table:table-cell>
        </table:table-row>
        <table:table-row table:style-name="ro1">
          <table:table-cell office:value-type="date" office:date-value="2005-12-04" calcext:value-type="date">
            <text:p>12/04/2005</text:p>
          </table:table-cell>
          <table:table-cell office:value-type="string" calcext:value-type="string">
            <text:p>4,7805</text:p>
          </table:table-cell>
        </table:table-row>
        <table:table-row table:style-name="ro1">
          <table:table-cell office:value-type="date" office:date-value="2005-12-05" calcext:value-type="date">
            <text:p>12/05/2005</text:p>
          </table:table-cell>
          <table:table-cell office:value-type="string" calcext:value-type="string">
            <text:p>4,7981</text:p>
          </table:table-cell>
        </table:table-row>
        <table:table-row table:style-name="ro1">
          <table:table-cell office:value-type="date" office:date-value="2005-12-06" calcext:value-type="date">
            <text:p>12/06/2005</text:p>
          </table:table-cell>
          <table:table-cell office:value-type="string" calcext:value-type="string">
            <text:p>4,8122</text:p>
          </table:table-cell>
        </table:table-row>
        <table:table-row table:style-name="ro1">
          <table:table-cell office:value-type="date" office:date-value="2005-12-07" calcext:value-type="date">
            <text:p>12/07/2005</text:p>
          </table:table-cell>
          <table:table-cell office:value-type="string" calcext:value-type="string">
            <text:p>4,7805</text:p>
          </table:table-cell>
        </table:table-row>
        <table:table-row table:style-name="ro1">
          <table:table-cell office:value-type="date" office:date-value="2005-12-08" calcext:value-type="date">
            <text:p>12/08/2005</text:p>
          </table:table-cell>
          <table:table-cell office:value-type="string" calcext:value-type="string">
            <text:p>4,7463</text:p>
          </table:table-cell>
        </table:table-row>
        <table:table-row table:style-name="ro1">
          <table:table-cell office:value-type="date" office:date-value="2005-12-09" calcext:value-type="date">
            <text:p>12/09/2005</text:p>
          </table:table-cell>
          <table:table-cell office:value-type="string" calcext:value-type="string">
            <text:p>4,7693</text:p>
          </table:table-cell>
        </table:table-row>
        <table:table-row table:style-name="ro1">
          <table:table-cell office:value-type="date" office:date-value="2005-12-10" calcext:value-type="date">
            <text:p>12/10/2005</text:p>
          </table:table-cell>
          <table:table-cell office:value-type="string" calcext:value-type="string">
            <text:p>4,7454</text:p>
          </table:table-cell>
        </table:table-row>
        <table:table-row table:style-name="ro1">
          <table:table-cell office:value-type="date" office:date-value="2005-12-11" calcext:value-type="date">
            <text:p>12/11/2005</text:p>
          </table:table-cell>
          <table:table-cell office:value-type="string" calcext:value-type="string">
            <text:p>4,7538</text:p>
          </table:table-cell>
        </table:table-row>
        <table:table-row table:style-name="ro1">
          <table:table-cell office:value-type="date" office:date-value="2005-12-12" calcext:value-type="date">
            <text:p>12/12/2005</text:p>
          </table:table-cell>
          <table:table-cell office:value-type="string" calcext:value-type="string">
            <text:p>4,7474</text:p>
          </table:table-cell>
        </table:table-row>
        <table:table-row table:style-name="ro1">
          <table:table-cell office:value-type="date" office:date-value="2005-12-13" calcext:value-type="date">
            <text:p>12/13/2005</text:p>
          </table:table-cell>
          <table:table-cell office:value-type="string" calcext:value-type="string">
            <text:p>4,7618</text:p>
          </table:table-cell>
        </table:table-row>
        <table:table-row table:style-name="ro1">
          <table:table-cell office:value-type="date" office:date-value="2005-12-14" calcext:value-type="date">
            <text:p>12/14/2005</text:p>
          </table:table-cell>
          <table:table-cell office:value-type="string" calcext:value-type="string">
            <text:p>4,7851</text:p>
          </table:table-cell>
        </table:table-row>
        <table:table-row table:style-name="ro1">
          <table:table-cell office:value-type="date" office:date-value="2005-12-15" calcext:value-type="date">
            <text:p>12/15/2005</text:p>
          </table:table-cell>
          <table:table-cell office:value-type="string" calcext:value-type="string">
            <text:p>4,7593</text:p>
          </table:table-cell>
        </table:table-row>
        <table:table-row table:style-name="ro1">
          <table:table-cell office:value-type="date" office:date-value="2005-12-16" calcext:value-type="date">
            <text:p>12/16/2005</text:p>
          </table:table-cell>
          <table:table-cell office:value-type="string" calcext:value-type="string">
            <text:p>4,7857</text:p>
          </table:table-cell>
        </table:table-row>
        <table:table-row table:style-name="ro1">
          <table:table-cell office:value-type="date" office:date-value="2005-12-17" calcext:value-type="date">
            <text:p>12/17/2005</text:p>
          </table:table-cell>
          <table:table-cell office:value-type="string" calcext:value-type="string">
            <text:p>4,7530</text:p>
          </table:table-cell>
        </table:table-row>
        <table:table-row table:style-name="ro1">
          <table:table-cell office:value-type="date" office:date-value="2005-12-18" calcext:value-type="date">
            <text:p>12/18/2005</text:p>
          </table:table-cell>
          <table:table-cell office:value-type="string" calcext:value-type="string">
            <text:p>4,7098</text:p>
          </table:table-cell>
        </table:table-row>
        <table:table-row table:style-name="ro1">
          <table:table-cell office:value-type="date" office:date-value="2005-12-19" calcext:value-type="date">
            <text:p>12/19/2005</text:p>
          </table:table-cell>
          <table:table-cell office:value-type="string" calcext:value-type="string">
            <text:p>4,6921</text:p>
          </table:table-cell>
        </table:table-row>
        <table:table-row table:style-name="ro1">
          <table:table-cell office:value-type="date" office:date-value="2005-12-20" calcext:value-type="date">
            <text:p>12/20/2005</text:p>
          </table:table-cell>
          <table:table-cell office:value-type="string" calcext:value-type="string">
            <text:p>4,6939</text:p>
          </table:table-cell>
        </table:table-row>
        <table:table-row table:style-name="ro1">
          <table:table-cell office:value-type="date" office:date-value="2005-12-21" calcext:value-type="date">
            <text:p>12/21/2005</text:p>
          </table:table-cell>
          <table:table-cell office:value-type="string" calcext:value-type="string">
            <text:p>4,6649</text:p>
          </table:table-cell>
        </table:table-row>
        <table:table-row table:style-name="ro1">
          <table:table-cell office:value-type="date" office:date-value="2005-12-22" calcext:value-type="date">
            <text:p>12/22/2005</text:p>
          </table:table-cell>
          <table:table-cell office:value-type="string" calcext:value-type="string">
            <text:p>4,6426</text:p>
          </table:table-cell>
        </table:table-row>
        <table:table-row table:style-name="ro1">
          <table:table-cell office:value-type="date" office:date-value="2005-12-23" calcext:value-type="date">
            <text:p>12/23/2005</text:p>
          </table:table-cell>
          <table:table-cell office:value-type="string" calcext:value-type="string">
            <text:p>4,6721</text:p>
          </table:table-cell>
        </table:table-row>
        <table:table-row table:style-name="ro1">
          <table:table-cell office:value-type="date" office:date-value="2005-12-24" calcext:value-type="date">
            <text:p>12/24/2005</text:p>
          </table:table-cell>
          <table:table-cell office:value-type="string" calcext:value-type="string">
            <text:p>4,6555</text:p>
          </table:table-cell>
        </table:table-row>
        <table:table-row table:style-name="ro1">
          <table:table-cell office:value-type="date" office:date-value="2005-12-25" calcext:value-type="date">
            <text:p>12/25/2005</text:p>
          </table:table-cell>
          <table:table-cell office:value-type="string" calcext:value-type="string">
            <text:p>4,6648</text:p>
          </table:table-cell>
        </table:table-row>
        <table:table-row table:style-name="ro1">
          <table:table-cell office:value-type="date" office:date-value="2005-12-26" calcext:value-type="date">
            <text:p>12/26/2005</text:p>
          </table:table-cell>
          <table:table-cell office:value-type="string" calcext:value-type="string">
            <text:p>4,6509</text:p>
          </table:table-cell>
        </table:table-row>
        <table:table-row table:style-name="ro1">
          <table:table-cell office:value-type="date" office:date-value="2005-12-27" calcext:value-type="date">
            <text:p>12/27/2005</text:p>
          </table:table-cell>
          <table:table-cell office:value-type="string" calcext:value-type="string">
            <text:p>4,6507</text:p>
          </table:table-cell>
        </table:table-row>
        <table:table-row table:style-name="ro1">
          <table:table-cell office:value-type="date" office:date-value="2005-12-28" calcext:value-type="date">
            <text:p>12/28/2005</text:p>
          </table:table-cell>
          <table:table-cell office:value-type="string" calcext:value-type="string">
            <text:p>4,6600</text:p>
          </table:table-cell>
        </table:table-row>
        <table:table-row table:style-name="ro1">
          <table:table-cell office:value-type="date" office:date-value="2005-12-29" calcext:value-type="date">
            <text:p>12/29/2005</text:p>
          </table:table-cell>
          <table:table-cell office:value-type="string" calcext:value-type="string">
            <text:p>4,6513</text:p>
          </table:table-cell>
        </table:table-row>
        <table:table-row table:style-name="ro1">
          <table:table-cell office:value-type="date" office:date-value="2005-12-30" calcext:value-type="date">
            <text:p>12/30/2005</text:p>
          </table:table-cell>
          <table:table-cell office:value-type="string" calcext:value-type="string">
            <text:p>4,6500</text:p>
          </table:table-cell>
        </table:table-row>
        <table:table-row table:style-name="ro1">
          <table:table-cell office:value-type="date" office:date-value="2005-12-31" calcext:value-type="date">
            <text:p>12/31/2005</text:p>
          </table:table-cell>
          <table:table-cell office:value-type="string" calcext:value-type="string">
            <text:p>4,6573</text:p>
          </table:table-cell>
        </table:table-row>
        <table:table-row table:style-name="ro1">
          <table:table-cell office:value-type="date" office:date-value="2006-01-01" calcext:value-type="date">
            <text:p>01/01/2006</text:p>
          </table:table-cell>
          <table:table-cell/>
        </table:table-row>
        <table:table-row table:style-name="ro1" table:number-rows-repeated="104820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16:15:15.4551139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8T16:18:18.337385048</dc:date>
    <meta:editing-duration>PT15M15S</meta:editing-duration>
    <meta:editing-cycles>6</meta:editing-cycles>
    <meta:generator>LibreOffice/26.2.1.2$Linux_X86_64 LibreOffice_project/620$Build-2</meta:generator>
    <meta:document-statistic meta:table-count="2" meta:cell-count="1559" meta:object-count="0"/>
  </office:meta>
</office:document-meta>
</file>